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ff011b" loext:opacity="100%" style:font-name="Times New Roman"/>
    </style:style>
    <style:style style:name="P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7f068"/>
    </style:style>
    <style:style style:name="P6" style:family="paragraph" style:parent-style-name="Contents_20_Heading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7" style:family="paragraph" style:parent-style-name="Contents_20_1">
      <style:paragraph-properties fo:margin-left="0cm" fo:margin-right="0cm" fo:line-height="107%" fo:text-indent="0cm" style:auto-text-indent="false" style:writing-mode="lr-tb">
        <style:tab-stops>
          <style:tab-stop style:position="18.443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 fo:margin-left="0.388cm" fo:margin-right="0cm" fo:line-height="107%" fo:text-indent="0cm" style:auto-text-indent="false" style:writing-mode="lr-tb">
        <style:tab-stops>
          <style:tab-stop style:position="18.443cm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10" style:family="paragraph" style:parent-style-name="Heading_20_1">
      <style:paragraph-properties fo:margin-left="0cm" fo:margin-right="0cm" fo:line-height="107%" fo:text-indent="0cm" style:auto-text-indent="false" fo:break-before="page" style:writing-mode="lr-tb"/>
      <style:text-properties style:font-name="Times New Roman"/>
    </style:style>
    <style:style style:name="P11" style:family="paragraph" style:parent-style-name="Heading_20_1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12" style:family="paragraph" style:parent-style-name="Heading_20_1">
      <style:paragraph-properties fo:margin-left="0cm" fo:margin-right="0cm" fo:line-height="107%" fo:text-indent="0cm" style:auto-text-indent="false" style:writing-mode="lr-tb"/>
      <style:text-properties fo:color="#ff011b" loext:opacity="100%" style:font-name="Times New Roman" officeooo:paragraph-rsid="0014be00"/>
    </style:style>
    <style:style style:name="P13" style:family="paragraph" style:parent-style-name="Heading_20_2">
      <style:paragraph-properties fo:margin-left="0cm" fo:margin-right="0cm" fo:line-height="107%" fo:text-indent="0cm" style:auto-text-indent="false" style:writing-mode="lr-tb"/>
      <style:text-properties style:font-name="Times New Roman"/>
    </style:style>
    <style:style style:name="P14" style:family="paragraph" style:parent-style-name="Heading_20_2">
      <style:paragraph-properties fo:margin-left="0cm" fo:margin-right="0cm" fo:line-height="107%" fo:text-indent="0cm" style:auto-text-indent="false" style:writing-mode="lr-tb"/>
      <style:text-properties fo:color="#ff011b" loext:opacity="100%" style:font-name="Times New Roman" officeooo:paragraph-rsid="0007f068"/>
    </style:style>
    <style:style style:name="P15" style:family="paragraph" style:parent-style-name="Heading_20_2">
      <style:paragraph-properties fo:margin-left="0cm" fo:margin-right="0cm" fo:line-height="107%" fo:text-indent="0cm" style:auto-text-indent="false" style:writing-mode="lr-tb"/>
      <style:text-properties fo:color="#ff011b" loext:opacity="100%" style:font-name="Times New Roman"/>
    </style:style>
    <style:style style:name="P16" style:family="paragraph" style:parent-style-name="List_20_Paragraph" style:list-style-name="WWNum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7" style:family="paragraph" style:parent-style-name="List_20_Paragraph" style:list-style-name="WWNum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8" style:family="paragraph" style:parent-style-name="List_20_Paragraph" style:list-style-name="WWNum1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9" style:family="paragraph" style:parent-style-name="List_20_Paragraph" style:list-style-name="WWNum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0" style:family="paragraph" style:parent-style-name="List_20_Paragraph" style:list-style-name="WWNum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21" style:family="paragraph" style:parent-style-name="List_20_Paragraph" style:list-style-name="WWNum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22" style:family="paragraph" style:parent-style-name="List_20_Paragraph" style:list-style-name="WWNum2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3" style:family="paragraph" style:parent-style-name="List_20_Paragraph" style:list-style-name="WWNum2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24" style:family="paragraph" style:parent-style-name="List_20_Paragraph" style:list-style-name="WWNum25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25" style:family="paragraph" style:parent-style-name="List_20_Paragraph" style:list-style-name="WWNum21">
      <style:paragraph-properties fo:margin-left="1.27cm" fo:margin-right="0cm" fo:line-height="115%" fo:text-indent="-0.635cm" style:auto-text-indent="false" style:writing-mode="lr-tb"/>
      <style:text-properties style:font-name="Times New Roman" officeooo:paragraph-rsid="001a42cc"/>
    </style:style>
    <style:style style:name="P26" style:family="paragraph" style:parent-style-name="List_20_Paragraph" style:list-style-name="WWNum2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27" style:family="paragraph" style:parent-style-name="List_20_Paragraph" style:list-style-name="WWNum2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28" style:family="paragraph" style:parent-style-name="List_20_Paragraph" style:list-style-name="WWNum2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29" style:family="paragraph" style:parent-style-name="List_20_Paragraph" style:list-style-name="WWNum2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0" style:family="paragraph" style:parent-style-name="List_20_Paragraph" style:list-style-name="WWNum2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31" style:family="paragraph" style:parent-style-name="List_20_Paragraph" style:list-style-name="WWNum26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32" style:family="paragraph" style:parent-style-name="List_20_Paragraph" style:list-style-name="WWNum2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3" style:family="paragraph" style:parent-style-name="List_20_Paragraph" style:list-style-name="WWNum2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4" style:family="paragraph" style:parent-style-name="List_20_Paragraph" style:list-style-name="WWNum2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35" style:family="paragraph" style:parent-style-name="List_20_Paragraph" style:list-style-name="WWNum28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36" style:family="paragraph" style:parent-style-name="List_20_Paragraph" style:list-style-name="WWNum2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37" style:family="paragraph" style:parent-style-name="List_20_Paragraph" style:list-style-name="WWNum2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38" style:family="paragraph" style:parent-style-name="List_20_Paragraph" style:list-style-name="WWNum29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39" style:family="paragraph" style:parent-style-name="List_20_Paragraph" style:list-style-name="WWNum1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0" style:family="paragraph" style:parent-style-name="List_20_Paragraph" style:list-style-name="WWNum1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1" style:family="paragraph" style:parent-style-name="List_20_Paragraph" style:list-style-name="WWNum1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2" style:family="paragraph" style:parent-style-name="List_20_Paragraph" style:list-style-name="WWNum2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3" style:family="paragraph" style:parent-style-name="List_20_Paragraph" style:list-style-name="WWNum3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4" style:family="paragraph" style:parent-style-name="List_20_Paragraph" style:list-style-name="WWNum3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45" style:family="paragraph" style:parent-style-name="List_20_Paragraph" style:list-style-name="WWNum30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46" style:family="paragraph" style:parent-style-name="List_20_Paragraph" style:list-style-name="WWNum3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47" style:family="paragraph" style:parent-style-name="List_20_Paragraph" style:list-style-name="WWNum3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48" style:family="paragraph" style:parent-style-name="List_20_Paragraph" style:list-style-name="WWNum3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49" style:family="paragraph" style:parent-style-name="List_20_Paragraph" style:list-style-name="WWNum31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50" style:family="paragraph" style:parent-style-name="List_20_Paragraph" style:list-style-name="WWNum3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1" style:family="paragraph" style:parent-style-name="List_20_Paragraph" style:list-style-name="WWNum3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52" style:family="paragraph" style:parent-style-name="List_20_Paragraph" style:list-style-name="WWNum3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53" style:family="paragraph" style:parent-style-name="List_20_Paragraph" style:list-style-name="WWNum1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4" style:family="paragraph" style:parent-style-name="List_20_Paragraph" style:list-style-name="WWNum1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55" style:family="paragraph" style:parent-style-name="List_20_Paragraph" style:list-style-name="WWNum15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56" style:family="paragraph" style:parent-style-name="List_20_Paragraph" style:list-style-name="WWNum1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57" style:family="paragraph" style:parent-style-name="List_20_Paragraph" style:list-style-name="WWNum1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58" style:family="paragraph" style:parent-style-name="List_20_Paragraph" style:list-style-name="WWNum14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59" style:family="paragraph" style:parent-style-name="List_20_Paragraph" style:list-style-name="WWNum1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0" style:family="paragraph" style:parent-style-name="List_20_Paragraph" style:list-style-name="WWNum1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1" style:family="paragraph" style:parent-style-name="List_20_Paragraph" style:list-style-name="WWNum13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62" style:family="paragraph" style:parent-style-name="List_20_Paragraph" style:list-style-name="WWNum1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3" style:family="paragraph" style:parent-style-name="List_20_Paragraph" style:list-style-name="WWNum1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4" style:family="paragraph" style:parent-style-name="List_20_Paragraph" style:list-style-name="WWNum1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65" style:family="paragraph" style:parent-style-name="List_20_Paragraph" style:list-style-name="WWNum3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6" style:family="paragraph" style:parent-style-name="List_20_Paragraph" style:list-style-name="WWNum3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67" style:family="paragraph" style:parent-style-name="List_20_Paragraph" style:list-style-name="WWNum33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68" style:family="paragraph" style:parent-style-name="List_20_Paragraph" style:list-style-name="WWNum3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69" style:family="paragraph" style:parent-style-name="List_20_Paragraph" style:list-style-name="WWNum3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0" style:family="paragraph" style:parent-style-name="List_20_Paragraph" style:list-style-name="WWNum1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1" style:family="paragraph" style:parent-style-name="List_20_Paragraph" style:list-style-name="WWNum1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2" style:family="paragraph" style:parent-style-name="List_20_Paragraph" style:list-style-name="WWNum1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3" style:family="paragraph" style:parent-style-name="List_20_Paragraph" style:list-style-name="WWNum1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4" style:family="paragraph" style:parent-style-name="List_20_Paragraph" style:list-style-name="WWNum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5" style:family="paragraph" style:parent-style-name="List_20_Paragraph" style:list-style-name="WWNum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6" style:family="paragraph" style:parent-style-name="List_20_Paragraph" style:list-style-name="WWNum3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77" style:family="paragraph" style:parent-style-name="List_20_Paragraph" style:list-style-name="WWNum3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78" style:family="paragraph" style:parent-style-name="List_20_Paragraph" style:list-style-name="WWNum35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79" style:family="paragraph" style:parent-style-name="List_20_Paragraph" style:list-style-name="WWNum3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0" style:family="paragraph" style:parent-style-name="List_20_Paragraph" style:list-style-name="WWNum3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1" style:family="paragraph" style:parent-style-name="List_20_Paragraph" style:list-style-name="WWNum36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82" style:family="paragraph" style:parent-style-name="List_20_Paragraph" style:list-style-name="WWNum3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3" style:family="paragraph" style:parent-style-name="List_20_Paragraph" style:list-style-name="WWNum3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4" style:family="paragraph" style:parent-style-name="List_20_Paragraph" style:list-style-name="WWNum3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5" style:family="paragraph" style:parent-style-name="List_20_Paragraph" style:list-style-name="WWNum37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6" style:family="paragraph" style:parent-style-name="List_20_Paragraph" style:list-style-name="WWNum3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7" style:family="paragraph" style:parent-style-name="List_20_Paragraph" style:list-style-name="WWNum3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88" style:family="paragraph" style:parent-style-name="List_20_Paragraph" style:list-style-name="WWNum4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89" style:family="paragraph" style:parent-style-name="List_20_Paragraph" style:list-style-name="WWNum4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0" style:family="paragraph" style:parent-style-name="List_20_Paragraph" style:list-style-name="WWNum4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1" style:family="paragraph" style:parent-style-name="List_20_Paragraph" style:list-style-name="WWNum4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2" style:family="paragraph" style:parent-style-name="List_20_Paragraph" style:list-style-name="WWNum2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3" style:family="paragraph" style:parent-style-name="List_20_Paragraph" style:list-style-name="WWNum2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4" style:family="paragraph" style:parent-style-name="List_20_Paragraph" style:list-style-name="WWNum2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95" style:family="paragraph" style:parent-style-name="List_20_Paragraph" style:list-style-name="WWNum22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96" style:family="paragraph" style:parent-style-name="List_20_Paragraph" style:list-style-name="WWNum45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7" style:family="paragraph" style:parent-style-name="List_20_Paragraph" style:list-style-name="WWNum45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98" style:family="paragraph" style:parent-style-name="List_20_Paragraph" style:list-style-name="WWNum4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99" style:family="paragraph" style:parent-style-name="List_20_Paragraph" style:list-style-name="WWNum4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0" style:family="paragraph" style:parent-style-name="List_20_Paragraph" style:list-style-name="WWNum4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1" style:family="paragraph" style:parent-style-name="List_20_Paragraph" style:list-style-name="WWNum4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2" style:family="paragraph" style:parent-style-name="List_20_Paragraph" style:list-style-name="WWNum50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3" style:family="paragraph" style:parent-style-name="List_20_Paragraph" style:list-style-name="WWNum50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4" style:family="paragraph" style:parent-style-name="List_20_Paragraph" style:list-style-name="WWNum50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05" style:family="paragraph" style:parent-style-name="List_20_Paragraph" style:list-style-name="WWNum5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6" style:family="paragraph" style:parent-style-name="List_20_Paragraph" style:list-style-name="WWNum5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07" style:family="paragraph" style:parent-style-name="List_20_Paragraph" style:list-style-name="WWNum5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08" style:family="paragraph" style:parent-style-name="List_20_Paragraph" style:list-style-name="WWNum41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09" style:family="paragraph" style:parent-style-name="List_20_Paragraph" style:list-style-name="WWNum41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0" style:family="paragraph" style:parent-style-name="List_20_Paragraph" style:list-style-name="WWNum41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11" style:family="paragraph" style:parent-style-name="List_20_Paragraph" style:list-style-name="WWNum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12" style:family="paragraph" style:parent-style-name="List_20_Paragraph" style:list-style-name="WWNum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3" style:family="paragraph" style:parent-style-name="List_20_Paragraph" style:list-style-name="WWNum4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14" style:family="paragraph" style:parent-style-name="List_20_Paragraph" style:list-style-name="WWNum47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5" style:family="paragraph" style:parent-style-name="List_20_Paragraph" style:list-style-name="WWNum47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16" style:family="paragraph" style:parent-style-name="List_20_Paragraph" style:list-style-name="WWNum48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17" style:family="paragraph" style:parent-style-name="List_20_Paragraph" style:list-style-name="WWNum48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18" style:family="paragraph" style:parent-style-name="List_20_Paragraph" style:list-style-name="WWNum48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19" style:family="paragraph" style:parent-style-name="List_20_Paragraph" style:list-style-name="WWNum48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20" style:family="paragraph" style:parent-style-name="List_20_Paragraph" style:list-style-name="WWNum49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21" style:family="paragraph" style:parent-style-name="List_20_Paragraph" style:list-style-name="WWNum49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22" style:family="paragraph" style:parent-style-name="List_20_Paragraph" style:list-style-name="WWNum49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23" style:family="paragraph" style:parent-style-name="List_20_Paragraph" style:list-style-name="WWNum49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24" style:family="paragraph" style:parent-style-name="List_20_Paragraph" style:list-style-name="WWNum23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25" style:family="paragraph" style:parent-style-name="List_20_Paragraph" style:list-style-name="WWNum23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26" style:family="paragraph" style:parent-style-name="List_20_Paragraph" style:list-style-name="WWNum23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27" style:family="paragraph" style:parent-style-name="List_20_Paragraph" style:list-style-name="WWNum23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28" style:family="paragraph" style:parent-style-name="List_20_Paragraph" style:list-style-name="WWNum24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29" style:family="paragraph" style:parent-style-name="List_20_Paragraph" style:list-style-name="WWNum24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30" style:family="paragraph" style:parent-style-name="List_20_Paragraph" style:list-style-name="WWNum24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31" style:family="paragraph" style:parent-style-name="List_20_Paragraph" style:list-style-name="WWNum24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32" style:family="paragraph" style:parent-style-name="List_20_Paragraph" style:list-style-name="WWNum6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33" style:family="paragraph" style:parent-style-name="List_20_Paragraph" style:list-style-name="WWNum6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34" style:family="paragraph" style:parent-style-name="List_20_Paragraph" style:list-style-name="WWNum6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35" style:family="paragraph" style:parent-style-name="List_20_Paragraph" style:list-style-name="WWNum6">
      <style:paragraph-properties fo:margin-left="5.08cm" fo:margin-right="0cm" fo:line-height="115%" fo:text-indent="-0.635cm" style:auto-text-indent="false" style:writing-mode="lr-tb"/>
      <style:text-properties style:font-name="Times New Roman"/>
    </style:style>
    <style:style style:name="P136" style:family="paragraph" style:parent-style-name="List_20_Paragraph" style:list-style-name="WWNum42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37" style:family="paragraph" style:parent-style-name="List_20_Paragraph" style:list-style-name="WWNum42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38" style:family="paragraph" style:parent-style-name="List_20_Paragraph" style:list-style-name="WWNum42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39" style:family="paragraph" style:parent-style-name="List_20_Paragraph" style:list-style-name="WWNum7">
      <style:paragraph-properties fo:margin-left="1.27cm" fo:margin-right="0cm" fo:line-height="115%" fo:text-indent="-0.635cm" style:auto-text-indent="false" style:writing-mode="lr-tb"/>
      <style:text-properties style:font-name="Times New Roman"/>
    </style:style>
    <style:style style:name="P140" style:family="paragraph" style:parent-style-name="List_20_Paragraph" style:list-style-name="WWNum7">
      <style:paragraph-properties fo:margin-left="2.54cm" fo:margin-right="0cm" fo:line-height="115%" fo:text-indent="-0.635cm" style:auto-text-indent="false" style:writing-mode="lr-tb"/>
      <style:text-properties style:font-name="Times New Roman"/>
    </style:style>
    <style:style style:name="P141" style:family="paragraph" style:parent-style-name="List_20_Paragraph" style:list-style-name="WWNum7">
      <style:paragraph-properties fo:margin-left="3.81cm" fo:margin-right="0cm" fo:line-height="115%" fo:text-indent="-0.318cm" style:auto-text-indent="false" style:writing-mode="lr-tb"/>
      <style:text-properties style:font-name="Times New Roman"/>
    </style:style>
    <style:style style:name="P142" style:family="paragraph" style:parent-style-name="List_20_Paragraph" style:list-style-name="WWNum34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3" style:family="paragraph" style:parent-style-name="List_20_Paragraph" style:list-style-name="WWNum11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4" style:family="paragraph" style:parent-style-name="List_20_Paragraph" style:list-style-name="WWNum10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5" style:family="paragraph" style:parent-style-name="List_20_Paragraph" style:list-style-name="WWNum9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6" style:family="paragraph" style:parent-style-name="List_20_Paragraph" style:list-style-name="WWNum39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7" style:family="paragraph" style:parent-style-name="List_20_Paragraph" style:list-style-name="WWNum8">
      <style:paragraph-properties fo:margin-left="2.54cm" fo:margin-right="0cm" fo:line-height="115%" fo:text-indent="-0.635cm" style:auto-text-indent="false" style:writing-mode="lr-tb"/>
      <style:text-properties style:font-name="Times New Roman" style:font-name-complex="Calibri1"/>
    </style:style>
    <style:style style:name="P148" style:family="paragraph" style:parent-style-name="List_20_Paragraph" style:list-style-name="WWNum42">
      <style:paragraph-properties fo:margin-left="2.54cm" fo:margin-right="0cm" fo:margin-top="0cm" fo:margin-bottom="0cm" style:contextual-spacing="true" fo:line-height="107%" fo:text-indent="-0.635cm" style:auto-text-indent="false" style:writing-mode="lr-tb"/>
      <style:text-properties style:font-name="Times New Roman"/>
    </style:style>
    <style:style style:name="P149" style:family="paragraph" style:parent-style-name="List_20_Paragraph" style:list-style-name="WWNum7">
      <style:paragraph-properties fo:margin-left="2.54cm" fo:margin-right="0cm" fo:margin-top="0cm" fo:margin-bottom="0cm" style:contextual-spacing="true" fo:line-height="107%" fo:text-indent="-0.635cm" style:auto-text-indent="false" style:writing-mode="lr-tb"/>
      <style:text-properties style:font-name="Times New Roman"/>
    </style:style>
    <style:style style:name="P150" style:family="paragraph" style:parent-style-name="List_20_Paragraph" style:list-style-name="WWNum21">
      <style:paragraph-properties fo:margin-left="2.54cm" fo:margin-right="0cm" fo:line-height="115%" fo:text-indent="-0.635cm" style:auto-text-indent="false" style:writing-mode="lr-tb"/>
      <style:text-properties fo:color="#ff011b" loext:opacity="100%" style:font-name="Times New Roman"/>
    </style:style>
    <style:style style:name="P151" style:family="paragraph" style:parent-style-name="List_20_Paragraph" style:list-style-name="WWNum28">
      <style:paragraph-properties fo:margin-left="2.54cm" fo:margin-right="0cm" fo:line-height="115%" fo:text-indent="-0.635cm" style:auto-text-indent="false" style:writing-mode="lr-tb"/>
      <style:text-properties fo:color="#ff011b" loext:opacity="100%" style:font-name="Times New Roman"/>
    </style:style>
    <style:style style:name="P152" style:family="paragraph" style:parent-style-name="List_20_Paragraph" style:list-style-name="WWNum14">
      <style:paragraph-properties fo:margin-left="3.81cm" fo:margin-right="0cm" fo:line-height="115%" fo:text-indent="-0.318cm" style:auto-text-indent="false" style:writing-mode="lr-tb"/>
      <style:text-properties fo:color="#ff011b" loext:opacity="100%" style:font-name="Times New Roman"/>
    </style:style>
    <style:style style:name="P153" style:family="paragraph" style:parent-style-name="List_20_Paragraph" style:list-style-name="WWNum1a">
      <style:paragraph-properties fo:margin-left="1.27cm" fo:margin-right="0cm" fo:line-height="115%" fo:text-indent="-0.635cm" style:auto-text-indent="false" style:writing-mode="lr-tb">
        <style:tab-stops>
          <style:tab-stop style:position="0cm"/>
        </style:tab-stops>
      </style:paragraph-properties>
      <style:text-properties fo:color="#ff011b" loext:opacity="100%"/>
    </style:style>
    <style:style style:name="P154" style:family="paragraph" style:parent-style-name="List_20_Paragraph" style:list-style-name="WWNum1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  <style:text-properties fo:color="#ff011b" loext:opacity="100%"/>
    </style:style>
    <style:style style:name="P155" style:family="paragraph" style:parent-style-name="List_20_Paragraph" style:list-style-name="WWNum1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  <style:text-properties fo:color="#ff011b" loext:opacity="100%" officeooo:paragraph-rsid="0009f04f"/>
    </style:style>
    <style:style style:name="P156" style:family="paragraph" style:parent-style-name="List_20_Paragraph" style:list-style-name="WWNum1a">
      <style:paragraph-properties fo:margin-left="3.81cm" fo:margin-right="0cm" fo:line-height="115%" fo:text-indent="-0.318cm" style:auto-text-indent="false" style:writing-mode="lr-tb">
        <style:tab-stops>
          <style:tab-stop style:position="0cm"/>
        </style:tab-stops>
      </style:paragraph-properties>
      <style:text-properties fo:color="#ff011b" loext:opacity="100%"/>
    </style:style>
    <style:style style:name="P157" style:family="paragraph" style:parent-style-name="List_20_Paragraph" style:list-style-name="WWNum27">
      <style:paragraph-properties fo:margin-left="2.54cm" fo:margin-right="0cm" fo:line-height="115%" fo:text-indent="-0.635cm" style:auto-text-indent="false" style:writing-mode="lr-tb"/>
      <style:text-properties fo:color="#ff0000" loext:opacity="100%" style:font-name="Times New Roman" style:font-name-complex="Calibri1"/>
    </style:style>
    <style:style style:name="P158" style:family="paragraph" style:parent-style-name="List_20_Paragraph" style:list-style-name="WWNum27">
      <style:paragraph-properties fo:margin-left="2.54cm" fo:margin-right="0cm" fo:line-height="115%" fo:text-indent="-0.635cm" style:auto-text-indent="false" style:writing-mode="lr-tb"/>
      <style:text-properties fo:color="#ff0000" loext:opacity="100%" style:font-name="Times New Roman"/>
    </style:style>
    <style:style style:name="P159" style:family="paragraph" style:parent-style-name="List_20_Paragraph" style:list-style-name="WWNum16">
      <style:paragraph-properties fo:margin-left="1.905cm" fo:margin-right="0cm" fo:line-height="115%" fo:text-indent="-0.635cm" style:auto-text-indent="false" style:writing-mode="lr-tb"/>
      <style:text-properties fo:color="#ff0000" loext:opacity="100%" style:font-name="Times New Roman"/>
    </style:style>
    <style:style style:name="P160" style:family="paragraph" style:parent-style-name="List_20_Paragraph" style:list-style-name="WWNum1aaa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</style:style>
    <style:style style:name="P161" style:family="paragraph" style:parent-style-name="List_20_Paragraph" style:list-style-name="WWNum1aaaa">
      <style:paragraph-properties fo:margin-left="3.81cm" fo:margin-right="0cm" fo:line-height="115%" fo:text-indent="-0.318cm" style:auto-text-indent="false" style:writing-mode="lr-tb">
        <style:tab-stops>
          <style:tab-stop style:position="0cm"/>
        </style:tab-stops>
      </style:paragraph-properties>
    </style:style>
    <style:style style:name="P162" style:family="paragraph" style:parent-style-name="List_20_Paragraph" style:list-style-name="WWNum1aa">
      <style:paragraph-properties fo:margin-left="2.54cm" fo:margin-right="0cm" fo:line-height="115%" fo:text-indent="-0.635cm" style:auto-text-indent="false" style:writing-mode="lr-tb">
        <style:tab-stops>
          <style:tab-stop style:position="0cm"/>
        </style:tab-stops>
      </style:paragraph-properties>
    </style:style>
    <style:style style:name="P163" style:family="paragraph" style:parent-style-name="List_20_Paragraph" style:list-style-name="WWNum1aa">
      <style:paragraph-properties fo:margin-left="3.81cm" fo:margin-right="0cm" fo:line-height="115%" fo:text-indent="-0.318cm" style:auto-text-indent="false" style:writing-mode="lr-tb">
        <style:tab-stops>
          <style:tab-stop style:position="0cm"/>
        </style:tab-stops>
      </style:paragraph-properties>
    </style:style>
    <style:style style:name="P164" style:family="paragraph" style:parent-style-name="Text_20_body" style:list-style-name="L1">
      <style:paragraph-properties fo:line-height="107%" style:writing-mode="lr-tb"/>
      <style:text-properties fo:color="#ff011b" loext:opacity="100%" officeooo:paragraph-rsid="0014be00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position="super 58%"/>
    </style:style>
    <style:style style:name="T4" style:family="text">
      <style:text-properties fo:color="#000000" loext:opacity="100%" style:font-name="Times New Roman"/>
    </style:style>
    <style:style style:name="T5" style:family="text">
      <style:text-properties fo:color="#000000" loext:opacity="100%" style:font-name="Times New Roman" fo:language="de" fo:country="DE" style:language-asian="de" style:country-asian="DE" style:language-complex="ar" style:country-complex="SA"/>
    </style:style>
    <style:style style:name="T6" style:family="text">
      <style:text-properties fo:language="de" fo:country="DE"/>
    </style:style>
    <style:style style:name="T7" style:family="text">
      <style:text-properties fo:language="de" fo:country="DE" style:font-name-asian="Times New Roman1" style:language-asian="de" style:country-asian="DE"/>
    </style:style>
    <style:style style:name="T8" style:family="text">
      <style:text-properties fo:language="de" fo:country="DE" style:font-name-complex="Calibri1"/>
    </style:style>
    <style:style style:name="T9" style:family="text">
      <style:text-properties fo:color="#0563c1" loext:opacity="100%" style:text-position="super 58%" style:font-name="Times New Roman" fo:language="de" fo:country="DE" style:text-underline-style="solid" style:text-underline-width="auto" style:text-underline-color="font-color" style:language-asian="de" style:country-asian="DE"/>
    </style:style>
    <style:style style:name="T10" style:family="text">
      <style:text-properties style:font-name-complex="Calibri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language="de" fo:country="DE" style:language-asian="de" style:country-asian="DE"/>
    </style:style>
    <style:style style:name="T15" style:family="text">
      <style:text-properties style:font-name="Times New Roman" style:font-name-complex="Calibri1"/>
    </style:style>
    <style:style style:name="T16" style:family="text">
      <style:text-properties fo:color="#ff0000" loext:opacity="100%" style:font-name="Times New Roman"/>
    </style:style>
    <style:style style:name="T17" style:family="text">
      <style:text-properties fo:color="#ff0000" loext:opacity="100%" style:font-name="Times New Roman" style:font-name-complex="Calibri1"/>
    </style:style>
    <style:style style:name="T18" style:family="text">
      <style:text-properties fo:color="#ff0000" loext:opacity="100%" style:font-name="Times New Roman" fo:language="de" fo:country="DE" style:font-name-complex="Calibri1"/>
    </style:style>
    <style:style style:name="T19" style:family="text">
      <style:text-properties fo:color="#ff0000" loext:opacity="100%" style:font-name-complex="Calibri1"/>
    </style:style>
    <style:style style:name="T20" style:family="text">
      <style:text-properties fo:color="#ff0000" loext:opacity="100%" fo:language="de" fo:country="DE" style:font-name-complex="Calibri1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ff011b" loext:opacity="100%"/>
    </style:style>
    <style:style style:name="T23" style:family="text">
      <style:text-properties fo:color="#ff011b" loext:opacity="100%" style:font-name-complex="Calibri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HELPMI – Device/Detector/Component (DDC) Library</text:span></text:p>
      <text:p text:style-name="P1"/>
      <text:p text:style-name="P1">*All definitions/designations within are subject to change depending on what metadata standard is chosen by the community. </text:p>
      <text:p text:style-name="P1"/>
      <text:p text:style-name="P6" loext:marker-style-name="T2"><text:span text:style-name="T2">Contents</text:span><text:span text:style-name="T2"/></text:p>
      <text:p text:style-name="P7" loext:marker-style-name="T7"><text:a xlink:type="simple" xlink:href="#_Toc153377101" text:style-name="Index_20_Link" text:visited-style-name="Index_20_Link"><text:span text:style-name="T5">Template</text:span><text:span text:style-name="T14"><text:tab/>2</text:span></text:a></text:p>
      <text:p text:style-name="P7" loext:marker-style-name="T7"><text:a xlink:type="simple" xlink:href="#_Toc153377102" text:style-name="Index_20_Link" text:visited-style-name="Index_20_Link"><text:span text:style-name="T5">Feedback</text:span><text:span text:style-name="T14"><text:tab/>3</text:span></text:a></text:p>
      <text:p text:style-name="P7" loext:marker-style-name="T7"><text:a xlink:type="simple" xlink:href="#_Toc153377103" text:style-name="Index_20_Link" text:visited-style-name="Index_20_Link"><text:span text:style-name="T5">Detectors</text:span><text:span text:style-name="T14"><text:tab/>3</text:span></text:a></text:p>
      <text:p text:style-name="P8" loext:marker-style-name="T7"><text:a xlink:type="simple" xlink:href="#_Toc153377104" text:style-name="Index_20_Link" text:visited-style-name="Index_20_Link"><text:span text:style-name="T5">Standard CCD/CMOS</text:span><text:span text:style-name="T14"><text:tab/>3</text:span></text:a></text:p>
      <text:p text:style-name="P8" loext:marker-style-name="T7"><text:a xlink:type="simple" xlink:href="#_Toc153377105" text:style-name="Index_20_Link" text:visited-style-name="Index_20_Link"><text:span text:style-name="T5">Focus Diagnostic</text:span><text:span text:style-name="T14"><text:tab/>4</text:span></text:a></text:p>
      <text:p text:style-name="P8" loext:marker-style-name="T7"><text:a xlink:type="simple" xlink:href="#_Toc153377106" text:style-name="Index_20_Link" text:visited-style-name="Index_20_Link"><text:span text:style-name="T5">Wavefront Sensor</text:span><text:span text:style-name="T14"><text:tab/>4</text:span></text:a></text:p>
      <text:p text:style-name="P8" loext:marker-style-name="T7"><text:a xlink:type="simple" xlink:href="#_Toc153377107" text:style-name="Index_20_Link" text:visited-style-name="Index_20_Link"><text:span text:style-name="T5">Gateable CCD</text:span><text:span text:style-name="T14"><text:tab/>5</text:span></text:a></text:p>
      <text:p text:style-name="P8" loext:marker-style-name="T7"><text:a xlink:type="simple" xlink:href="#_Toc153377108" text:style-name="Index_20_Link" text:visited-style-name="Index_20_Link"><text:span text:style-name="T5">Streak Camera</text:span><text:span text:style-name="T14"><text:tab/>6</text:span></text:a></text:p>
      <text:p text:style-name="P8" loext:marker-style-name="T7"><text:a xlink:type="simple" xlink:href="#_Toc153377109" text:style-name="Index_20_Link" text:visited-style-name="Index_20_Link"><text:span text:style-name="T5">Spectrometer – Photon</text:span><text:span text:style-name="T14"><text:tab/>6</text:span></text:a></text:p>
      <text:p text:style-name="P8" loext:marker-style-name="T7"><text:a xlink:type="simple" xlink:href="#_Toc153377110" text:style-name="Index_20_Link" text:visited-style-name="Index_20_Link"><text:span text:style-name="T5">Spectrometer – Electron</text:span><text:span text:style-name="T14"><text:tab/>7</text:span></text:a></text:p>
      <text:p text:style-name="P8" loext:marker-style-name="T7"><text:a xlink:type="simple" xlink:href="#_Toc153377111" text:style-name="Index_20_Link" text:visited-style-name="Index_20_Link"><text:span text:style-name="T5">Spectrometer – Proton/Ion</text:span><text:span text:style-name="T14"><text:tab/>8</text:span></text:a></text:p>
      <text:p text:style-name="P8" loext:marker-style-name="T7"><text:a xlink:type="simple" xlink:href="#_Toc153377112" text:style-name="Index_20_Link" text:visited-style-name="Index_20_Link"><text:span text:style-name="T5">Thomson Parabola Spectrometer</text:span><text:span text:style-name="T14"><text:tab/>8</text:span></text:a></text:p>
      <text:p text:style-name="P8" loext:marker-style-name="T7"><text:a xlink:type="simple" xlink:href="#_Toc153377113" text:style-name="Index_20_Link" text:visited-style-name="Index_20_Link"><text:span text:style-name="T5">Wizzler</text:span><text:span text:style-name="T14"><text:tab/>9</text:span></text:a></text:p>
      <text:p text:style-name="P8" loext:marker-style-name="T7"><text:a xlink:type="simple" xlink:href="#_Toc153377114" text:style-name="Index_20_Link" text:visited-style-name="Index_20_Link"><text:span text:style-name="T5">Dazzler</text:span><text:span text:style-name="T14"><text:tab/>10</text:span></text:a></text:p>
      <text:p text:style-name="P8" loext:marker-style-name="T7"><text:a xlink:type="simple" xlink:href="#_Toc153377115" text:style-name="Index_20_Link" text:visited-style-name="Index_20_Link"><text:span text:style-name="T5">SPIDER</text:span><text:span text:style-name="T14"><text:tab/>10</text:span></text:a></text:p>
      <text:p text:style-name="P8" loext:marker-style-name="T7"><text:a xlink:type="simple" xlink:href="#_Toc153377116" text:style-name="Index_20_Link" text:visited-style-name="Index_20_Link"><text:span text:style-name="T5">FROG</text:span><text:span text:style-name="T14"><text:tab/>11</text:span></text:a></text:p>
      <text:p text:style-name="P8" loext:marker-style-name="T7"><text:a xlink:type="simple" xlink:href="#_Toc153377117" text:style-name="Index_20_Link" text:visited-style-name="Index_20_Link"><text:span text:style-name="T5">2</text:span><text:span text:style-name="T9">nd</text:span><text:span text:style-name="T5"> Order Autocorrelator</text:span><text:span text:style-name="T14"><text:tab/>12</text:span></text:a></text:p>
      <text:p text:style-name="P8" loext:marker-style-name="T7"><text:a xlink:type="simple" xlink:href="#_Toc153377118" text:style-name="Index_20_Link" text:visited-style-name="Index_20_Link"><text:span text:style-name="T5">2</text:span><text:span text:style-name="T9">nd</text:span><text:span text:style-name="T5"> Order Autocorrelator for Measurement of Pulse Front Tilt, e.g., TiPa from Light Conversion</text:span><text:span text:style-name="T14"><text:tab/>12</text:span></text:a></text:p>
      <text:p text:style-name="P8" loext:marker-style-name="T7"><text:a xlink:type="simple" xlink:href="#_Toc153377119" text:style-name="Index_20_Link" text:visited-style-name="Index_20_Link"><text:span text:style-name="T5">3</text:span><text:span text:style-name="T9">rd</text:span><text:span text:style-name="T5"> Order Autocorrelator (Sequoia, Tundra)</text:span><text:span text:style-name="T14"><text:tab/>13</text:span></text:a></text:p>
      <text:p text:style-name="P8" loext:marker-style-name="T7"><text:a xlink:type="simple" xlink:href="#_Toc153377120" text:style-name="Index_20_Link" text:visited-style-name="Index_20_Link"><text:span text:style-name="T5">Scintillator Screen (electron pointing diagnostic)</text:span><text:span text:style-name="T14"><text:tab/>13</text:span></text:a></text:p>
      <text:p text:style-name="P8" loext:marker-style-name="T7"><text:a xlink:type="simple" xlink:href="#_Toc153377121" text:style-name="Index_20_Link" text:visited-style-name="Index_20_Link"><text:span text:style-name="T5">Temperature Sensor</text:span><text:span text:style-name="T14"><text:tab/>13</text:span></text:a></text:p>
      <text:p text:style-name="P8" loext:marker-style-name="T7"><text:a xlink:type="simple" xlink:href="#_Toc153377122" text:style-name="Index_20_Link" text:visited-style-name="Index_20_Link"><text:span text:style-name="T5">Vibration Sensor</text:span><text:span text:style-name="T14"><text:tab/>14</text:span></text:a></text:p>
      <text:p text:style-name="P8" loext:marker-style-name="T7"><text:a xlink:type="simple" xlink:href="#_Toc153377123" text:style-name="Index_20_Link" text:visited-style-name="Index_20_Link"><text:span text:style-name="T5">Humidity Sensor</text:span><text:span text:style-name="T14"><text:tab/>14</text:span></text:a></text:p>
      <text:p text:style-name="P8" loext:marker-style-name="T7"><text:a xlink:type="simple" xlink:href="#_Toc153377124" text:style-name="Index_20_Link" text:visited-style-name="Index_20_Link"><text:span text:style-name="T5">Photodiode</text:span><text:span text:style-name="T14"><text:tab/>14</text:span></text:a></text:p>
      <text:p text:style-name="P8" loext:marker-style-name="T7"><text:a xlink:type="simple" xlink:href="#_Toc153377125" text:style-name="Index_20_Link" text:visited-style-name="Index_20_Link"><text:span text:style-name="T5">Quadrant Detector</text:span><text:span text:style-name="T14"><text:tab/>15</text:span></text:a></text:p>
      <text:p text:style-name="P8" loext:marker-style-name="T7"><text:a xlink:type="simple" xlink:href="#_Toc153377126" text:style-name="Index_20_Link" text:visited-style-name="Index_20_Link"><text:span text:style-name="T5">Vacuum Sensor</text:span><text:span text:style-name="T14"><text:tab/>15</text:span></text:a></text:p>
      <text:p text:style-name="P7" loext:marker-style-name="T7"><text:a xlink:type="simple" xlink:href="#_Toc153377127" text:style-name="Index_20_Link" text:visited-style-name="Index_20_Link"><text:span text:style-name="T5">Devices</text:span><text:span text:style-name="T14"><text:tab/>15</text:span></text:a></text:p>
      <text:p text:style-name="P8" loext:marker-style-name="T7"><text:a xlink:type="simple" xlink:href="#_Toc153377128" text:style-name="Index_20_Link" text:visited-style-name="Index_20_Link"><text:span text:style-name="T5">Linear Motor Stage (stepper, piezo, etc.)</text:span><text:span text:style-name="T14"><text:tab/>15</text:span></text:a></text:p>
      <text:p text:style-name="P8" loext:marker-style-name="T7"><text:a xlink:type="simple" xlink:href="#_Toc153377129" text:style-name="Index_20_Link" text:visited-style-name="Index_20_Link"><text:span text:style-name="T5">Rotation Stage</text:span><text:span text:style-name="T14"><text:tab/>16</text:span></text:a></text:p>
      <text:p text:style-name="P8" loext:marker-style-name="T7"><text:a xlink:type="simple" xlink:href="#_Toc153377130" text:style-name="Index_20_Link" text:visited-style-name="Index_20_Link"><text:span text:style-name="T5">Mechanical Shutter (only template)</text:span><text:span text:style-name="T14"><text:tab/>16</text:span></text:a></text:p>
      <text:p text:style-name="P8" loext:marker-style-name="T7"><text:a xlink:type="simple" xlink:href="#_Toc153377131" text:style-name="Index_20_Link" text:visited-style-name="Index_20_Link"><text:span text:style-name="T5">Electro-Optical Shutter (only template)</text:span><text:span text:style-name="T14"><text:tab/>17</text:span></text:a></text:p>
      <text:p text:style-name="P8" loext:marker-style-name="T7"><text:a xlink:type="simple" xlink:href="#_Toc153377132" text:style-name="Index_20_Link" text:visited-style-name="Index_20_Link"><text:span text:style-name="T5">Spatial Filter</text:span><text:span text:style-name="T14"><text:tab/>17</text:span></text:a></text:p>
      <text:p text:style-name="P8" loext:marker-style-name="T7"><text:a xlink:type="simple" xlink:href="#_Toc153377133" text:style-name="Index_20_Link" text:visited-style-name="Index_20_Link"><text:span text:style-name="T5">Spectral Filter (only template)</text:span><text:span text:style-name="T14"><text:tab/>18</text:span></text:a></text:p>
      <text:p text:style-name="P8" loext:marker-style-name="T7"><text:a xlink:type="simple" xlink:href="#_Toc153377134" text:style-name="Index_20_Link" text:visited-style-name="Index_20_Link"><text:span text:style-name="T5">Amplitude Filter (only template)</text:span><text:span text:style-name="T14"><text:tab/>18</text:span></text:a></text:p>
      <text:p text:style-name="P8" loext:marker-style-name="T7"><text:a xlink:type="simple" xlink:href="#_Toc153377135" text:style-name="Index_20_Link" text:visited-style-name="Index_20_Link"><text:span text:style-name="T5">Polarizer Filter</text:span><text:span text:style-name="T14"><text:tab/>18</text:span></text:a></text:p>
      <text:p text:style-name="P8" loext:marker-style-name="T7"><text:a xlink:type="simple" xlink:href="#_Toc153377136" text:style-name="Index_20_Link" text:visited-style-name="Index_20_Link"><text:span text:style-name="T5">Beam Splitter (only template)</text:span><text:span text:style-name="T14"><text:tab/>19</text:span></text:a></text:p>
      <text:p text:style-name="P8" loext:marker-style-name="T7"><text:a xlink:type="simple" xlink:href="#_Toc153377137" text:style-name="Index_20_Link" text:visited-style-name="Index_20_Link"><text:span text:style-name="T5">Generic Optic (only template)</text:span><text:span text:style-name="T14"><text:tab/>19</text:span></text:a></text:p>
      <text:p text:style-name="P7" loext:marker-style-name="T7"><text:a xlink:type="simple" xlink:href="#_Toc153377138" text:style-name="Index_20_Link" text:visited-style-name="Index_20_Link"><text:span text:style-name="T5">Targets</text:span><text:span text:style-name="T14"><text:tab/>19</text:span></text:a></text:p>
      <text:p text:style-name="P8" loext:marker-style-name="T7"><text:a xlink:type="simple" xlink:href="#_Toc153377139" text:style-name="Index_20_Link" text:visited-style-name="Index_20_Link"><text:span text:style-name="T5">Nozzle Target (Gas/Liquid/Cryogenic and Sheet/Filament/Droplet/Capillary)</text:span><text:span text:style-name="T14"><text:tab/>19</text:span></text:a></text:p>
      <text:p text:style-name="P8" loext:marker-style-name="T7"><text:a xlink:type="simple" xlink:href="#_Toc153377140" text:style-name="Index_20_Link" text:visited-style-name="Index_20_Link"><text:span text:style-name="T5">Foil (Metal, Plastic, etc.)</text:span><text:span text:style-name="T14"><text:tab/>20</text:span></text:a></text:p>
      <text:p text:style-name="P7" loext:marker-style-name="T7"><text:a xlink:type="simple" xlink:href="#_Toc153377141" text:style-name="Index_20_Link" text:visited-style-name="Index_20_Link"><text:soft-page-break/><text:span text:style-name="T5">Laser</text:span><text:span text:style-name="T14"><text:tab/>20</text:span></text:a></text:p>
      <text:p text:style-name="P8" loext:marker-style-name="T7"><text:a xlink:type="simple" xlink:href="#_Toc153377142" text:style-name="Index_20_Link" text:visited-style-name="Index_20_Link"><text:span text:style-name="T5">Laser Oscillator</text:span><text:span text:style-name="T14"><text:tab/>20</text:span></text:a></text:p>
      <text:p text:style-name="P8" loext:marker-style-name="T7"><text:a xlink:type="simple" xlink:href="#_Toc153377143" text:style-name="Index_20_Link" text:visited-style-name="Index_20_Link"><text:span text:style-name="T5">Regenerative Amplifier</text:span><text:span text:style-name="T14"><text:tab/>21</text:span></text:a></text:p>
      <text:p text:style-name="P8" loext:marker-style-name="T7"><text:a xlink:type="simple" xlink:href="#_Toc153377144" text:style-name="Index_20_Link" text:visited-style-name="Index_20_Link"><text:span text:style-name="T5">Multi-pass Amplifier (pretty much same as regenerative amplifier)</text:span><text:span text:style-name="T14"><text:tab/>22</text:span></text:a></text:p>
      <text:p text:style-name="P8" loext:marker-style-name="T7"><text:a xlink:type="simple" xlink:href="#_Toc153377145" text:style-name="Index_20_Link" text:visited-style-name="Index_20_Link"><text:span text:style-name="T5">Stretcher</text:span><text:span text:style-name="T14"><text:tab/>23</text:span></text:a></text:p>
      <text:p text:style-name="P8" loext:marker-style-name="T7"><text:a xlink:type="simple" xlink:href="#_Toc153377146" text:style-name="Index_20_Link" text:visited-style-name="Index_20_Link"><text:span text:style-name="T5">Compressor</text:span><text:span text:style-name="T14"><text:tab/>24</text:span></text:a></text:p>
      <text:p text:style-name="P8" loext:marker-style-name="T7"><text:a xlink:type="simple" xlink:href="#_Toc153377147" text:style-name="Index_20_Link" text:visited-style-name="Index_20_Link"><text:span text:style-name="T5">XPW System</text:span><text:span text:style-name="T14"><text:tab/>25</text:span></text:a></text:p>
      <text:p text:style-name="P7" loext:marker-style-name="T7"><text:a xlink:type="simple" xlink:href="#_Toc153377148" text:style-name="Index_20_Link" text:visited-style-name="Index_20_Link"><text:span text:style-name="T5">Probe</text:span><text:span text:style-name="T14"><text:tab/>26</text:span></text:a></text:p>
      <text:p text:style-name="P8" loext:marker-style-name="T7"><text:a xlink:type="simple" xlink:href="#_Toc153377149" text:style-name="Index_20_Link" text:visited-style-name="Index_20_Link"><text:span text:style-name="T5">Optical Probe Beam</text:span><text:span text:style-name="T14"><text:tab/>26</text:span></text:a></text:p>
      <text:p text:style-name="P8" loext:marker-style-name="T7"><text:a xlink:type="simple" xlink:href="#_Toc153377150" text:style-name="Index_20_Link" text:visited-style-name="Index_20_Link"><text:span text:style-name="T5">Particle Probe Beam</text:span><text:span text:style-name="T14"><text:tab/>27</text:span></text:a></text:p>
      <text:p text:style-name="P1"/>
      <text:p text:style-name="P1"/>
      <text:p text:style-name="P1"/>
      <text:p text:style-name="P1"/>
      <text:h text:style-name="P9" text:outline-level="1" loext:marker-style-name="T2"><text:span text:style-name="T2"/></text:h>
      <text:h text:style-name="P10" text:outline-level="1" loext:marker-style-name="T2"><text:bookmark-start text:name="_Toc153377101"/><text:span text:style-name="T2">Template</text:span></text:h>
      <text:list text:style-name="WWNum1">
        <text:list-item>
          <text:list>
            <text:list-item>
              <text:p text:style-name="P16">Technical Metadata</text:p>
              <text:list>
                <text:list-item>
                  <text:p text:style-name="P17">Data that rarely changes, describes the device/instrument/component and would be useful to have later for data analysis</text:p>
                </text:list-item>
                <text:list-item>
                  <text:p text:style-name="P17">Examples</text:p>
                  <text:list>
                    <text:list-item>
                      <text:p text:style-name="P18">Pixel size of a CCD camera</text:p>
                    </text:list-item>
                    <text:list-item>
                      <text:p text:style-name="P18">FWHM of a bandpass filter</text:p>
                    </text:list-item>
                    <text:list-item>
                      <text:p text:style-name="P18">Thickness of a BBO crystal</text:p>
                    </text:list-item>
                    <text:list-item>
                      <text:p text:style-name="P18">Surface coating of front/rear sides of an optic</text:p>
                    </text:list-item>
                    <text:list-item>
                      <text:p text:style-name="P18">Calibration file and date of a spectrometer</text:p>
                    </text:list-item>
                  </text:list>
                </text:list-item>
              </text:list>
            </text:list-item>
            <text:list-item>
              <text:p text:style-name="P16">Procedural Metadata</text:p>
              <text:list>
                <text:list-item>
                  <text:p text:style-name="P17">Data that could change based on use of device/instrument/component in the laboratory. </text:p>
                </text:list-item>
                <text:list-item>
                  <text:p text:style-name="P17">Examples</text:p>
                  <text:list>
                    <text:list-item>
                      <text:p text:style-name="P18">Location of measurement in laser or target area</text:p>
                    </text:list-item>
                    <text:list-item>
                      <text:p text:style-name="P18">Start and end date of use</text:p>
                    </text:list-item>
                    <text:list-item>
                      <text:p text:style-name="P18">Parameters of beam incident on device (diameter, polarization, energy, pulse duration)</text:p>
                    </text:list-item>
                    <text:list-item>
                      <text:p text:style-name="P18">What filters were used in front of device</text:p>
                    </text:list-item>
                    <text:list-item>
                      <text:p text:style-name="P18">Number of measurements per output</text:p>
                    </text:list-item>
                    <text:list-item>
                      <text:p text:style-name="P18">Integration time of detector</text:p>
                    </text:list-item>
                  </text:list>
                </text:list-item>
              </text:list>
            </text:list-item>
            <text:list-item>
              <text:p text:style-name="P16">Access/Security Metadata</text:p>
              <text:list>
                <text:list-item>
                  <text:p text:style-name="P17">Data describing who is allowed access and when</text:p>
                </text:list-item>
                <text:list-item>
                  <text:p text:style-name="P17">Examples</text:p>
                  <text:list>
                    <text:list-item>
                      <text:p text:style-name="P18">Quality assurance/Maintenance data from laser can be kept secure (non-publishable)</text:p>
                    </text:list-item>
                    <text:list-item>
                      <text:p text:style-name="P18">Experimental Scans can be marked as publishable (open access)</text:p>
                    </text:list-item>
                  </text:list>
                </text:list-item>
              </text:list>
            </text:list-item>
            <text:list-item>
              <text:p text:style-name="P16">Data</text:p>
              <text:list>
                <text:list-item>
                  <text:p text:style-name="P17">Data that is actually recorded by the device/instrument/component and is desired for scientific analysis</text:p>
                </text:list-item>
              </text:list>
            </text:list-item>
          </text:list>
        </text:list-item>
      </text:list>
      <text:h text:style-name="P9" text:outline-level="1" loext:marker-style-name="T2"><text:span text:style-name="T2"/></text:h>
      <text:h text:style-name="P10" text:outline-level="1" loext:marker-style-name="T2"><text:bookmark-start text:name="_Toc153377102"/><text:span text:style-name="T2">Feedback</text:span></text:h>
      <text:list text:style-name="WWNum2">
        <text:list-item>
          <text:p text:style-name="P19">General interest in work is positive</text:p>
        </text:list-item>
        <text:list-item>
          <text:p text:style-name="P19">For smaller laboratories, who is responsible for maintaining any future Metadata standard/system</text:p>
          <text:list>
            <text:list-item>
              <text:p text:style-name="P20">More bureaucratic tasks without the necessary manpower to perform them</text:p>
            </text:list-item>
            <text:list-item>
              <text:p text:style-name="P20">If done by PhD students, system will fall apart at end of PhD cycle</text:p>
            </text:list-item>
            <text:list-item>
              <text:p text:style-name="P20">If User facilities have IT/Data Management groups, then Helmholtz should finance/employ such groups FIRST and then have us develop these standards</text:p>
            </text:list-item>
          </text:list>
        </text:list-item>
        <text:list-item>
          <text:p text:style-name="P19">Does the Tango and EPICs control systems have a native/preferred Metadata standard and if yes, why don’t we use that?</text:p>
          <text:list>
            <text:list-item>
              <text:p text:style-name="P20">No standard is integrated, the user can use/define their own Metadata standard </text:p>
            </text:list-item>
          </text:list>
        </text:list-item>
        <text:list-item>
          <text:p text:style-name="P19">Border between Metadata Library, Databank and electronic notebook is unclear</text:p>
          <text:list>
            <text:list-item>
              <text:p text:style-name="P20">How detailed does the metadata library reflect the experimental setup, or should this be recorded in an electronic notebook?</text:p>
            </text:list-item>
            <text:list-item>
              <text:p text:style-name="P20">Example: photodiode used to measure a series of measurements. Does the metadata system record whether or not a lens was used to focus the laser onto the diode, or if an ND filter was used? Or is this information saved somewhere else, if at all?</text:p>
            </text:list-item>
          </text:list>
        </text:list-item>
        <text:list-item>
          <text:p text:style-name="P19">Digital Twin tied to Metadata system would be nice to have</text:p>
          <text:list>
            <text:list-item>
              <text:p text:style-name="P20">Something to show current digital representation of the experiment to see if something is missing</text:p>
            </text:list-item>
            <text:list-item>
              <text:p text:style-name="P20">Nice to have: moving parts refresh as data is taken</text:p>
            </text:list-item>
          </text:list>
        </text:list-item>
        <text:list-item>
          <text:p text:style-name="P19">Extent of modular metadata definitions</text:p>
          <text:list>
            <text:list-item>
              <text:p text:style-name="P20">Examples</text:p>
              <text:list>
                <text:list-item>
                  <text:p text:style-name="P21">Electron Pointing measurement= Scintillator + Camera + Schematic</text:p>
                </text:list-item>
                <text:list-item>
                  <text:p text:style-name="P21">Gas Target = Gas regulator + Valve + Nozzle/Gas-Cell + Schematic</text:p>
                </text:list-item>
                <text:list-item>
                  <text:p text:style-name="P21">Electron Spectrometer = Collimator + Magnet + Scintillators + Cameras + Schematic</text:p>
                </text:list-item>
              </text:list>
            </text:list-item>
            <text:list-item>
              <text:p text:style-name="P20">So, define individual parts and then have container to build the sum of their parts, or just define the sum with lots of entries for all the sub-parts?</text:p>
            </text:list-item>
          </text:list>
        </text:list-item>
        <text:list-item>
          <text:p text:style-name="P19">Discussion on separating Laser-side and Experiment-side Metadata</text:p>
          <text:list>
            <text:list-item>
              <text:p text:style-name="P20">Many Experiment-side measurements need Laser-side data to be understood properly</text:p>
            </text:list-item>
            <text:list-item>
              <text:p text:style-name="P20">Ability to capture Laser-side data even if not “fully-amplified” is important</text:p>
              <text:list>
                <text:list-item>
                  <text:p text:style-name="P21">Focus measurements in Target chamber are typically not fully-amplified</text:p>
                </text:list-item>
                <text:list-item>
                  <text:p text:style-name="P21">Wavefront sensor measurements are typically not fully-amplified</text:p>
                </text:list-item>
              </text:list>
            </text:list-item>
          </text:list>
        </text:list-item>
        <text:list-item>
          <text:p text:style-name="P19">Assumption that EVERY entry in the system is associated with a date, time, shot-number or all of the above</text:p>
        </text:list-item>
      </text:list>
      <text:p text:style-name="P1"/>
      <text:h text:style-name="P9" text:outline-level="1" loext:marker-style-name="T2"><text:span text:style-name="T2"/></text:h>
      <text:h text:style-name="P10" text:outline-level="1" loext:marker-style-name="T2"><text:bookmark-start text:name="_Toc153377103"/><text:span text:style-name="T2">Detectors</text:span></text:h>
      <text:h text:style-name="P13" text:outline-level="2" loext:marker-style-name="T2"><text:bookmark-start text:name="_Toc153377104"/><text:span text:style-name="T2">Standard CCD/CMOS</text:span><text:span text:style-name="T2"/></text:h>
      <text:list text:style-name="WWNum25">
        <text:list-item>
          <text:p text:style-name="P22">Technical Metadata</text:p>
          <text:list>
            <text:list-item>
              <text:p text:style-name="P23" loext:marker-style-name="T10"><text:span text:style-name="T10">Manufacturer</text:span><text:span text:style-name="T10"/></text:p>
            </text:list-item>
            <text:list-item>
              <text:p text:style-name="P23" loext:marker-style-name="T10"><text:span text:style-name="T10">Model name/number</text:span><text:span text:style-name="T10"/></text:p>
            </text:list-item>
            <text:list-item>
              <text:p text:style-name="P23" loext:marker-style-name="T10"><text:span text:style-name="T10">Serial number</text:span><text:span text:style-name="T10"/></text:p>
            </text:list-item>
            <text:list-item>
              <text:p text:style-name="P23" loext:marker-style-name="T10"><text:span text:style-name="T10">Operating Software and version number</text:span><text:span text:style-name="T10"/></text:p>
            </text:list-item>
            <text:list-item>
              <text:p text:style-name="P23" loext:marker-style-name="T10"><text:span text:style-name="T10">Interface (USB, Ethernet, etc.) </text:span><text:span text:style-name="T10"/></text:p>
            </text:list-item>
            <text:list-item>
              <text:p text:style-name="P23" loext:marker-style-name="T10"><text:span text:style-name="T10">Sensor type</text:span><text:span text:style-name="T10"/></text:p>
            </text:list-item>
            <text:list-item>
              <text:p text:style-name="P23" loext:marker-style-name="T10"><text:span text:style-name="T10">Sensor’s manufacturer</text:span><text:span text:style-name="T10"/></text:p>
            </text:list-item>
            <text:list-item>
              <text:p text:style-name="P23" loext:marker-style-name="T10"><text:span text:style-name="T10">Sensor’s model number</text:span><text:span text:style-name="T10"/></text:p>
            </text:list-item>
            <text:list-item>
              <text:p text:style-name="P23" loext:marker-style-name="T10"><text:span text:style-name="T10">Sensor size (either pixels in Horizontal/Vertical directions, or in mm)</text:span><text:span text:style-name="T10"/></text:p>
            </text:list-item>
            <text:list-item>
              <text:p text:style-name="P23" loext:marker-style-name="T8"><text:span text:style-name="T8">Sensor‘s filter (RGB, IR, etc.)</text:span><text:span text:style-name="T8"/></text:p>
            </text:list-item>
            <text:list-item>
              <text:p text:style-name="P23" loext:marker-style-name="T10"><text:span text:style-name="T10">Pixel Size</text:span><text:span text:style-name="T10"/></text:p>
            </text:list-item>
            <text:list-item>
              <text:p text:style-name="P23" loext:marker-style-name="T10"><text:span text:style-name="T10">Quantum Efficiency Curve</text:span><text:span text:style-name="T10"/></text:p>
            </text:list-item>
            <text:list-item>
              <text:p text:style-name="P2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22">Procedural Metadata</text:p>
          <text:list>
            <text:list-item>
              <text:p text:style-name="P23">Name of detector as used in experiment</text:p>
            </text:list-item>
            <text:list-item>
              <text:p text:style-name="P23">Location of detector in experiment</text:p>
            </text:list-item>
            <text:list-item>
              <text:p text:style-name="P23">Dynamic Range</text:p>
            </text:list-item>
            <text:list-item>
              <text:p text:style-name="P23">Exposure time</text:p>
            </text:list-item>
            <text:list-item>
              <text:p text:style-name="P23">Gain</text:p>
            </text:list-item>
            <text:list-item>
              <text:p text:style-name="P23">Trigger</text:p>
            </text:list-item>
            <text:list-item>
              <text:p text:style-name="P23">Binning</text:p>
            </text:list-item>
            <text:list-item>
              <text:p text:style-name="P23">Background measurement</text:p>
            </text:list-item>
            <text:list-item>
              <text:p text:style-name="P23">Region of Interest</text:p>
            </text:list-item>
            <text:list-item>
              <text:p text:style-name="P23">Schematic of imaging/focusing setup</text:p>
              <text:list>
                <text:list-item>
                  <text:p text:style-name="P24">Lens, objectives, filters, etc.</text:p>
                </text:list-item>
                <text:list-item>
                  <text:p text:style-name="P24">Imaging distances</text:p>
                </text:list-item>
              </text:list>
            </text:list-item>
            <text:list-item>
              <text:p text:style-name="P23">Other</text:p>
            </text:list-item>
          </text:list>
        </text:list-item>
        <text:list-item>
          <text:p text:style-name="P22">Access/Security Metadata</text:p>
        </text:list-item>
        <text:list-item>
          <text:p text:style-name="P22">Data</text:p>
          <text:list>
            <text:list-item>
              <text:p text:style-name="P23">2D array of pixel values or 3D array for RGB type camera</text:p>
            </text:list-item>
          </text:list>
        </text:list-item>
      </text:list>
      <text:h text:style-name="P13" text:outline-level="2" loext:marker-style-name="T2"><text:bookmark-start text:name="_Toc153377105"/><text:span text:style-name="T2">Focus Diagnostic</text:span><text:span text:style-name="T2"/></text:h>
      <text:p text:style-name="P1">Combination of Camera/Optics/Motors or a separate entity in Metadata? </text:p>
      <text:p text:style-name="P1">Capture information on laser’s configuration during use, i.e., fully-amplified or not</text:p>
      <text:p text:style-name="P1">Important for more detailed simulations as well as analyzing experimental data</text:p>
      <text:p text:style-name="P3">(Maybe include a general point “Optical Setup”, independent on the purpose. These could be linked to the corresponding detector)</text:p>
      <text:p text:style-name="P1"/>
      <text:h text:style-name="P13" text:outline-level="2" loext:marker-style-name="T2"><text:bookmark-start text:name="_Toc153377106"/><text:soft-page-break/><text:span text:style-name="T2">Wavefront Sensor</text:span><text:span text:style-name="T2"/></text:h>
      <text:list text:style-name="WWNum21">
        <text:list-item>
          <text:p text:style-name="P25">Technical Metadata </text:p>
          <text:list>
            <text:list-item>
              <text:p text:style-name="P150" loext:marker-style-name="T10"><text:span text:style-name="T10">Measurement principle (shearing interferometry, Shack-Hartmann, etc…?, including component information such as lens-array, pitch, focal length)</text:span></text:p>
            </text:list-item>
            <text:list-item>
              <text:p text:style-name="P26" loext:marker-style-name="T10"><text:span text:style-name="T10">Manufacturer </text:span><text:span text:style-name="T23">or built in-house</text:span></text:p>
            </text:list-item>
            <text:list-item>
              <text:p text:style-name="P26" loext:marker-style-name="T10"><text:span text:style-name="T10">Model name/number</text:span><text:span text:style-name="T10"/></text:p>
            </text:list-item>
            <text:list-item>
              <text:p text:style-name="P26" loext:marker-style-name="T10"><text:span text:style-name="T10">Serial number</text:span><text:span text:style-name="T10"/></text:p>
            </text:list-item>
            <text:list-item>
              <text:p text:style-name="P26" loext:marker-style-name="T10"><text:span text:style-name="T10">Operating Software and version number</text:span><text:span text:style-name="T10"/></text:p>
            </text:list-item>
            <text:list-item>
              <text:p text:style-name="P26" loext:marker-style-name="T10"><text:span text:style-name="T10">Interface (USB, Ethernet, etc.) </text:span><text:span text:style-name="T10"/></text:p>
            </text:list-item>
            <text:list-item>
              <text:p text:style-name="P26" loext:marker-style-name="T10"><text:span text:style-name="T10">Sensor type</text:span><text:span text:style-name="T10"/></text:p>
            </text:list-item>
            <text:list-item>
              <text:p text:style-name="P26" loext:marker-style-name="T10"><text:span text:style-name="T10">Sensor’s manufacturer</text:span><text:span text:style-name="T10"/></text:p>
            </text:list-item>
            <text:list-item>
              <text:p text:style-name="P26" loext:marker-style-name="T10"><text:span text:style-name="T10">Sensor’s model number</text:span><text:span text:style-name="T10"/></text:p>
            </text:list-item>
            <text:list-item>
              <text:p text:style-name="P26" loext:marker-style-name="T10"><text:span text:style-name="T10">Sensor size (either pixels in Horizontal/Vertical directions, or in mm)</text:span><text:span text:style-name="T10"/></text:p>
            </text:list-item>
            <text:list-item>
              <text:p text:style-name="P26" loext:marker-style-name="T8"><text:span text:style-name="T8">Sensor‘s filter (RGB, IR, etc.)</text:span><text:span text:style-name="T8"/></text:p>
            </text:list-item>
            <text:list-item>
              <text:p text:style-name="P26" loext:marker-style-name="T10"><text:span text:style-name="T10">Pixel Size</text:span><text:span text:style-name="T10"/></text:p>
            </text:list-item>
            <text:list-item>
              <text:p text:style-name="P26" loext:marker-style-name="T10"><text:span text:style-name="T10">Quantum Efficiency Curve</text:span><text:span text:style-name="T10"/></text:p>
            </text:list-item>
            <text:list-item>
              <text:p text:style-name="P26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27">Procedural Metadata </text:p>
          <text:list>
            <text:list-item>
              <text:p text:style-name="P26">Name of detector as used in experiment</text:p>
            </text:list-item>
            <text:list-item>
              <text:p text:style-name="P26">Location of detector in experiment</text:p>
            </text:list-item>
            <text:list-item>
              <text:p text:style-name="P26">Configuration of laser during use</text:p>
            </text:list-item>
            <text:list-item>
              <text:p text:style-name="P26">Dynamic Range</text:p>
            </text:list-item>
            <text:list-item>
              <text:p text:style-name="P26">Exposure time</text:p>
            </text:list-item>
            <text:list-item>
              <text:p text:style-name="P26">Gain</text:p>
            </text:list-item>
            <text:list-item>
              <text:p text:style-name="P26">Trigger</text:p>
            </text:list-item>
            <text:list-item>
              <text:p text:style-name="P26">Binning</text:p>
            </text:list-item>
            <text:list-item>
              <text:p text:style-name="P26">Background measurement</text:p>
            </text:list-item>
            <text:list-item>
              <text:p text:style-name="P26">Region of Interest</text:p>
            </text:list-item>
            <text:list-item>
              <text:p text:style-name="P26">Schematic of imaging/focusing setup</text:p>
              <text:list>
                <text:list-item>
                  <text:p text:style-name="P28">Lens, objectives, filters, etc.</text:p>
                </text:list-item>
                <text:list-item>
                  <text:p text:style-name="P28">Imaging distances</text:p>
                </text:list-item>
              </text:list>
            </text:list-item>
          </text:list>
        </text:list-item>
        <text:list-item>
          <text:p text:style-name="P27">Access/Security Metadata </text:p>
        </text:list-item>
        <text:list-item>
          <text:p text:style-name="P27">Data</text:p>
          <text:list>
            <text:list-item>
              <text:p text:style-name="P26">2D array of pixel values</text:p>
            </text:list-item>
            <text:list-item>
              <text:p text:style-name="P26">Results of software analysis (if any)</text:p>
            </text:list-item>
          </text:list>
        </text:list-item>
      </text:list>
      <text:h text:style-name="P13" text:outline-level="2" loext:marker-style-name="T2"><text:bookmark-start text:name="_Toc153377107"/><text:span text:style-name="T2">Gateable CCD</text:span><text:span text:style-name="T2"/></text:h>
      <text:list text:style-name="WWNum26">
        <text:list-item>
          <text:p text:style-name="P29">Technical Metadata</text:p>
          <text:list>
            <text:list-item>
              <text:p text:style-name="P30" loext:marker-style-name="T10"><text:span text:style-name="T10">Manufacturer</text:span><text:span text:style-name="T10"/></text:p>
            </text:list-item>
            <text:list-item>
              <text:p text:style-name="P30" loext:marker-style-name="T10"><text:span text:style-name="T10">Model name/number</text:span><text:span text:style-name="T10"/></text:p>
            </text:list-item>
            <text:list-item>
              <text:p text:style-name="P30" loext:marker-style-name="T10"><text:span text:style-name="T10">Serial number</text:span><text:span text:style-name="T10"/></text:p>
            </text:list-item>
            <text:list-item>
              <text:p text:style-name="P30" loext:marker-style-name="T10"><text:span text:style-name="T10">Operating Software and version number</text:span><text:span text:style-name="T10"/></text:p>
            </text:list-item>
            <text:list-item>
              <text:p text:style-name="P30" loext:marker-style-name="T10"><text:span text:style-name="T10">Interface (USB, Ethernet, etc.) </text:span><text:span text:style-name="T10"/></text:p>
            </text:list-item>
            <text:list-item>
              <text:p text:style-name="P30" loext:marker-style-name="T10"><text:soft-page-break/><text:span text:style-name="T10">Sensor type</text:span><text:span text:style-name="T10"/></text:p>
            </text:list-item>
            <text:list-item>
              <text:p text:style-name="P30" loext:marker-style-name="T10"><text:span text:style-name="T10">Sensor’s manufacturer</text:span><text:span text:style-name="T10"/></text:p>
            </text:list-item>
            <text:list-item>
              <text:p text:style-name="P30" loext:marker-style-name="T10"><text:span text:style-name="T10">Sensor’s model number</text:span><text:span text:style-name="T10"/></text:p>
            </text:list-item>
            <text:list-item>
              <text:p text:style-name="P30" loext:marker-style-name="T10"><text:span text:style-name="T10">Sensor size (either pixels in Horizontal/Vertical directions, or in mm)</text:span><text:span text:style-name="T10"/></text:p>
            </text:list-item>
            <text:list-item>
              <text:p text:style-name="P30" loext:marker-style-name="T8"><text:span text:style-name="T8">Sensor‘s filter (RGB, IR, etc.)</text:span><text:span text:style-name="T8"/></text:p>
            </text:list-item>
            <text:list-item>
              <text:p text:style-name="P30" loext:marker-style-name="T10"><text:span text:style-name="T10">Pixel Size</text:span><text:span text:style-name="T10"/></text:p>
            </text:list-item>
            <text:list-item>
              <text:p text:style-name="P30" loext:marker-style-name="T10"><text:span text:style-name="T10">Quantum Efficiency Curve</text:span><text:span text:style-name="T10"/></text:p>
            </text:list-item>
            <text:list-item>
              <text:p text:style-name="P30" loext:marker-style-name="T10"><text:span text:style-name="T10">Scintillator’s datasheet</text:span><text:span text:style-name="T10"/></text:p>
              <text:list>
                <text:list-item>
                  <text:p text:style-name="P31" loext:marker-style-name="T10"><text:span text:style-name="T10">Material</text:span><text:span text:style-name="T10"/></text:p>
                </text:list-item>
                <text:list-item>
                  <text:p text:style-name="P31" loext:marker-style-name="T10"><text:span text:style-name="T10">size</text:span><text:span text:style-name="T10"/></text:p>
                </text:list-item>
              </text:list>
            </text:list-item>
            <text:list-item>
              <text:p text:style-name="P30" loext:marker-style-name="T10"><text:span text:style-name="T10">Technical drawing/file of device/setup (camera and scintillator)</text:span><text:span text:style-name="T10"/></text:p>
            </text:list-item>
          </text:list>
        </text:list-item>
        <text:list-item>
          <text:p text:style-name="P29">Procedural Metadata</text:p>
          <text:list>
            <text:list-item>
              <text:p text:style-name="P30">Name of detector as used in experiment</text:p>
            </text:list-item>
            <text:list-item>
              <text:p text:style-name="P30">Location of detector in experiment</text:p>
            </text:list-item>
            <text:list-item>
              <text:p text:style-name="P30">Dynamic Range</text:p>
            </text:list-item>
            <text:list-item>
              <text:p text:style-name="P30">Exposure time</text:p>
            </text:list-item>
            <text:list-item>
              <text:p text:style-name="P30">Gain</text:p>
            </text:list-item>
            <text:list-item>
              <text:p text:style-name="P30">Trigger</text:p>
            </text:list-item>
            <text:list-item>
              <text:p text:style-name="P30">Binning</text:p>
            </text:list-item>
            <text:list-item>
              <text:p text:style-name="P30">Background measurement</text:p>
            </text:list-item>
            <text:list-item>
              <text:p text:style-name="P30">Region of Interest</text:p>
            </text:list-item>
            <text:list-item>
              <text:p text:style-name="P30">Schematic of imaging/focusing setup</text:p>
              <text:list>
                <text:list-item>
                  <text:p text:style-name="P31">Lens, objectives, filters, etc.</text:p>
                </text:list-item>
                <text:list-item>
                  <text:p text:style-name="P31">Imaging distances</text:p>
                </text:list-item>
                <text:list-item>
                  <text:p text:style-name="P31">Calibration image of scintillator</text:p>
                </text:list-item>
                <text:list-item>
                  <text:p text:style-name="P31">Shielding on scintillator</text:p>
                </text:list-item>
                <text:list-item>
                  <text:p text:style-name="P31">Orientation of scintillator relative to target or laser forward direction</text:p>
                </text:list-item>
              </text:list>
            </text:list-item>
            <text:list-item>
              <text:p text:style-name="P30">Other</text:p>
            </text:list-item>
            <text:list-item>
              <text:p text:style-name="P30">GCCD Settings</text:p>
              <text:list>
                <text:list-item>
                  <text:p text:style-name="P31">Amplification voltage</text:p>
                </text:list-item>
                <text:list-item>
                  <text:p text:style-name="P31">Delay time</text:p>
                </text:list-item>
                <text:list-item>
                  <text:p text:style-name="P31">Gate time</text:p>
                </text:list-item>
                <text:list-item>
                  <text:p text:style-name="P31">Zero delay image</text:p>
                </text:list-item>
                <text:list-item>
                  <text:p text:style-name="P31">Date of Zero delay image</text:p>
                </text:list-item>
              </text:list>
            </text:list-item>
          </text:list>
        </text:list-item>
        <text:list-item>
          <text:p text:style-name="P29">Access/Security Metadata</text:p>
        </text:list-item>
        <text:list-item>
          <text:p text:style-name="P29">Data</text:p>
          <text:list>
            <text:list-item>
              <text:p text:style-name="P30">2D array of pixel values</text:p>
            </text:list-item>
          </text:list>
        </text:list-item>
      </text:list>
      <text:h text:style-name="P13" text:outline-level="2" loext:marker-style-name="T2"><text:bookmark-start text:name="_Toc153377108"/><text:span text:style-name="T2">Streak Camera</text:span><text:span text:style-name="T2"/></text:h>
      <text:list xml:id="list3982155989" text:style-name="WWNum27">
        <text:list-item>
          <text:p text:style-name="P32">Technical Metadata</text:p>
          <text:list>
            <text:list-item>
              <text:p text:style-name="P157">Manufacturer</text:p>
            </text:list-item>
            <text:list-item text:style-override="WWNum1aaaa">
              <text:p text:style-name="P160" loext:marker-style-name="T19"><text:span text:style-name="T17">Model name/number</text:span><text:span text:style-name="T17"/></text:p>
            </text:list-item>
            <text:list-item text:style-override="WWNum1aaaa">
              <text:p text:style-name="P160" loext:marker-style-name="T19"><text:span text:style-name="T17">Serial number</text:span><text:span text:style-name="T17"/></text:p>
            </text:list-item>
            <text:list-item text:style-override="WWNum1aaaa">
              <text:p text:style-name="P160" loext:marker-style-name="T19"><text:soft-page-break/><text:span text:style-name="T17">Operating Software and version number</text:span><text:span text:style-name="T17"/></text:p>
            </text:list-item>
            <text:list-item text:style-override="WWNum1aaaa">
              <text:p text:style-name="P160" loext:marker-style-name="T19"><text:span text:style-name="T17">Interface (USB, Ethernet, etc.) </text:span><text:span text:style-name="T17"/></text:p>
            </text:list-item>
            <text:list-item text:style-override="WWNum1aaaa">
              <text:p text:style-name="P160" loext:marker-style-name="T19"><text:span text:style-name="T17">Sensor type</text:span><text:span text:style-name="T17"/></text:p>
            </text:list-item>
            <text:list-item text:style-override="WWNum1aaaa">
              <text:p text:style-name="P160" loext:marker-style-name="T19"><text:span text:style-name="T17">Sensor’s manufacturer</text:span><text:span text:style-name="T17"/></text:p>
            </text:list-item>
            <text:list-item text:style-override="WWNum1aaaa">
              <text:p text:style-name="P160" loext:marker-style-name="T19"><text:span text:style-name="T17">Sensor’s model number</text:span><text:span text:style-name="T17"/></text:p>
            </text:list-item>
            <text:list-item text:style-override="WWNum1aaaa">
              <text:p text:style-name="P160" loext:marker-style-name="T19"><text:span text:style-name="T17">Sensor size (either pixels in Horizontal/Vertical directions, or in mm)</text:span><text:span text:style-name="T17"/></text:p>
            </text:list-item>
            <text:list-item text:style-override="WWNum1aaaa">
              <text:p text:style-name="P160" loext:marker-style-name="T20"><text:span text:style-name="T18">Sensor‘s filter (RGB, IR, etc.)</text:span><text:span text:style-name="T18"/></text:p>
            </text:list-item>
            <text:list-item text:style-override="WWNum1aaaa">
              <text:p text:style-name="P160" loext:marker-style-name="T19"><text:span text:style-name="T17">Pixel Size</text:span><text:span text:style-name="T17"/></text:p>
            </text:list-item>
            <text:list-item text:style-override="WWNum1aaaa">
              <text:p text:style-name="P160" loext:marker-style-name="T19"><text:span text:style-name="T17">Sweep ranges</text:span><text:span text:style-name="T17"/></text:p>
            </text:list-item>
            <text:list-item text:style-override="WWNum1aaaa">
              <text:p text:style-name="P160" loext:marker-style-name="T19"><text:span text:style-name="T17">Sweep delays</text:span><text:span text:style-name="T17"/></text:p>
            </text:list-item>
            <text:list-item text:style-override="WWNum1aaaa">
              <text:p text:style-name="P160" loext:marker-style-name="T19"><text:span text:style-name="T17">Sweep resolutions</text:span><text:span text:style-name="T17"/></text:p>
            </text:list-item>
            <text:list-item text:style-override="WWNum1aaaa">
              <text:p text:style-name="P160" loext:marker-style-name="T19"><text:span text:style-name="T17">Quantum Efficiency Curve</text:span><text:span text:style-name="T17"/></text:p>
            </text:list-item>
            <text:list-item text:style-override="WWNum1aaaa">
              <text:p text:style-name="P160" loext:marker-style-name="T19"><text:span text:style-name="T17">Scintillator’s datasheet</text:span><text:span text:style-name="T17"/></text:p>
              <text:list text:style-name="WWNum1aaaa">
                <text:list-item>
                  <text:p text:style-name="P161" loext:marker-style-name="T19"><text:span text:style-name="T17">Material</text:span><text:span text:style-name="T17"/></text:p>
                </text:list-item>
                <text:list-item>
                  <text:p text:style-name="P161" loext:marker-style-name="T19"><text:span text:style-name="T17">size</text:span><text:span text:style-name="T17"/></text:p>
                </text:list-item>
              </text:list>
            </text:list-item>
            <text:list-item text:style-override="WWNum1aaaa">
              <text:p text:style-name="P160" loext:marker-style-name="T19"><text:span text:style-name="T17">Technical drawing/file of device/setup (camera and scintillator)</text:span></text:p>
            </text:list-item>
          </text:list>
        </text:list-item>
        <text:list-item>
          <text:p text:style-name="P32">Procedural Metadata</text:p>
          <text:list>
            <text:list-item>
              <text:p text:style-name="P158">Name of detector as used in experiment</text:p>
            </text:list-item>
            <text:list-item text:style-override="WWNum1aa">
              <text:p text:style-name="P162" loext:marker-style-name="T16"><text:span text:style-name="T16">Location of detector in experiment</text:span><text:span text:style-name="T16"/></text:p>
            </text:list-item>
            <text:list-item text:style-override="WWNum1aa">
              <text:p text:style-name="P162" loext:marker-style-name="T16"><text:span text:style-name="T16">Dynamic Range</text:span><text:span text:style-name="T16"/></text:p>
            </text:list-item>
            <text:list-item text:style-override="WWNum1aa">
              <text:p text:style-name="P162" loext:marker-style-name="T16"><text:span text:style-name="T16">Exposure time of camera</text:span><text:span text:style-name="T16"/></text:p>
            </text:list-item>
            <text:list-item text:style-override="WWNum1aa">
              <text:p text:style-name="P162" loext:marker-style-name="T16"><text:span text:style-name="T16">Gain of camera</text:span><text:span text:style-name="T16"/></text:p>
            </text:list-item>
            <text:list-item text:style-override="WWNum1aa">
              <text:p text:style-name="P162" loext:marker-style-name="T16"><text:span text:style-name="T16">Sweep range</text:span><text:span text:style-name="T16"/></text:p>
            </text:list-item>
            <text:list-item text:style-override="WWNum1aa">
              <text:p text:style-name="P162" loext:marker-style-name="T16"><text:span text:style-name="T16">Slit height</text:span><text:span text:style-name="T16"/></text:p>
            </text:list-item>
            <text:list-item text:style-override="WWNum1aa">
              <text:p text:style-name="P162" loext:marker-style-name="T16"><text:span text:style-name="T16">Slit width</text:span><text:span text:style-name="T16"/></text:p>
            </text:list-item>
            <text:list-item text:style-override="WWNum1aa">
              <text:p text:style-name="P162" loext:marker-style-name="T16"><text:span text:style-name="T16">Trigger</text:span><text:span text:style-name="T16"/></text:p>
            </text:list-item>
            <text:list-item text:style-override="WWNum1aa">
              <text:p text:style-name="P162" loext:marker-style-name="T16"><text:span text:style-name="T16">Trigger delay</text:span><text:span text:style-name="T16"/></text:p>
            </text:list-item>
            <text:list-item text:style-override="WWNum1aa">
              <text:p text:style-name="P162" loext:marker-style-name="T16"><text:span text:style-name="T16">Background measurement</text:span><text:span text:style-name="T16"/></text:p>
            </text:list-item>
            <text:list-item text:style-override="WWNum1aa">
              <text:p text:style-name="P162" loext:marker-style-name="T16"><text:span text:style-name="T16">Region of Interest</text:span><text:span text:style-name="T16"/></text:p>
            </text:list-item>
            <text:list-item text:style-override="WWNum1aa">
              <text:p text:style-name="P162" loext:marker-style-name="T16"><text:span text:style-name="T16">Schematic of imaging/focusing setup</text:span><text:span text:style-name="T16"/></text:p>
              <text:list text:style-name="WWNum1aa">
                <text:list-item>
                  <text:p text:style-name="P163" loext:marker-style-name="T16"><text:span text:style-name="T16">Lens, objectives, filters, etc.</text:span><text:span text:style-name="T16"/></text:p>
                </text:list-item>
                <text:list-item>
                  <text:p text:style-name="P163" loext:marker-style-name="T16"><text:span text:style-name="T16">Imaging distances</text:span><text:span text:style-name="T16"/></text:p>
                </text:list-item>
                <text:list-item>
                  <text:p text:style-name="P163" loext:marker-style-name="T16"><text:span text:style-name="T16">Calibration image </text:span><text:span text:style-name="T16"/></text:p>
                </text:list-item>
                <text:list-item>
                  <text:p text:style-name="P163" loext:marker-style-name="T16"><text:span text:style-name="T16">Orientation of scintillator relative to target or laser forward direction</text:span><text:span text:style-name="T16"/></text:p>
                </text:list-item>
              </text:list>
            </text:list-item>
            <text:list-item text:style-override="WWNum1aa">
              <text:p text:style-name="P162" loext:marker-style-name="T16"><text:span text:style-name="T16">MCP Settings</text:span><text:span text:style-name="T16"/></text:p>
              <text:list text:style-name="WWNum1aa">
                <text:list-item>
                  <text:p text:style-name="P163" loext:marker-style-name="T16"><text:span text:style-name="T16">Gain of MCP</text:span><text:span text:style-name="T16"/></text:p>
                </text:list-item>
                <text:list-item>
                  <text:p text:style-name="P163" loext:marker-style-name="T16"><text:span text:style-name="T16">…</text:span><text:span text:style-name="T16"/></text:p>
                </text:list-item>
              </text:list>
            </text:list-item>
            <text:list-item text:style-override="WWNum1aa">
              <text:p text:style-name="P162" loext:marker-style-name="T16"><text:span text:style-name="T16">Other</text:span></text:p>
            </text:list-item>
          </text:list>
        </text:list-item>
        <text:list-item>
          <text:p text:style-name="P32">Access/Security Metadata</text:p>
        </text:list-item>
        <text:list-item>
          <text:p text:style-name="P32">Data</text:p>
        </text:list-item>
      </text:list>
      <text:list text:style-name="WWNum16">
        <text:list-item>
          <text:p text:style-name="P159">2D Array of pixel values</text:p>
        </text:list-item>
      </text:list>
      <text:h text:style-name="P13" text:outline-level="2" loext:marker-style-name="T2"><text:bookmark-start text:name="_Toc153377109"/><text:soft-page-break/><text:span text:style-name="T2">Spectrometer – Photon</text:span><text:span text:style-name="T2"/></text:h>
      <text:list text:style-name="WWNum28">
        <text:list-item>
          <text:p text:style-name="P33">Technical Metadata</text:p>
          <text:list>
            <text:list-item>
              <text:p text:style-name="P34" loext:marker-style-name="T10"><text:span text:style-name="T10">Manufacturer or built in-house</text:span><text:span text:style-name="T10"/></text:p>
            </text:list-item>
            <text:list-item>
              <text:p text:style-name="P34" loext:marker-style-name="T10"><text:span text:style-name="T10">Model name/number</text:span><text:span text:style-name="T10"/></text:p>
            </text:list-item>
            <text:list-item>
              <text:p text:style-name="P34" loext:marker-style-name="T10"><text:span text:style-name="T10">Serial number</text:span><text:span text:style-name="T10"/></text:p>
            </text:list-item>
            <text:list-item>
              <text:p text:style-name="P34" loext:marker-style-name="T10"><text:span text:style-name="T10">Operating Software and version number</text:span><text:span text:style-name="T10"/></text:p>
            </text:list-item>
            <text:list-item>
              <text:p text:style-name="P34">Start wavelength (frequency)</text:p>
            </text:list-item>
            <text:list-item>
              <text:p text:style-name="P34">End wavelength (frequency</text:p>
            </text:list-item>
            <text:list-item>
              <text:p text:style-name="P34">Resolution (array of wavelengths or frequencies)</text:p>
            </text:list-item>
            <text:list-item>
              <text:p text:style-name="P34">Calibration Data</text:p>
            </text:list-item>
            <text:list-item>
              <text:p text:style-name="P34">Light source used for calibration</text:p>
            </text:list-item>
            <text:list-item>
              <text:p text:style-name="P34">Last Calibration Date</text:p>
            </text:list-item>
            <text:list-item>
              <text:p text:style-name="P34">Imaging or non-imaging</text:p>
            </text:list-item>
            <text:list-item>
              <text:p text:style-name="P34">Grating<text:span text:style-name="T22">, crystal or prism</text:span></text:p>
              <text:list>
                <text:list-item>
                  <text:p text:style-name="P35">Manufacturer</text:p>
                </text:list-item>
                <text:list-item>
                  <text:p text:style-name="P35">Lines/mm</text:p>
                </text:list-item>
                <text:list-item>
                  <text:p text:style-name="P35">Type of grating</text:p>
                </text:list-item>
                <text:list-item>
                  <text:p text:style-name="P35">Horizontal Dimension</text:p>
                </text:list-item>
                <text:list-item>
                  <text:p text:style-name="P35">Vertical Dimension</text:p>
                </text:list-item>
              </text:list>
            </text:list-item>
            <text:list-item>
              <text:p text:style-name="P34">Detector</text:p>
              <text:list>
                <text:list-item>
                  <text:p text:style-name="P35" loext:marker-style-name="T10"><text:span text:style-name="T10">Manufacturer</text:span><text:span text:style-name="T10"/></text:p>
                </text:list-item>
                <text:list-item>
                  <text:p text:style-name="P35" loext:marker-style-name="T10"><text:span text:style-name="T10">Model name/number</text:span><text:span text:style-name="T10"/></text:p>
                </text:list-item>
                <text:list-item>
                  <text:p text:style-name="P35" loext:marker-style-name="T10"><text:span text:style-name="T10">Serial number</text:span><text:span text:style-name="T10"/></text:p>
                </text:list-item>
                <text:list-item>
                  <text:p text:style-name="P35">Pixel count horizontal direction (dispersion axis)</text:p>
                </text:list-item>
                <text:list-item>
                  <text:p text:style-name="P35">Pixel count vertical direction</text:p>
                </text:list-item>
                <text:list-item>
                  <text:p text:style-name="P35">Pixel pitch</text:p>
                </text:list-item>
                <text:list-item>
                  <text:p text:style-name="P35">Quantum efficiency curve</text:p>
                </text:list-item>
                <text:list-item>
                  <text:p text:style-name="P35">Typical Noise (single value or array)</text:p>
                </text:list-item>
              </text:list>
            </text:list-item>
          </text:list>
        </text:list-item>
        <text:list-item>
          <text:p text:style-name="P33">Procedural Metadata</text:p>
          <text:list>
            <text:list-item>
              <text:p text:style-name="P34">Name of spectrometer as used in experiment</text:p>
            </text:list-item>
            <text:list-item>
              <text:p text:style-name="P34">Location of spectrometer in experiment</text:p>
            </text:list-item>
            <text:list-item>
              <text:p text:style-name="P34">Schematic of imaging/focusing setup</text:p>
              <text:list>
                <text:list-item>
                  <text:p text:style-name="P35">Lens, objectives, filters, etc.</text:p>
                </text:list-item>
                <text:list-item>
                  <text:p text:style-name="P35">Imaging distances</text:p>
                </text:list-item>
                <text:list-item>
                  <text:p text:style-name="P35">Entrance slit diameter</text:p>
                </text:list-item>
                <text:list-item>
                  <text:p text:style-name="P35">Fiber coupled </text:p>
                </text:list-item>
                <text:list-item>
                  <text:p text:style-name="P35">Integrating sphere</text:p>
                </text:list-item>
                <text:list-item>
                  <text:p text:style-name="P35">Spectral filter</text:p>
                </text:list-item>
                <text:list-item>
                  <text:p text:style-name="P35">Amplitude filter</text:p>
                </text:list-item>
                <text:list-item>
                  <text:p text:style-name="P35">Polarizer</text:p>
                </text:list-item>
                <text:list-item>
                  <text:p text:style-name="P35">Waveplate</text:p>
                </text:list-item>
                <text:list-item>
                  <text:p text:style-name="P35">FWHM Beam Diameter</text:p>
                </text:list-item>
              </text:list>
            </text:list-item>
            <text:list-item>
              <text:p text:style-name="P34">Measurement Procedure</text:p>
            </text:list-item>
            <text:list-item>
              <text:p text:style-name="P34"><text:soft-page-break/>Number of measurements per average</text:p>
            </text:list-item>
            <text:list-item>
              <text:p text:style-name="P34">Integration time</text:p>
            </text:list-item>
            <text:list-item>
              <text:p text:style-name="P151">Smoothing factor</text:p>
            </text:list-item>
            <text:list-item>
              <text:p text:style-name="P34">Dark current measurement (per shot, per run, per day, etc.)</text:p>
            </text:list-item>
          </text:list>
        </text:list-item>
        <text:list-item>
          <text:p text:style-name="P33">Access/Security Metadata</text:p>
        </text:list-item>
        <text:list-item>
          <text:p text:style-name="P33">Data</text:p>
          <text:list>
            <text:list-item>
              <text:p text:style-name="P34">Pixel counts versus wavelength(frequency)</text:p>
            </text:list-item>
            <text:list-item>
              <text:p text:style-name="P151">Optional: (calibrated) irradiance vs wavelength</text:p>
            </text:list-item>
          </text:list>
        </text:list-item>
      </text:list>
      <text:h text:style-name="P13" text:outline-level="2" loext:marker-style-name="T2"><text:bookmark-start text:name="_Toc153377110"/><text:span text:style-name="T2">Spectrometer – Electron</text:span><text:span text:style-name="T2"/></text:h>
      <text:list text:style-name="WWNum29">
        <text:list-item>
          <text:p text:style-name="P36">Technical Metadata</text:p>
          <text:list>
            <text:list-item>
              <text:p text:style-name="P37">Manufacturer or built in-house</text:p>
            </text:list-item>
            <text:list-item>
              <text:p text:style-name="P37" loext:marker-style-name="T10"><text:span text:style-name="T10">Model name/number</text:span><text:span text:style-name="T10"/></text:p>
            </text:list-item>
            <text:list-item>
              <text:p text:style-name="P37" loext:marker-style-name="T10"><text:span text:style-name="T10">Serial number</text:span><text:span text:style-name="T10"/></text:p>
            </text:list-item>
            <text:list-item>
              <text:p text:style-name="P37" loext:marker-style-name="T10"><text:span text:style-name="T10">Operating Software and version number</text:span><text:span text:style-name="T10"/></text:p>
            </text:list-item>
            <text:list-item>
              <text:p text:style-name="P37">Technical drawing/file of device/setup</text:p>
              <text:list>
                <text:list-item>
                  <text:p text:style-name="P38">Position/details of magnet</text:p>
                </text:list-item>
                <text:list-item>
                  <text:p text:style-name="P38">Position/details of cameras</text:p>
                </text:list-item>
                <text:list-item>
                  <text:p text:style-name="P38">Position/details of scintillating screens</text:p>
                </text:list-item>
                <text:list-item>
                  <text:p text:style-name="P38">Position/details of collimator/slit</text:p>
                </text:list-item>
              </text:list>
            </text:list-item>
            <text:list-item>
              <text:p text:style-name="P37">2D/3D map of magnetic field</text:p>
            </text:list-item>
            <text:list-item>
              <text:p text:style-name="P37">Calibration data of spectrometer – position on scintillator screen vs. energy</text:p>
              <text:list>
                <text:list-item>
                  <text:p text:style-name="P38">Relative energy resolution of each energy</text:p>
                </text:list-item>
                <text:list-item>
                  <text:p text:style-name="P38">Charge calibration of scintillator(s)/camera(s) – charge per pixel count </text:p>
                </text:list-item>
              </text:list>
            </text:list-item>
            <text:list-item>
              <text:p text:style-name="P37">Scintillation Screen</text:p>
              <text:list>
                <text:list-item>
                  <text:p text:style-name="P38">Manufacturer</text:p>
                </text:list-item>
                <text:list-item>
                  <text:p text:style-name="P38">Model name/number</text:p>
                </text:list-item>
                <text:list-item>
                  <text:p text:style-name="P38">Charge calibration (photons/sr*pC)</text:p>
                </text:list-item>
              </text:list>
            </text:list-item>
            <text:list-item>
              <text:p text:style-name="P37">All cameras used to record data – tied to their relevant metadata</text:p>
              <text:list>
                <text:list-item>
                  <text:p text:style-name="P38">Dynamic range, exposure time, gain, trigger, background measurement, binning</text:p>
                </text:list-item>
                <text:list-item>
                  <text:p text:style-name="P38">Sketch/data for absolute camera calibration</text:p>
                </text:list-item>
                <text:list-item>
                  <text:p text:style-name="P38">Objectives, aperture settings, ND filters, spectral filters</text:p>
                </text:list-item>
                <text:list-item>
                  <text:p text:style-name="P38">Imaging scale (mm on scintillator screen/pix)</text:p>
                </text:list-item>
              </text:list>
            </text:list-item>
            <text:list-item>
              <text:p text:style-name="P37">Tracing file of electron deflection angle vs. energy</text:p>
            </text:list-item>
          </text:list>
        </text:list-item>
        <text:list-item>
          <text:p text:style-name="P36">Procedural Metadata</text:p>
          <text:list>
            <text:list-item>
              <text:p text:style-name="P37">Name of spectrometer as used in experiment</text:p>
            </text:list-item>
            <text:list-item>
              <text:p text:style-name="P37">Location of spectrometer in experiment</text:p>
            </text:list-item>
            <text:list-item>
              <text:p text:style-name="P37">Measurement procedure</text:p>
            </text:list-item>
          </text:list>
        </text:list-item>
        <text:list-item>
          <text:p text:style-name="P36">Access/Security Metadata</text:p>
        </text:list-item>
        <text:list-item>
          <text:p text:style-name="P36">Data</text:p>
          <text:list>
            <text:list-item>
              <text:p text:style-name="P37">Pixel counts over 2D array of camera pixels</text:p>
            </text:list-item>
          </text:list>
        </text:list-item>
      </text:list>
      <text:h text:style-name="P13" text:outline-level="2" loext:marker-style-name="T2"><text:bookmark-start text:name="_Toc153377111"/><text:soft-page-break/><text:span text:style-name="T2">Spectrometer – Proton/Ion</text:span><text:span text:style-name="T2"/></text:h>
      <text:p text:style-name="P1">Technical Metadata</text:p>
      <text:list text:style-name="WWNum17">
        <text:list-item>
          <text:p text:style-name="P39"/>
        </text:list-item>
      </text:list>
      <text:p text:style-name="P1">Procedural Metadata</text:p>
      <text:list text:style-name="WWNum18">
        <text:list-item>
          <text:p text:style-name="P40"/>
        </text:list-item>
      </text:list>
      <text:p text:style-name="P1">Access/Security Metadata</text:p>
      <text:list text:style-name="WWNum19">
        <text:list-item>
          <text:p text:style-name="P41"/>
        </text:list-item>
      </text:list>
      <text:p text:style-name="P1">Data</text:p>
      <text:list text:style-name="WWNum20">
        <text:list-item>
          <text:p text:style-name="P42"/>
        </text:list-item>
      </text:list>
      <text:p text:style-name="P1"/>
      <text:h text:style-name="P13" text:outline-level="2" loext:marker-style-name="T2"><text:bookmark-start text:name="_Toc153377112"/><text:span text:style-name="T2">Thomson Parabola Spectrometer</text:span><text:span text:style-name="T2"/></text:h>
      <text:list text:style-name="WWNum30">
        <text:list-item>
          <text:p text:style-name="P43">Technical Metadata</text:p>
          <text:list>
            <text:list-item>
              <text:p text:style-name="P44">Manufacturer or in-house design</text:p>
            </text:list-item>
            <text:list-item>
              <text:p text:style-name="P44" loext:marker-style-name="T10"><text:span text:style-name="T10">Model name/number</text:span><text:span text:style-name="T10"/></text:p>
            </text:list-item>
            <text:list-item>
              <text:p text:style-name="P44" loext:marker-style-name="T10"><text:span text:style-name="T10">Serial number</text:span><text:span text:style-name="T10"/></text:p>
            </text:list-item>
            <text:list-item>
              <text:p text:style-name="P44" loext:marker-style-name="T10"><text:span text:style-name="T10">Operating Software and version number</text:span><text:span text:style-name="T10"/></text:p>
            </text:list-item>
            <text:list-item>
              <text:p text:style-name="P44">Technical drawing/file of device/setup</text:p>
            </text:list-item>
            <text:list-item>
              <text:p text:style-name="P44">Entrance aperture</text:p>
              <text:list>
                <text:list-item>
                  <text:p text:style-name="P45">Dimensions</text:p>
                </text:list-item>
                <text:list-item>
                  <text:p text:style-name="P45">Position </text:p>
                </text:list-item>
                <text:list-item>
                  <text:p text:style-name="P45">Height of particle beam after aperture</text:p>
                </text:list-item>
                <text:list-item>
                  <text:p text:style-name="P45">Distance of aperture to electric field (start)</text:p>
                </text:list-item>
                <text:list-item>
                  <text:p text:style-name="P45">Distance of aperture to magnetic field (start)</text:p>
                </text:list-item>
              </text:list>
            </text:list-item>
            <text:list-item>
              <text:p text:style-name="P44">Magnetic field/magnet yoke </text:p>
              <text:list>
                <text:list-item>
                  <text:p text:style-name="P45">Strength</text:p>
                </text:list-item>
                <text:list-item>
                  <text:p text:style-name="P45">Height</text:p>
                </text:list-item>
                <text:list-item>
                  <text:p text:style-name="P45">Start above ground</text:p>
                </text:list-item>
                <text:list-item>
                  <text:p text:style-name="P45">Horizontal dimension</text:p>
                </text:list-item>
                <text:list-item>
                  <text:p text:style-name="P45">Vertical dimension</text:p>
                </text:list-item>
                <text:list-item>
                  <text:p text:style-name="P45">Distance of magnetic field (end) to detector</text:p>
                </text:list-item>
                <text:list-item>
                  <text:p text:style-name="P45">Calibration data (magnetic field strength)</text:p>
                </text:list-item>
                <text:list-item>
                  <text:p text:style-name="P45">Last calibration date</text:p>
                </text:list-item>
              </text:list>
            </text:list-item>
            <text:list-item>
              <text:p text:style-name="P44">Electric field/Capacitor </text:p>
              <text:list>
                <text:list-item>
                  <text:p text:style-name="P45">Length</text:p>
                </text:list-item>
                <text:list-item>
                  <text:p text:style-name="P45">Height</text:p>
                </text:list-item>
                <text:list-item>
                  <text:p text:style-name="P45">Start above ground</text:p>
                </text:list-item>
                <text:list-item>
                  <text:p text:style-name="P45">Distance of electric field (end) to detector</text:p>
                </text:list-item>
              </text:list>
            </text:list-item>
            <text:list-item>
              <text:p text:style-name="P44">Detector</text:p>
              <text:list>
                <text:list-item>
                  <text:p text:style-name="P45">Type (MCP, CR-39, image plate, …)</text:p>
                </text:list-item>
                <text:list-item>
                  <text:p text:style-name="P45">Manufacturer</text:p>
                </text:list-item>
                <text:list-item>
                  <text:p text:style-name="P45"><text:soft-page-break/>Model name/number</text:p>
                </text:list-item>
                <text:list-item>
                  <text:p text:style-name="P45">Serial Number</text:p>
                </text:list-item>
                <text:list-item>
                  <text:p text:style-name="P45">Size</text:p>
                </text:list-item>
                <text:list-item>
                  <text:p text:style-name="P45">Characteristics (online or offline measurement, data sheet)</text:p>
                </text:list-item>
              </text:list>
            </text:list-item>
            <text:list-item>
              <text:p text:style-name="P44">Camera (if detector is MCP)</text:p>
              <text:list>
                <text:list-item>
                  <text:p text:style-name="P45">Manufacturer</text:p>
                </text:list-item>
                <text:list-item>
                  <text:p text:style-name="P45">Model name/number </text:p>
                </text:list-item>
                <text:list-item>
                  <text:p text:style-name="P45">Pixel size</text:p>
                </text:list-item>
                <text:list-item>
                  <text:p text:style-name="P45">Camera objective</text:p>
                </text:list-item>
              </text:list>
            </text:list-item>
            <text:list-item>
              <text:p text:style-name="P44">Other readout device (if detector is different)</text:p>
              <text:list>
                <text:list-item>
                  <text:p text:style-name="P45">Manufacturer</text:p>
                </text:list-item>
                <text:list-item>
                  <text:p text:style-name="P45">Model name/number (microscope, scanner, …)</text:p>
                </text:list-item>
              </text:list>
            </text:list-item>
            <text:list-item>
              <text:p text:style-name="P44">Position zero deflection point on detector/camera </text:p>
            </text:list-item>
            <text:list-item>
              <text:p text:style-name="P44">Low energy cutoff</text:p>
            </text:list-item>
          </text:list>
        </text:list-item>
        <text:list-item>
          <text:p text:style-name="P43">Procedural Metadata</text:p>
          <text:list>
            <text:list-item>
              <text:p text:style-name="P44">Name of Thomson Parabola as used in experiment</text:p>
            </text:list-item>
            <text:list-item>
              <text:p text:style-name="P44">Location of Thomson Parabola in experiment</text:p>
            </text:list-item>
            <text:list-item>
              <text:p text:style-name="P44">Name of detector used in Thomson parabola (MCP, CR-39, …)</text:p>
            </text:list-item>
            <text:list-item>
              <text:p text:style-name="P44">Schematic of measurement setup</text:p>
              <text:list>
                <text:list-item>
                  <text:p text:style-name="P45">Distance target to entrance aperture</text:p>
                </text:list-item>
                <text:list-item>
                  <text:p text:style-name="P45">Angle observed with respect to target normal direction/laser direction</text:p>
                </text:list-item>
              </text:list>
            </text:list-item>
            <text:list-item>
              <text:p text:style-name="P44">MCP settings (voltages)</text:p>
            </text:list-item>
            <text:list-item>
              <text:p text:style-name="P44">Capacitor voltage</text:p>
            </text:list-item>
            <text:list-item>
              <text:p text:style-name="P44">Schematic of imaging/focusing setup if camera used</text:p>
              <text:list>
                <text:list-item>
                  <text:p text:style-name="P45">Lens, objectives, filters, etc.</text:p>
                </text:list-item>
                <text:list-item>
                  <text:p text:style-name="P45">Imaging distances</text:p>
                </text:list-item>
                <text:list-item>
                  <text:p text:style-name="P45">Calibration image (for µm/pixel)</text:p>
                </text:list-item>
                <text:list-item>
                  <text:p text:style-name="P45">Camera settings (gain, exposure, …)</text:p>
                </text:list-item>
              </text:list>
            </text:list-item>
            <text:list-item>
              <text:p text:style-name="P44">Proton energy at pixel position</text:p>
            </text:list-item>
            <text:list-item>
              <text:p text:style-name="P44"><text:s/>(Heavier-) ion energy at pixel position </text:p>
            </text:list-item>
            <text:list-item>
              <text:p text:style-name="P44">Energy resolution at pixel position</text:p>
            </text:list-item>
            <text:list-item>
              <text:p text:style-name="P44">Particle per signal calibration for camera</text:p>
            </text:list-item>
            <text:list-item>
              <text:p text:style-name="P44">Dark current measurement (per shot, per run, per day, etc.)</text:p>
            </text:list-item>
          </text:list>
        </text:list-item>
        <text:list-item>
          <text:p text:style-name="P43">Access/Security Metadata</text:p>
        </text:list-item>
        <text:list-item>
          <text:p text:style-name="P43">Data</text:p>
          <text:list>
            <text:list-item>
              <text:p text:style-name="P44" loext:marker-style-name="T11">Images of ion/proton traces (if camera is used, raw data)<text:span text:style-name="T11"/></text:p>
            </text:list-item>
            <text:list-item>
              <text:p text:style-name="P44"><text:span text:style-name="T12">Or detectors with ion/proton traces </text:span>(CR-39, image plates, …)</text:p>
            </text:list-item>
            <text:list-item>
              <text:p text:style-name="P44" loext:marker-style-name="T12"><text:span text:style-name="T12">Maximum ion/proton energy</text:span><text:span text:style-name="T12"/></text:p>
            </text:list-item>
            <text:list-item>
              <text:p text:style-name="P44" loext:marker-style-name="T12"><text:span text:style-name="T12">Signal/particle number per solid angle and energy interval</text:span><text:span text:style-name="T12"/></text:p>
            </text:list-item>
          </text:list>
        </text:list-item>
      </text:list>
      <text:h text:style-name="P14" text:outline-level="2" loext:marker-style-name="T2">Radiochromic-film stack</text:h>
      <text:list text:style-name="WWNum1a">
        <text:list-item>
          <text:p text:style-name="P153" loext:marker-style-name="T19"><text:span text:style-name="T15">Technical Metadata</text:span></text:p>
          <text:list>
            <text:list-item>
              <text:p text:style-name="P154" loext:marker-style-name="T19"><text:span text:style-name="T15">Manufacturer</text:span><text:span text:style-name="T15"/></text:p>
            </text:list-item>
            <text:list-item>
              <text:p text:style-name="P154" loext:marker-style-name="T19"><text:soft-page-break/><text:span text:style-name="T15">RCF type / name</text:span></text:p>
            </text:list-item>
            <text:list-item>
              <text:p text:style-name="P154" loext:marker-style-name="T19"><text:span text:style-name="T15">LOT number</text:span><text:span text:style-name="T15"/></text:p>
            </text:list-item>
            <text:list-item>
              <text:p text:style-name="P155" loext:marker-style-name="T19"><text:span text:style-name="T15">Scanner name / model used</text:span></text:p>
            </text:list-item>
            <text:list-item>
              <text:p text:style-name="P154" loext:marker-style-name="T19"><text:span text:style-name="T15">Ion response calibration for a given scanner</text:span></text:p>
            </text:list-item>
          </text:list>
        </text:list-item>
        <text:list-item>
          <text:p text:style-name="P153" loext:marker-style-name="T16"><text:span text:style-name="T13">Procedural Metadata</text:span><text:span text:style-name="T13"/></text:p>
          <text:list>
            <text:list-item>
              <text:p text:style-name="P154" loext:marker-style-name="T16"><text:span text:style-name="T13">Stack composition</text:span><text:span text:style-name="T13"/></text:p>
              <text:list>
                <text:list-item>
                  <text:p text:style-name="P156" loext:marker-style-name="T16"><text:span text:style-name="T13">Position of each layer within the stack</text:span><text:span text:style-name="T13"/></text:p>
                </text:list-item>
                <text:list-item>
                  <text:p text:style-name="P156" loext:marker-style-name="T16"><text:span text:style-name="T13">Orientation of each RCF within the stack</text:span><text:span text:style-name="T13"/></text:p>
                </text:list-item>
                <text:list-item>
                  <text:p text:style-name="P156" loext:marker-style-name="T16"><text:span text:style-name="T13">Material / RCF type of each layer within the stack</text:span><text:span text:style-name="T13"/></text:p>
                </text:list-item>
                <text:list-item>
                  <text:p text:style-name="P156" loext:marker-style-name="T16"><text:span text:style-name="T13">Thickness of each layer</text:span></text:p>
                </text:list-item>
              </text:list>
            </text:list-item>
            <text:list-item>
              <text:p text:style-name="P154" loext:marker-style-name="T16"><text:span text:style-name="T13">Location of RCF stack in the experiment</text:span><text:span text:style-name="T13"/></text:p>
            </text:list-item>
            <text:list-item>
              <text:p text:style-name="P154" loext:marker-style-name="T16"><text:span text:style-name="T13">Energy loss files for each layer</text:span></text:p>
            </text:list-item>
          </text:list>
        </text:list-item>
        <text:list-item>
          <text:p text:style-name="P153" loext:marker-style-name="T16"><text:span text:style-name="T13">Access/Security Metadata</text:span><text:span text:style-name="T13"/></text:p>
        </text:list-item>
        <text:list-item>
          <text:p text:style-name="P153" loext:marker-style-name="T16"><text:span text:style-name="T13">Data</text:span><text:span text:style-name="T13"/></text:p>
          <text:list>
            <text:list-item>
              <text:p text:style-name="P154" loext:marker-style-name="T16"><text:span text:style-name="T13">Set of <text:tab/>RGB/IR images with 16-Bit for each channel</text:span><text:span text:style-name="T13"/></text:p>
            </text:list-item>
          </text:list>
        </text:list-item>
      </text:list>
      <text:p text:style-name="P5" loext:marker-style-name="T2"><text:span text:style-name="T4"/></text:p>
      <text:h text:style-name="P13" text:outline-level="2" loext:marker-style-name="T2"><text:bookmark-start text:name="_Toc153377113"/><text:span text:style-name="T2">Wizzler</text:span><text:span text:style-name="T2"/></text:h>
      <text:list text:style-name="WWNum31">
        <text:list-item>
          <text:p text:style-name="P46" loext:marker-style-name="T10"><text:span text:style-name="T10">Technical Metadata</text:span><text:span text:style-name="T10"/></text:p>
          <text:list>
            <text:list-item>
              <text:p text:style-name="P47" loext:marker-style-name="T10"><text:span text:style-name="T10">Manufacturer</text:span><text:span text:style-name="T10"/></text:p>
            </text:list-item>
            <text:list-item>
              <text:p text:style-name="P47" loext:marker-style-name="T10"><text:span text:style-name="T10">Model name/number</text:span><text:span text:style-name="T10"/></text:p>
            </text:list-item>
            <text:list-item>
              <text:p text:style-name="P47" loext:marker-style-name="T10"><text:span text:style-name="T10">Serial number</text:span><text:span text:style-name="T10"/></text:p>
            </text:list-item>
            <text:list-item>
              <text:p text:style-name="P47" loext:marker-style-name="T10"><text:span text:style-name="T10">Operating Software and version number</text:span><text:span text:style-name="T10"/></text:p>
            </text:list-item>
          </text:list>
        </text:list-item>
        <text:list-item>
          <text:p text:style-name="P46">Procedural Metadata</text:p>
          <text:list>
            <text:list-item>
              <text:p text:style-name="P47">Input Energy</text:p>
            </text:list-item>
            <text:list-item>
              <text:p text:style-name="P47">Input FWHM Beam Diameter</text:p>
            </text:list-item>
            <text:list-item>
              <text:p text:style-name="P47">Input Polarization</text:p>
            </text:list-item>
            <text:list-item>
              <text:p text:style-name="P47">Input Spectrum: Center and FWHM</text:p>
              <text:list>
                <text:list-item>
                  <text:p text:style-name="P48">Full Spectrum as .txt/.csv if available</text:p>
                </text:list-item>
              </text:list>
            </text:list-item>
            <text:list-item>
              <text:p text:style-name="P47">Name of device as used in experiment</text:p>
            </text:list-item>
            <text:list-item>
              <text:p text:style-name="P47">Location of device in experiment</text:p>
            </text:list-item>
            <text:list-item>
              <text:p text:style-name="P47">Schematic of measurement setup</text:p>
              <text:list>
                <text:list-item>
                  <text:p text:style-name="P48">optics, filters, etc.</text:p>
                </text:list-item>
                <text:list-item>
                  <text:p text:style-name="P48">distances</text:p>
                </text:list-item>
                <text:list-item>
                  <text:p text:style-name="P48">On air, behind window, etc.</text:p>
                  <text:list>
                    <text:list-item>
                      <text:p text:style-name="P49">Dispersion compensated in Wizzler software?</text:p>
                    </text:list-item>
                  </text:list>
                </text:list-item>
              </text:list>
            </text:list-item>
            <text:list-item>
              <text:p text:style-name="P47">Number of shots per average</text:p>
            </text:list-item>
            <text:list-item>
              <text:p text:style-name="P47">Corresponding settings of stretcher/compressor/dazzler and laser configuration</text:p>
              <text:list>
                <text:list-item>
                  <text:p text:style-name="P48">Best case, linked via a shot number</text:p>
                </text:list-item>
              </text:list>
            </text:list-item>
          </text:list>
        </text:list-item>
        <text:list-item>
          <text:p text:style-name="P46">Access/Security Metadata</text:p>
        </text:list-item>
        <text:list-item>
          <text:p text:style-name="P46">Data</text:p>
          <text:list>
            <text:list-item>
              <text:p text:style-name="P47">Wizzler file types</text:p>
              <text:list>
                <text:list-item>
                  <text:p text:style-name="P48">*SRSI_nums.txt</text:p>
                </text:list-item>
                <text:list-item>
                  <text:p text:style-name="P48"><text:soft-page-break/>*SRSI_raw.msr</text:p>
                </text:list-item>
                <text:list-item>
                  <text:p text:style-name="P48">*SRSI_Raw_spectral.txt</text:p>
                </text:list-item>
                <text:list-item>
                  <text:p text:style-name="P48">*SRSI_spectral.txt</text:p>
                </text:list-item>
                <text:list-item>
                  <text:p text:style-name="P48">*SRSI_time.txt</text:p>
                </text:list-item>
              </text:list>
            </text:list-item>
          </text:list>
        </text:list-item>
      </text:list>
      <text:h text:style-name="P13" text:outline-level="2" loext:marker-style-name="T2"><text:bookmark-start text:name="_Toc153377114"/><text:span text:style-name="T2">Dazzler</text:span><text:span text:style-name="T2"/></text:h>
      <text:list text:style-name="WWNum32">
        <text:list-item>
          <text:p text:style-name="P50" loext:marker-style-name="T10"><text:span text:style-name="T10">Technical Metadata</text:span><text:span text:style-name="T10"/></text:p>
          <text:list>
            <text:list-item>
              <text:p text:style-name="P51" loext:marker-style-name="T10"><text:span text:style-name="T10">Manufacturer</text:span><text:span text:style-name="T10"/></text:p>
            </text:list-item>
            <text:list-item>
              <text:p text:style-name="P51" loext:marker-style-name="T10"><text:span text:style-name="T10">Model name/number</text:span><text:span text:style-name="T10"/></text:p>
            </text:list-item>
            <text:list-item>
              <text:p text:style-name="P51" loext:marker-style-name="T10"><text:span text:style-name="T10">Serial number</text:span><text:span text:style-name="T10"/></text:p>
            </text:list-item>
            <text:list-item>
              <text:p text:style-name="P51" loext:marker-style-name="T10"><text:span text:style-name="T10">Operating Software and version number</text:span><text:span text:style-name="T10"/></text:p>
            </text:list-item>
          </text:list>
        </text:list-item>
        <text:list-item>
          <text:p text:style-name="P50">Procedural Metadata</text:p>
          <text:list>
            <text:list-item>
              <text:p text:style-name="P51">Input Energy</text:p>
            </text:list-item>
            <text:list-item>
              <text:p text:style-name="P51">Input FWHM Beam Diameter</text:p>
            </text:list-item>
            <text:list-item>
              <text:p text:style-name="P51">Input Polarization</text:p>
            </text:list-item>
            <text:list-item>
              <text:p text:style-name="P51">Input Spectrum: Center and FWHM</text:p>
              <text:list>
                <text:list-item>
                  <text:p text:style-name="P52">Full Spectrum as .txt/.csv if available</text:p>
                </text:list-item>
              </text:list>
            </text:list-item>
            <text:list-item>
              <text:p text:style-name="P51">Name of device as used in experiment</text:p>
            </text:list-item>
            <text:list-item>
              <text:p text:style-name="P51">Location of device in experiment</text:p>
            </text:list-item>
            <text:list-item>
              <text:p text:style-name="P51">Schematic of setup</text:p>
              <text:list>
                <text:list-item>
                  <text:p text:style-name="P52">optics, filters, etc.</text:p>
                </text:list-item>
                <text:list-item>
                  <text:p text:style-name="P52">distances</text:p>
                </text:list-item>
              </text:list>
            </text:list-item>
            <text:list-item>
              <text:p text:style-name="P51">Corresponding settings of stretcher/compressor/dazzler and laser configuration</text:p>
              <text:list>
                <text:list-item>
                  <text:p text:style-name="P52">Best case, linked via a shot number</text:p>
                </text:list-item>
              </text:list>
            </text:list-item>
          </text:list>
        </text:list-item>
        <text:list-item>
          <text:p text:style-name="P50">Access/Security Metadata</text:p>
        </text:list-item>
        <text:list-item>
          <text:p text:style-name="P50">Data</text:p>
          <text:list>
            <text:list-item>
              <text:p text:style-name="P51">Data files for Wizzler/Dazzler loop come from Wizzler</text:p>
            </text:list-item>
            <text:list-item>
              <text:p text:style-name="P51">Any extra information from the GUI would have to be saved manually (or a script developed)</text:p>
            </text:list-item>
          </text:list>
        </text:list-item>
      </text:list>
      <text:h text:style-name="P13" text:outline-level="2" loext:marker-style-name="T2"><text:bookmark-start text:name="_Toc153377115"/><text:span text:style-name="T2">SPIDER</text:span><text:span text:style-name="T2"/></text:h>
      <text:list text:style-name="WWNum15">
        <text:list-item>
          <text:p text:style-name="P53" loext:marker-style-name="T10"><text:span text:style-name="T10">Technical Metadata</text:span><text:span text:style-name="T10"/></text:p>
          <text:list>
            <text:list-item>
              <text:p text:style-name="P54" loext:marker-style-name="T10"><text:span text:style-name="T10">Manufacturer or built in-house</text:span><text:span text:style-name="T10"/></text:p>
            </text:list-item>
            <text:list-item>
              <text:p text:style-name="P54" loext:marker-style-name="T10"><text:span text:style-name="T10">Model name/number</text:span><text:span text:style-name="T10"/></text:p>
            </text:list-item>
            <text:list-item>
              <text:p text:style-name="P54" loext:marker-style-name="T10"><text:span text:style-name="T10">Serial number</text:span><text:span text:style-name="T10"/></text:p>
            </text:list-item>
            <text:list-item>
              <text:p text:style-name="P54" loext:marker-style-name="T10"><text:span text:style-name="T10">Operating Software and version number</text:span><text:span text:style-name="T10"/></text:p>
            </text:list-item>
            <text:list-item>
              <text:p text:style-name="P54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53">Procedural Metadata</text:p>
          <text:list>
            <text:list-item>
              <text:p text:style-name="P54">Input Energy</text:p>
            </text:list-item>
            <text:list-item>
              <text:p text:style-name="P54">Input FWHM Beam Diameter</text:p>
            </text:list-item>
            <text:list-item>
              <text:p text:style-name="P54">Input Polarization</text:p>
            </text:list-item>
            <text:list-item>
              <text:p text:style-name="P54">Input Spectrum: Center and FWHM (if not measured/saved by device)</text:p>
              <text:list>
                <text:list-item>
                  <text:p text:style-name="P55"><text:soft-page-break/>Full Spectrum as .txt/.csv if available</text:p>
                </text:list-item>
              </text:list>
            </text:list-item>
            <text:list-item>
              <text:p text:style-name="P54">Name as used in experiment</text:p>
            </text:list-item>
            <text:list-item>
              <text:p text:style-name="P54">Location in experiment</text:p>
            </text:list-item>
            <text:list-item>
              <text:p text:style-name="P54">Schematic of setup</text:p>
              <text:list>
                <text:list-item>
                  <text:p text:style-name="P55">optics, filters, etc.</text:p>
                </text:list-item>
                <text:list-item>
                  <text:p text:style-name="P55">distances</text:p>
                </text:list-item>
              </text:list>
            </text:list-item>
            <text:list-item>
              <text:p text:style-name="P54">Dispersive elements that are compensated for in software</text:p>
            </text:list-item>
            <text:list-item>
              <text:p text:style-name="P54">Corresponding settings of stretcher/compressor/dazzler and laser configuration</text:p>
              <text:list>
                <text:list-item>
                  <text:p text:style-name="P55">Best case, linked via a shot number</text:p>
                </text:list-item>
              </text:list>
            </text:list-item>
          </text:list>
        </text:list-item>
        <text:list-item>
          <text:p text:style-name="P53">Access/Security Metadata</text:p>
        </text:list-item>
        <text:list-item>
          <text:p text:style-name="P53">Data<text:tab/></text:p>
          <text:list>
            <text:list-item>
              <text:p text:style-name="P54">Fundamental spectrum</text:p>
            </text:list-item>
            <text:list-item>
              <text:p text:style-name="P54">Spectral phase</text:p>
            </text:list-item>
            <text:list-item>
              <text:p text:style-name="P54">Reconstructed pulse duration (normalized intensity vs. time)</text:p>
            </text:list-item>
            <text:list-item>
              <text:p text:style-name="P54">FWHM pulse duration, GDD, TOD, FOD, etc. if calculated by the software</text:p>
            </text:list-item>
          </text:list>
        </text:list-item>
      </text:list>
      <text:p text:style-name="P1"/>
      <text:h text:style-name="P13" text:outline-level="2" loext:marker-style-name="T2"><text:bookmark-start text:name="_Toc153377116"/><text:span text:style-name="T2">FROG</text:span><text:span text:style-name="T2"/></text:h>
      <text:list text:style-name="WWNum14">
        <text:list-item>
          <text:p text:style-name="P56" loext:marker-style-name="T10"><text:span text:style-name="T10">Technical Metadata</text:span><text:span text:style-name="T10"/></text:p>
          <text:list>
            <text:list-item>
              <text:p text:style-name="P57" loext:marker-style-name="T10"><text:span text:style-name="T10">Manufacturer or built in-house</text:span><text:span text:style-name="T10"/></text:p>
            </text:list-item>
            <text:list-item>
              <text:p text:style-name="P57" loext:marker-style-name="T10"><text:span text:style-name="T10">Model name/number</text:span><text:span text:style-name="T10"/></text:p>
            </text:list-item>
            <text:list-item>
              <text:p text:style-name="P57" loext:marker-style-name="T10"><text:span text:style-name="T10">Serial number</text:span><text:span text:style-name="T10"/></text:p>
            </text:list-item>
            <text:list-item>
              <text:p text:style-name="P57" loext:marker-style-name="T10"><text:span text:style-name="T10">Operating Software and version number</text:span><text:span text:style-name="T10"/></text:p>
            </text:list-item>
            <text:list-item>
              <text:p text:style-name="P57" loext:marker-style-name="T10"><text:span text:style-name="T10">Technical drawing/file of device/setup</text:span><text:span text:style-name="T10"/></text:p>
            </text:list-item>
            <text:list-item>
              <text:p text:style-name="P57" loext:marker-style-name="T10"><text:span text:style-name="T10">Nonlinear crystal type and cut</text:span><text:span text:style-name="T10"/></text:p>
            </text:list-item>
            <text:list-item>
              <text:p text:style-name="P57" loext:marker-style-name="T10"><text:span text:style-name="T10">Nonlinear crystal thickness</text:span><text:span text:style-name="T10"/></text:p>
              <text:list>
                <text:list-item>
                  <text:p text:style-name="P58" loext:marker-style-name="T10"><text:span text:style-name="T10">Minimum pulse duration measurable</text:span><text:span text:style-name="T10"/></text:p>
                </text:list-item>
              </text:list>
            </text:list-item>
          </text:list>
        </text:list-item>
        <text:list-item>
          <text:p text:style-name="P56">Procedural Metadata</text:p>
          <text:list>
            <text:list-item>
              <text:p text:style-name="P57">Input Energy</text:p>
            </text:list-item>
            <text:list-item>
              <text:p text:style-name="P57">Input FWHM Beam Diameter</text:p>
            </text:list-item>
            <text:list-item>
              <text:p text:style-name="P57">Input Polarization</text:p>
            </text:list-item>
            <text:list-item>
              <text:p text:style-name="P57">Input Spectrum: Center and FWHM (if not measured/saved by device)</text:p>
              <text:list>
                <text:list-item>
                  <text:p text:style-name="P58">Full Spectrum as .txt/.csv if available</text:p>
                </text:list-item>
              </text:list>
            </text:list-item>
            <text:list-item>
              <text:p text:style-name="P57">Name as used in experiment</text:p>
            </text:list-item>
            <text:list-item>
              <text:p text:style-name="P57">Location in experiment</text:p>
            </text:list-item>
            <text:list-item>
              <text:p text:style-name="P57">Schematic of setup</text:p>
              <text:list>
                <text:list-item>
                  <text:p text:style-name="P58">optics, filters, etc.</text:p>
                </text:list-item>
                <text:list-item>
                  <text:p text:style-name="P58">distances</text:p>
                </text:list-item>
              </text:list>
            </text:list-item>
            <text:list-item>
              <text:p text:style-name="P57">Dispersive elements that are compensated for in software</text:p>
            </text:list-item>
            <text:list-item>
              <text:p text:style-name="P57">Corresponding settings of stretcher/compressor/dazzler and laser configuration</text:p>
              <text:list>
                <text:list-item>
                  <text:p text:style-name="P58">Best case, linked via a shot number</text:p>
                </text:list-item>
              </text:list>
            </text:list-item>
            <text:list-item>
              <text:p text:style-name="P152">retrieval algorithm</text:p>
            </text:list-item>
          </text:list>
        </text:list-item>
        <text:list-item>
          <text:p text:style-name="P56">Access/Security Metadata</text:p>
        </text:list-item>
        <text:list-item>
          <text:p text:style-name="P56"><text:soft-page-break/>Data<text:tab/></text:p>
          <text:list>
            <text:list-item>
              <text:p text:style-name="P57">Fundamental spectrum</text:p>
            </text:list-item>
            <text:list-item>
              <text:p text:style-name="P57">Spectral phase</text:p>
            </text:list-item>
            <text:list-item>
              <text:p text:style-name="P57">Reconstructed pulse duration (normalized intensity vs. time)</text:p>
            </text:list-item>
            <text:list-item>
              <text:p text:style-name="P57">FWHM pulse duration, GDD, TOD, FOD, etc. if calculated by the software</text:p>
            </text:list-item>
            <text:list-item>
              <text:p text:style-name="P57">Wigner plot</text:p>
            </text:list-item>
          </text:list>
        </text:list-item>
      </text:list>
      <text:h text:style-name="P13" text:outline-level="2" loext:marker-style-name="T2"><text:bookmark-start text:name="_Toc153377117"/><text:span text:style-name="T2">2</text:span><text:span text:style-name="T3">nd</text:span><text:span text:style-name="T2"> Order Autocorrelator</text:span></text:h>
      <text:list text:style-name="WWNum13">
        <text:list-item>
          <text:p text:style-name="P59" loext:marker-style-name="T10"><text:span text:style-name="T10">Technical Metadata</text:span><text:span text:style-name="T10"/></text:p>
          <text:list>
            <text:list-item>
              <text:p text:style-name="P60" loext:marker-style-name="T10"><text:span text:style-name="T10">Manufacturer or built in-house</text:span><text:span text:style-name="T10"/></text:p>
            </text:list-item>
            <text:list-item>
              <text:p text:style-name="P60" loext:marker-style-name="T10"><text:span text:style-name="T10">Model name/number</text:span><text:span text:style-name="T10"/></text:p>
            </text:list-item>
            <text:list-item>
              <text:p text:style-name="P60" loext:marker-style-name="T10"><text:span text:style-name="T10">Serial number</text:span><text:span text:style-name="T10"/></text:p>
            </text:list-item>
            <text:list-item>
              <text:p text:style-name="P60" loext:marker-style-name="T10"><text:span text:style-name="T10">Operating Software and version number</text:span><text:span text:style-name="T10"/></text:p>
            </text:list-item>
            <text:list-item>
              <text:p text:style-name="P60" loext:marker-style-name="T10"><text:span text:style-name="T10">Technical drawing/file of device/setup</text:span><text:span text:style-name="T10"/></text:p>
            </text:list-item>
            <text:list-item>
              <text:p text:style-name="P60" loext:marker-style-name="T10"><text:span text:style-name="T10">Nonlinear crystal type and cut</text:span><text:span text:style-name="T10"/></text:p>
            </text:list-item>
            <text:list-item>
              <text:p text:style-name="P60" loext:marker-style-name="T10"><text:span text:style-name="T10">Nonlinear crystal thickness</text:span><text:span text:style-name="T10"/></text:p>
              <text:list>
                <text:list-item>
                  <text:p text:style-name="P61" loext:marker-style-name="T10"><text:span text:style-name="T10">Minimum pulse duration measurable</text:span><text:span text:style-name="T10"/></text:p>
                </text:list-item>
              </text:list>
            </text:list-item>
          </text:list>
        </text:list-item>
        <text:list-item>
          <text:p text:style-name="P59">Procedural Metadata</text:p>
          <text:list>
            <text:list-item>
              <text:p text:style-name="P60">Input Energy</text:p>
            </text:list-item>
            <text:list-item>
              <text:p text:style-name="P60">Input FWHM Beam Diameter</text:p>
            </text:list-item>
            <text:list-item>
              <text:p text:style-name="P60">Input Polarization</text:p>
            </text:list-item>
            <text:list-item>
              <text:p text:style-name="P60">Name as used in experiment</text:p>
            </text:list-item>
            <text:list-item>
              <text:p text:style-name="P60">Location in experiment</text:p>
            </text:list-item>
            <text:list-item>
              <text:p text:style-name="P60">Assumed pulse shape (for deconvolution factor)</text:p>
            </text:list-item>
            <text:list-item>
              <text:p text:style-name="P60">Schematic of measurement setup</text:p>
              <text:list>
                <text:list-item>
                  <text:p text:style-name="P61">optics, filters, etc.</text:p>
                </text:list-item>
                <text:list-item>
                  <text:p text:style-name="P61">distances</text:p>
                </text:list-item>
              </text:list>
            </text:list-item>
            <text:list-item>
              <text:p text:style-name="P60">Corresponding settings of stretcher/compressor/dazzler and laser configuration</text:p>
              <text:list>
                <text:list-item>
                  <text:p text:style-name="P61">Best case, linked via a shot number</text:p>
                </text:list-item>
              </text:list>
            </text:list-item>
          </text:list>
        </text:list-item>
        <text:list-item>
          <text:p text:style-name="P59">Access/Security Metadata</text:p>
        </text:list-item>
        <text:list-item>
          <text:p text:style-name="P59">Data<text:tab/></text:p>
          <text:list>
            <text:list-item>
              <text:p text:style-name="P60">Autocorrelation trace: 2D array of pixel values, or lineout of pixel values</text:p>
            </text:list-item>
            <text:list-item>
              <text:p text:style-name="P60">FWHM Deconvolved pulse duration</text:p>
            </text:list-item>
          </text:list>
        </text:list-item>
      </text:list>
      <text:h text:style-name="P13" text:outline-level="2" loext:marker-style-name="T2"><text:bookmark-start text:name="_Toc153377118"/><text:span text:style-name="T2">2</text:span><text:span text:style-name="T3">nd</text:span><text:span text:style-name="T2"> Order Autocorrelator for Measurement of Pulse Front Tilt, e.g., TiPa from Light Conversion</text:span></text:h>
      <text:list text:style-name="WWNum12">
        <text:list-item>
          <text:p text:style-name="P62" loext:marker-style-name="T10"><text:span text:style-name="T10">Technical Metadata</text:span><text:span text:style-name="T10"/></text:p>
          <text:list>
            <text:list-item>
              <text:p text:style-name="P63" loext:marker-style-name="T10"><text:span text:style-name="T10">Manufacturer or built in-house</text:span><text:span text:style-name="T10"/></text:p>
            </text:list-item>
            <text:list-item>
              <text:p text:style-name="P63" loext:marker-style-name="T10"><text:span text:style-name="T10">Model name/number</text:span><text:span text:style-name="T10"/></text:p>
            </text:list-item>
            <text:list-item>
              <text:p text:style-name="P63" loext:marker-style-name="T10"><text:span text:style-name="T10">Serial number</text:span><text:span text:style-name="T10"/></text:p>
            </text:list-item>
            <text:list-item>
              <text:p text:style-name="P63" loext:marker-style-name="T10"><text:span text:style-name="T10">Operating Software and version number</text:span><text:span text:style-name="T10"/></text:p>
            </text:list-item>
            <text:list-item>
              <text:p text:style-name="P63" loext:marker-style-name="T10"><text:span text:style-name="T10">Technical drawing/file of device/setup</text:span><text:span text:style-name="T10"/></text:p>
            </text:list-item>
            <text:list-item>
              <text:p text:style-name="P63" loext:marker-style-name="T10"><text:soft-page-break/><text:span text:style-name="T10">Nonlinear crystal type and cut</text:span><text:span text:style-name="T10"/></text:p>
            </text:list-item>
            <text:list-item>
              <text:p text:style-name="P63" loext:marker-style-name="T10"><text:span text:style-name="T10">Nonlinear crystal thickness</text:span><text:span text:style-name="T10"/></text:p>
              <text:list>
                <text:list-item>
                  <text:p text:style-name="P64" loext:marker-style-name="T10"><text:span text:style-name="T10">Minimum pulse duration measurable</text:span><text:span text:style-name="T10"/></text:p>
                </text:list-item>
              </text:list>
            </text:list-item>
          </text:list>
        </text:list-item>
        <text:list-item>
          <text:p text:style-name="P62">Procedural Metadata</text:p>
          <text:list>
            <text:list-item>
              <text:p text:style-name="P63">Input Energy</text:p>
            </text:list-item>
            <text:list-item>
              <text:p text:style-name="P63">Input FWHM Beam Diameter</text:p>
            </text:list-item>
            <text:list-item>
              <text:p text:style-name="P63">Input Polarization</text:p>
            </text:list-item>
            <text:list-item>
              <text:p text:style-name="P63">Name as used in experiment</text:p>
            </text:list-item>
            <text:list-item>
              <text:p text:style-name="P63">Location in experiment</text:p>
            </text:list-item>
            <text:list-item>
              <text:p text:style-name="P63">Assumed pulse shape (for deconvolution factor)</text:p>
            </text:list-item>
            <text:list-item>
              <text:p text:style-name="P63">Schematic of measurement setup</text:p>
              <text:list>
                <text:list-item>
                  <text:p text:style-name="P64">optics, filters, etc.</text:p>
                </text:list-item>
                <text:list-item>
                  <text:p text:style-name="P64">distances</text:p>
                </text:list-item>
              </text:list>
            </text:list-item>
            <text:list-item>
              <text:p text:style-name="P63">Corresponding settings of stretcher/compressor/dazzler and laser configuration</text:p>
              <text:list>
                <text:list-item>
                  <text:p text:style-name="P64">Best case, linked via a shot number</text:p>
                </text:list-item>
              </text:list>
            </text:list-item>
          </text:list>
        </text:list-item>
        <text:list-item>
          <text:p text:style-name="P62">Access/Security Metadata</text:p>
        </text:list-item>
        <text:list-item>
          <text:p text:style-name="P62">Data<text:tab/></text:p>
          <text:list>
            <text:list-item>
              <text:p text:style-name="P63">Autocorrelation trace: 2D array of pixel values, or lineout of pixel values</text:p>
            </text:list-item>
            <text:list-item>
              <text:p text:style-name="P63">FWHM Deconvolved pulse duration</text:p>
            </text:list-item>
            <text:list-item>
              <text:p text:style-name="P63">Measured pulse front tilt</text:p>
            </text:list-item>
          </text:list>
        </text:list-item>
      </text:list>
      <text:h text:style-name="P13" text:outline-level="2" loext:marker-style-name="T2"><text:bookmark-start text:name="_Toc153377119"/><text:span text:style-name="T2">3</text:span><text:span text:style-name="T3">rd</text:span><text:span text:style-name="T2"> Order Autocorrelator (Sequoia, Tundra)</text:span></text:h>
      <text:list text:style-name="WWNum33">
        <text:list-item>
          <text:p text:style-name="P65" loext:marker-style-name="T10"><text:span text:style-name="T10">Technical Metadata</text:span><text:span text:style-name="T10"/></text:p>
          <text:list>
            <text:list-item>
              <text:p text:style-name="P66" loext:marker-style-name="T10"><text:span text:style-name="T10">Manufacturer or built in-house</text:span><text:span text:style-name="T10"/></text:p>
            </text:list-item>
            <text:list-item>
              <text:p text:style-name="P66" loext:marker-style-name="T10"><text:span text:style-name="T10">Model name/number</text:span><text:span text:style-name="T10"/></text:p>
            </text:list-item>
            <text:list-item>
              <text:p text:style-name="P66" loext:marker-style-name="T10"><text:span text:style-name="T10">Serial number</text:span><text:span text:style-name="T10"/></text:p>
            </text:list-item>
            <text:list-item>
              <text:p text:style-name="P66" loext:marker-style-name="T10"><text:span text:style-name="T10">Operating Software and version number</text:span><text:span text:style-name="T10"/></text:p>
            </text:list-item>
            <text:list-item>
              <text:p text:style-name="P66" loext:marker-style-name="T10"><text:span text:style-name="T10">Technical drawing/file of device/setup</text:span><text:span text:style-name="T10"/></text:p>
            </text:list-item>
            <text:list-item>
              <text:p text:style-name="P66" loext:marker-style-name="T10"><text:span text:style-name="T10">Nonlinear crystal types and cuts</text:span><text:span text:style-name="T10"/></text:p>
            </text:list-item>
            <text:list-item>
              <text:p text:style-name="P66" loext:marker-style-name="T10"><text:span text:style-name="T10">Nonlinear crystal thicknesses</text:span><text:span text:style-name="T10"/></text:p>
            </text:list-item>
            <text:list-item>
              <text:p text:style-name="P66" loext:marker-style-name="T10"><text:span text:style-name="T10">Known artefacts due to design of device</text:span><text:span text:style-name="T10"/></text:p>
            </text:list-item>
          </text:list>
        </text:list-item>
        <text:list-item>
          <text:p text:style-name="P65">Procedural Metadata</text:p>
          <text:list>
            <text:list-item>
              <text:p text:style-name="P66">Input Energy</text:p>
            </text:list-item>
            <text:list-item>
              <text:p text:style-name="P66">Input FWHM Beam Diameter</text:p>
            </text:list-item>
            <text:list-item>
              <text:p text:style-name="P66">Input Polarization</text:p>
            </text:list-item>
            <text:list-item>
              <text:p text:style-name="P66">Name as used in experiment</text:p>
            </text:list-item>
            <text:list-item>
              <text:p text:style-name="P66">Location in experiment</text:p>
            </text:list-item>
            <text:list-item>
              <text:p text:style-name="P66">Schematic of measurement setup</text:p>
              <text:list>
                <text:list-item>
                  <text:p text:style-name="P67">optics, filters, etc.</text:p>
                </text:list-item>
                <text:list-item>
                  <text:p text:style-name="P67">distances</text:p>
                </text:list-item>
              </text:list>
            </text:list-item>
            <text:list-item>
              <text:p text:style-name="P66">Corresponding settings of stretcher/compressor/dazzler and laser configuration</text:p>
              <text:list>
                <text:list-item>
                  <text:p text:style-name="P67">Best case, linked via a shot number</text:p>
                </text:list-item>
              </text:list>
            </text:list-item>
            <text:list-item>
              <text:p text:style-name="P66">Noise floor measurement</text:p>
              <text:list>
                <text:list-item>
                  <text:p text:style-name="P67"><text:soft-page-break/>Date of measurement</text:p>
                </text:list-item>
              </text:list>
            </text:list-item>
            <text:list-item>
              <text:p text:style-name="P66">Measurement details</text:p>
              <text:list>
                <text:list-item>
                  <text:p text:style-name="P67">Number of shots per average</text:p>
                </text:list-item>
                <text:list-item>
                  <text:p text:style-name="P67">Start, stop, step size of temporal scan</text:p>
                </text:list-item>
                <text:list-item>
                  <text:p text:style-name="P67">Normalized or raw data</text:p>
                </text:list-item>
                <text:list-item>
                  <text:p text:style-name="P67">Peak shifted to t=0 or no shift</text:p>
                </text:list-item>
              </text:list>
            </text:list-item>
          </text:list>
        </text:list-item>
        <text:list-item>
          <text:p text:style-name="P65">Access/Security Metadata</text:p>
        </text:list-item>
        <text:list-item>
          <text:p text:style-name="P65">Data<text:tab/></text:p>
          <text:list>
            <text:list-item>
              <text:p text:style-name="P66">Measured temporal intensity contrast</text:p>
            </text:list-item>
          </text:list>
        </text:list-item>
      </text:list>
      <text:h text:style-name="P13" text:outline-level="2" loext:marker-style-name="T2"><text:bookmark-start text:name="_Toc153377120"/><text:span text:style-name="T2">Scintillator Screen (electron pointing diagnostic)</text:span><text:span text:style-name="T2"/></text:h>
      <text:list text:style-name="WWNum34">
        <text:list-item>
          <text:p text:style-name="P68" loext:marker-style-name="T10"><text:span text:style-name="T10">Technical Metadata</text:span><text:span text:style-name="T10"/></text:p>
          <text:list>
            <text:list-item>
              <text:p text:style-name="P142" loext:marker-style-name="T10"/>
            </text:list-item>
          </text:list>
        </text:list-item>
        <text:list-item>
          <text:p text:style-name="P68">Procedural Metadata</text:p>
          <text:list>
            <text:list-item>
              <text:p text:style-name="P69"/>
            </text:list-item>
          </text:list>
        </text:list-item>
        <text:list-item>
          <text:p text:style-name="P68">Access/Security Metadata</text:p>
        </text:list-item>
        <text:list-item>
          <text:p text:style-name="P68">Data<text:tab/></text:p>
          <text:list>
            <text:list-item>
              <text:p text:style-name="P69"/>
            </text:list-item>
          </text:list>
        </text:list-item>
      </text:list>
      <text:h text:style-name="P13" text:outline-level="2" loext:marker-style-name="T2"><text:bookmark-start text:name="_Toc153377121"/><text:span text:style-name="T2">Temperature Sensor</text:span><text:span text:style-name="T2"/></text:h>
      <text:list text:style-name="WWNum11">
        <text:list-item>
          <text:p text:style-name="P70" loext:marker-style-name="T10"><text:span text:style-name="T10">Technical Metadata</text:span><text:span text:style-name="T10"/></text:p>
          <text:list>
            <text:list-item>
              <text:p text:style-name="P143" loext:marker-style-name="T10"/>
            </text:list-item>
          </text:list>
        </text:list-item>
        <text:list-item>
          <text:p text:style-name="P70">Procedural Metadata</text:p>
          <text:list>
            <text:list-item>
              <text:p text:style-name="P71"/>
            </text:list-item>
          </text:list>
        </text:list-item>
        <text:list-item>
          <text:p text:style-name="P70">Access/Security Metadata</text:p>
        </text:list-item>
        <text:list-item>
          <text:p text:style-name="P70">Data<text:tab/></text:p>
        </text:list-item>
      </text:list>
      <text:h text:style-name="P13" text:outline-level="2" loext:marker-style-name="T2"><text:bookmark-start text:name="_Toc153377122"/><text:span text:style-name="T2">Vibration Sensor</text:span><text:span text:style-name="T2"/></text:h>
      <text:list text:style-name="WWNum10">
        <text:list-item>
          <text:p text:style-name="P72" loext:marker-style-name="T10"><text:span text:style-name="T10">Technical Metadata</text:span><text:span text:style-name="T10"/></text:p>
          <text:list>
            <text:list-item>
              <text:p text:style-name="P144" loext:marker-style-name="T10"/>
            </text:list-item>
          </text:list>
        </text:list-item>
        <text:list-item>
          <text:p text:style-name="P72">Procedural Metadata</text:p>
          <text:list>
            <text:list-item>
              <text:p text:style-name="P73"/>
            </text:list-item>
          </text:list>
        </text:list-item>
        <text:list-item>
          <text:p text:style-name="P72">Access/Security Metadata</text:p>
        </text:list-item>
        <text:list-item>
          <text:p text:style-name="P72">Data<text:tab/></text:p>
        </text:list-item>
      </text:list>
      <text:h text:style-name="P13" text:outline-level="2" loext:marker-style-name="T2"><text:bookmark-start text:name="_Toc153377123"/><text:span text:style-name="T2">Humidity Sensor</text:span><text:span text:style-name="T2"/></text:h>
      <text:list text:style-name="WWNum9">
        <text:list-item>
          <text:p text:style-name="P74" loext:marker-style-name="T10"><text:span text:style-name="T10">Technical Metadata</text:span><text:span text:style-name="T10"/></text:p>
          <text:list>
            <text:list-item>
              <text:p text:style-name="P145" loext:marker-style-name="T10"/>
            </text:list-item>
          </text:list>
        </text:list-item>
        <text:list-item>
          <text:p text:style-name="P74">Procedural Metadata</text:p>
          <text:list>
            <text:list-item>
              <text:p text:style-name="P75"/>
            </text:list-item>
          </text:list>
        </text:list-item>
        <text:list-item>
          <text:p text:style-name="P74"><text:soft-page-break/>Access/Security Metadata</text:p>
        </text:list-item>
        <text:list-item>
          <text:p text:style-name="P74">Data</text:p>
        </text:list-item>
      </text:list>
      <text:h text:style-name="P13" text:outline-level="2" loext:marker-style-name="T2"><text:bookmark-start text:name="_Toc153377124"/><text:span text:style-name="T2">Photodiode</text:span><text:span text:style-name="T2"/></text:h>
      <text:list text:style-name="WWNum35">
        <text:list-item>
          <text:p text:style-name="P76">Technical Metadata</text:p>
          <text:list>
            <text:list-item>
              <text:p text:style-name="P77" loext:marker-style-name="T10"><text:span text:style-name="T10">Manufacturer</text:span><text:span text:style-name="T10"/></text:p>
            </text:list-item>
            <text:list-item>
              <text:p text:style-name="P77" loext:marker-style-name="T10"><text:span text:style-name="T10">Model name/number</text:span><text:span text:style-name="T10"/></text:p>
            </text:list-item>
            <text:list-item>
              <text:p text:style-name="P77" loext:marker-style-name="T10"><text:span text:style-name="T10">Serial number</text:span><text:span text:style-name="T10"/></text:p>
            </text:list-item>
            <text:list-item>
              <text:p text:style-name="P77">Detector Type</text:p>
            </text:list-item>
            <text:list-item>
              <text:p text:style-name="P77">Active Area</text:p>
            </text:list-item>
            <text:list-item>
              <text:p text:style-name="P77">Rise Time</text:p>
            </text:list-item>
            <text:list-item>
              <text:p text:style-name="P77">Calibration data: Responsivity Curve or calibration value/curve</text:p>
            </text:list-item>
            <text:list-item>
              <text:p text:style-name="P77">Last calibration date</text:p>
            </text:list-item>
            <text:list-item>
              <text:p text:style-name="P77">Power Supply</text:p>
            </text:list-item>
            <text:list-item>
              <text:p text:style-name="P7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76">Procedural Metadata</text:p>
          <text:list>
            <text:list-item>
              <text:p text:style-name="P77">Name of photodiode as used in experiment</text:p>
            </text:list-item>
            <text:list-item>
              <text:p text:style-name="P77">Location of photodiode as used in experiment</text:p>
            </text:list-item>
            <text:list-item>
              <text:p text:style-name="P77">Used Oscilloscope or readout device</text:p>
              <text:list>
                <text:list-item>
                  <text:p text:style-name="P78">Manufacturer</text:p>
                </text:list-item>
                <text:list-item>
                  <text:p text:style-name="P78">Model name/number (link)</text:p>
                </text:list-item>
                <text:list-item>
                  <text:p text:style-name="P78">Readout settings</text:p>
                </text:list-item>
              </text:list>
            </text:list-item>
            <text:list-item>
              <text:p text:style-name="P77">Impedance/Termination</text:p>
            </text:list-item>
            <text:list-item>
              <text:p text:style-name="P77">Schematic of imaging/focusing setup</text:p>
              <text:list>
                <text:list-item>
                  <text:p text:style-name="P78">Lens, objectives, filters, etc.</text:p>
                </text:list-item>
                <text:list-item>
                  <text:p text:style-name="P78">Imaging distances</text:p>
                </text:list-item>
              </text:list>
            </text:list-item>
            <text:list-item>
              <text:p text:style-name="P77">Beam Size on detector</text:p>
            </text:list-item>
            <text:list-item>
              <text:p text:style-name="P77">Cabling</text:p>
              <text:list>
                <text:list-item>
                  <text:p text:style-name="P78">Type</text:p>
                </text:list-item>
                <text:list-item>
                  <text:p text:style-name="P78">Length</text:p>
                </text:list-item>
                <text:list-item>
                  <text:p text:style-name="P78">Details</text:p>
                </text:list-item>
              </text:list>
            </text:list-item>
          </text:list>
        </text:list-item>
        <text:list-item>
          <text:p text:style-name="P76">Access/Security Metadata</text:p>
        </text:list-item>
        <text:list-item>
          <text:p text:style-name="P76">Data</text:p>
          <text:list>
            <text:list-item>
              <text:p text:style-name="P77">Measured Voltage vs. time</text:p>
            </text:list-item>
          </text:list>
        </text:list-item>
      </text:list>
      <text:p text:style-name="P1"/>
      <text:h text:style-name="P13" text:outline-level="2" loext:marker-style-name="T2"><text:bookmark-start text:name="_Toc153377125"/><text:span text:style-name="T2">Quadrant Detector</text:span><text:span text:style-name="T2"/></text:h>
      <text:list text:style-name="WWNum36">
        <text:list-item>
          <text:p text:style-name="P79">Technical Metadata</text:p>
          <text:list>
            <text:list-item>
              <text:p text:style-name="P80" loext:marker-style-name="T10"><text:span text:style-name="T10">Manufacturer</text:span><text:span text:style-name="T10"/></text:p>
            </text:list-item>
            <text:list-item>
              <text:p text:style-name="P80" loext:marker-style-name="T10"><text:span text:style-name="T10">Model name/number</text:span><text:span text:style-name="T10"/></text:p>
            </text:list-item>
            <text:list-item>
              <text:p text:style-name="P80" loext:marker-style-name="T10"><text:span text:style-name="T10">Serial number</text:span><text:span text:style-name="T10"/></text:p>
            </text:list-item>
            <text:list-item>
              <text:p text:style-name="P80">Detector Type</text:p>
            </text:list-item>
            <text:list-item>
              <text:p text:style-name="P80"><text:soft-page-break/>Active Area</text:p>
            </text:list-item>
            <text:list-item>
              <text:p text:style-name="P80">Rise Time</text:p>
            </text:list-item>
            <text:list-item>
              <text:p text:style-name="P80">Calibration data: Responsivity Curve or calibration value/curve</text:p>
            </text:list-item>
            <text:list-item>
              <text:p text:style-name="P80">Last calibration date</text:p>
            </text:list-item>
            <text:list-item>
              <text:p text:style-name="P80">Power Supply</text:p>
            </text:list-item>
            <text:list-item>
              <text:p text:style-name="P80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79">Procedural Metadata</text:p>
          <text:list>
            <text:list-item>
              <text:p text:style-name="P80">Name of detector as used in experiment</text:p>
            </text:list-item>
            <text:list-item>
              <text:p text:style-name="P80">Location of detector as used in experiment</text:p>
            </text:list-item>
            <text:list-item>
              <text:p text:style-name="P80">Calibration of µm/volt or µrad/volt if used as position or pointing diagnostic</text:p>
            </text:list-item>
            <text:list-item>
              <text:p text:style-name="P80">Used Oscilloscope or readout device</text:p>
              <text:list>
                <text:list-item>
                  <text:p text:style-name="P81">Manufacturer</text:p>
                </text:list-item>
                <text:list-item>
                  <text:p text:style-name="P81">Model name/number (link)</text:p>
                </text:list-item>
                <text:list-item>
                  <text:p text:style-name="P81">Readout settings</text:p>
                </text:list-item>
              </text:list>
            </text:list-item>
            <text:list-item>
              <text:p text:style-name="P80">Impedance/Termination</text:p>
            </text:list-item>
            <text:list-item>
              <text:p text:style-name="P80">Schematic of imaging/focusing setup</text:p>
              <text:list>
                <text:list-item>
                  <text:p text:style-name="P81">Lens, objectives, filters, etc.</text:p>
                </text:list-item>
                <text:list-item>
                  <text:p text:style-name="P81">Imaging distances</text:p>
                </text:list-item>
              </text:list>
            </text:list-item>
            <text:list-item>
              <text:p text:style-name="P80">Beam Size on detector</text:p>
            </text:list-item>
            <text:list-item>
              <text:p text:style-name="P80">Cabling</text:p>
              <text:list>
                <text:list-item>
                  <text:p text:style-name="P81">Type</text:p>
                </text:list-item>
                <text:list-item>
                  <text:p text:style-name="P81">Length</text:p>
                </text:list-item>
                <text:list-item>
                  <text:p text:style-name="P81">Details</text:p>
                </text:list-item>
              </text:list>
            </text:list-item>
          </text:list>
        </text:list-item>
        <text:list-item>
          <text:p text:style-name="P79">Access/Security Metadata</text:p>
        </text:list-item>
        <text:list-item>
          <text:p text:style-name="P79">Data</text:p>
          <text:list>
            <text:list-item>
              <text:p text:style-name="P80">Measured Voltage vs. time per channel</text:p>
            </text:list-item>
          </text:list>
        </text:list-item>
      </text:list>
      <text:h text:style-name="P13" text:outline-level="2" loext:marker-style-name="T2"><text:bookmark-start text:name="_Toc153377126"/><text:span text:style-name="T2">Vacuum Sensor</text:span><text:span text:style-name="T2"/></text:h>
      <text:list text:style-name="WWNum39">
        <text:list-item>
          <text:p text:style-name="P82" loext:marker-style-name="T10"><text:span text:style-name="T10">Technical Metadata</text:span><text:span text:style-name="T10"/></text:p>
          <text:list>
            <text:list-item>
              <text:p text:style-name="P146" loext:marker-style-name="T10"/>
            </text:list-item>
          </text:list>
        </text:list-item>
        <text:list-item>
          <text:p text:style-name="P82">Procedural Metadata</text:p>
          <text:list>
            <text:list-item>
              <text:p text:style-name="P83"/>
            </text:list-item>
          </text:list>
        </text:list-item>
        <text:list-item>
          <text:p text:style-name="P82">Access/Security Metadata</text:p>
        </text:list-item>
        <text:list-item>
          <text:p text:style-name="P82">Data<text:tab/></text:p>
        </text:list-item>
      </text:list>
      <text:h text:style-name="P11" text:outline-level="1" loext:marker-style-name="T2"><text:bookmark-start text:name="_Toc153377127"/><text:span text:style-name="T2">Devices</text:span><text:span text:style-name="T2"/></text:h>
      <text:h text:style-name="P13" text:outline-level="2" loext:marker-style-name="T2"><text:bookmark-start text:name="_Toc153377128"/><text:span text:style-name="T2">Linear Motor Stage (stepper, piezo, etc.)</text:span><text:span text:style-name="T2"/></text:h>
      <text:list text:style-name="WWNum37">
        <text:list-item>
          <text:p text:style-name="P84">Technical Metadata</text:p>
          <text:list>
            <text:list-item>
              <text:p text:style-name="P85">Manufacturer</text:p>
            </text:list-item>
            <text:list-item>
              <text:p text:style-name="P85">Model name/number</text:p>
            </text:list-item>
            <text:list-item>
              <text:p text:style-name="P85">Serial number</text:p>
            </text:list-item>
            <text:list-item>
              <text:p text:style-name="P85"><text:soft-page-break/>Calibration data (µm/step)</text:p>
            </text:list-item>
            <text:list-item>
              <text:p text:style-name="P85">Last Calibration date</text:p>
            </text:list-item>
            <text:list-item>
              <text:p text:style-name="P85">Special Gearing</text:p>
            </text:list-item>
            <text:list-item>
              <text:p text:style-name="P85">Type (Stepper, DC, piezo)</text:p>
            </text:list-item>
            <text:list-item>
              <text:p text:style-name="P85">Feedback system (yes/no/type)</text:p>
            </text:list-item>
            <text:list-item>
              <text:p text:style-name="P85">Current/Frequency/Ramp Settings or similar for non-stepper motors</text:p>
            </text:list-item>
            <text:list-item>
              <text:p text:style-name="P85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4">Procedural Metadata</text:p>
          <text:list>
            <text:list-item>
              <text:p text:style-name="P85">Name of motor stage as used in experiment</text:p>
            </text:list-item>
            <text:list-item>
              <text:p text:style-name="P85">Location of motor stage as used in experiment</text:p>
            </text:list-item>
            <text:list-item>
              <text:p text:style-name="P85">Description of direction of travel</text:p>
            </text:list-item>
            <text:list-item>
              <text:p text:style-name="P85">Zero Position</text:p>
            </text:list-item>
            <text:list-item>
              <text:p text:style-name="P85">Soft limits</text:p>
            </text:list-item>
            <text:list-item>
              <text:p text:style-name="P85">Run mode (microstepping/full steps)</text:p>
            </text:list-item>
          </text:list>
        </text:list-item>
        <text:list-item>
          <text:p text:style-name="P84">Access/Security Metadata</text:p>
        </text:list-item>
        <text:list-item>
          <text:p text:style-name="P84">Data</text:p>
          <text:list>
            <text:list-item>
              <text:p text:style-name="P85">Motor position</text:p>
            </text:list-item>
          </text:list>
        </text:list-item>
      </text:list>
      <text:h text:style-name="P13" text:outline-level="2" loext:marker-style-name="T2"><text:bookmark-start text:name="_Toc153377129"/><text:span text:style-name="T2">Rotation Stage</text:span><text:span text:style-name="T2"/></text:h>
      <text:list text:style-name="WWNum38">
        <text:list-item>
          <text:p text:style-name="P86">Technical Metadata</text:p>
          <text:list>
            <text:list-item>
              <text:p text:style-name="P87">Manufacturer</text:p>
            </text:list-item>
            <text:list-item>
              <text:p text:style-name="P87">Model name/number</text:p>
            </text:list-item>
            <text:list-item>
              <text:p text:style-name="P87">Serial number</text:p>
            </text:list-item>
            <text:list-item>
              <text:p text:style-name="P87">Calibration data (rad/step)</text:p>
            </text:list-item>
            <text:list-item>
              <text:p text:style-name="P87">Last Calibration date</text:p>
            </text:list-item>
            <text:list-item>
              <text:p text:style-name="P87">Special Gearing</text:p>
            </text:list-item>
            <text:list-item>
              <text:p text:style-name="P87">Type (Stepper, DC, piezo)</text:p>
            </text:list-item>
            <text:list-item>
              <text:p text:style-name="P87">Feedback system (yes/no/type)</text:p>
            </text:list-item>
            <text:list-item>
              <text:p text:style-name="P87">Current/Frequency/Ramp Settings or similar for non-stepper motors</text:p>
            </text:list-item>
            <text:list-item>
              <text:p text:style-name="P8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6">Procedural Metadata</text:p>
          <text:list>
            <text:list-item>
              <text:p text:style-name="P87">Name of rotation stage as used in experiment</text:p>
            </text:list-item>
            <text:list-item>
              <text:p text:style-name="P87">Location of rotation stage as used in experiment</text:p>
            </text:list-item>
            <text:list-item>
              <text:p text:style-name="P87">Description of direction of travel</text:p>
            </text:list-item>
            <text:list-item>
              <text:p text:style-name="P87">Zero Position</text:p>
            </text:list-item>
            <text:list-item>
              <text:p text:style-name="P87">Soft limits</text:p>
            </text:list-item>
            <text:list-item>
              <text:p text:style-name="P87">Run mode (microstepping/full steps)</text:p>
            </text:list-item>
          </text:list>
        </text:list-item>
        <text:list-item>
          <text:p text:style-name="P86">Access/Security Metadata</text:p>
        </text:list-item>
        <text:list-item>
          <text:p text:style-name="P86">Data</text:p>
          <text:list>
            <text:list-item>
              <text:p text:style-name="P87">Rotational position</text:p>
            </text:list-item>
          </text:list>
        </text:list-item>
      </text:list>
      <text:h text:style-name="P13" text:outline-level="2" loext:marker-style-name="T2"><text:bookmark-start text:name="_Toc153377130"/><text:soft-page-break/><text:span text:style-name="T2">Mechanical Shutter (only template)</text:span><text:span text:style-name="T2"/></text:h>
      <text:list text:style-name="WWNum43">
        <text:list-item>
          <text:p text:style-name="P88">Technical Metadata</text:p>
          <text:list>
            <text:list-item>
              <text:p text:style-name="P89">Manufacturer</text:p>
            </text:list-item>
            <text:list-item>
              <text:p text:style-name="P89">Model name/number</text:p>
            </text:list-item>
            <text:list-item>
              <text:p text:style-name="P89">Serial number</text:p>
            </text:list-item>
            <text:list-item>
              <text:p text:style-name="P89">Calibration data</text:p>
            </text:list-item>
            <text:list-item>
              <text:p text:style-name="P89">Last Calibration date</text:p>
            </text:list-item>
            <text:list-item>
              <text:p text:style-name="P89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88">Procedural Metadata</text:p>
          <text:list>
            <text:list-item>
              <text:p text:style-name="P89">Name of shutter as used in experiment</text:p>
            </text:list-item>
            <text:list-item>
              <text:p text:style-name="P89">Location of shutter as used in experiment</text:p>
            </text:list-item>
          </text:list>
        </text:list-item>
        <text:list-item>
          <text:p text:style-name="P88">Access/Security Metadata</text:p>
        </text:list-item>
        <text:list-item>
          <text:p text:style-name="P88">Data</text:p>
          <text:list>
            <text:list-item>
              <text:p text:style-name="P89">Shutter open or closed</text:p>
            </text:list-item>
          </text:list>
        </text:list-item>
      </text:list>
      <text:h text:style-name="P13" text:outline-level="2" loext:marker-style-name="T2"><text:bookmark-start text:name="_Toc153377131"/><text:span text:style-name="T2">Electro-Optical Shutter (only template)</text:span><text:span text:style-name="T2"/></text:h>
      <text:list text:style-name="WWNum44">
        <text:list-item>
          <text:p text:style-name="P90">Technical Metadata</text:p>
          <text:list>
            <text:list-item>
              <text:p text:style-name="P91">Manufacturer</text:p>
            </text:list-item>
            <text:list-item>
              <text:p text:style-name="P91">Model name/number</text:p>
            </text:list-item>
            <text:list-item>
              <text:p text:style-name="P91">Serial number</text:p>
            </text:list-item>
            <text:list-item>
              <text:p text:style-name="P91">Calibration data</text:p>
            </text:list-item>
            <text:list-item>
              <text:p text:style-name="P91">Last Calibration date</text:p>
            </text:list-item>
            <text:list-item>
              <text:p text:style-name="P91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0">Procedural Metadata</text:p>
          <text:list>
            <text:list-item>
              <text:p text:style-name="P91">Name of shutter as used in experiment</text:p>
            </text:list-item>
            <text:list-item>
              <text:p text:style-name="P91">Location of shutter as used in experiment</text:p>
            </text:list-item>
          </text:list>
        </text:list-item>
        <text:list-item>
          <text:p text:style-name="P90">Access/Security Metadata</text:p>
        </text:list-item>
        <text:list-item>
          <text:p text:style-name="P90">Data</text:p>
          <text:list>
            <text:list-item>
              <text:p text:style-name="P91">Shutter open or closed</text:p>
            </text:list-item>
          </text:list>
        </text:list-item>
      </text:list>
      <text:h text:style-name="P13" text:outline-level="2" loext:marker-style-name="T2"><text:bookmark-start text:name="_Toc153377132"/><text:span text:style-name="T2">Spatial Filter</text:span><text:span text:style-name="T2"/></text:h>
      <text:list text:style-name="WWNum22">
        <text:list-item>
          <text:p text:style-name="P92">Technical Metadata</text:p>
          <text:list>
            <text:list-item>
              <text:p text:style-name="P93">Manufacturer</text:p>
            </text:list-item>
            <text:list-item>
              <text:p text:style-name="P93">Model name/number</text:p>
            </text:list-item>
            <text:list-item>
              <text:p text:style-name="P93">Serial number</text:p>
            </text:list-item>
            <text:list-item>
              <text:p text:style-name="P93">Operating Software and Version Number</text:p>
            </text:list-item>
            <text:list-item>
              <text:p text:style-name="P93">Aperture shape</text:p>
            </text:list-item>
            <text:list-item>
              <text:p text:style-name="P93">Aperture size</text:p>
            </text:list-item>
            <text:list-item>
              <text:p text:style-name="P9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2">Procedural Metadata</text:p>
          <text:list>
            <text:list-item>
              <text:p text:style-name="P93">Name of spatial filter as used in experiment</text:p>
            </text:list-item>
            <text:list-item>
              <text:p text:style-name="P93">Location of spatial filter as used in experiment</text:p>
            </text:list-item>
            <text:list-item>
              <text:p text:style-name="P93"><text:soft-page-break/>Motion Control for XYZ position of spatial filter</text:p>
              <text:list>
                <text:list-item>
                  <text:p text:style-name="P94">Manufacturer</text:p>
                </text:list-item>
                <text:list-item>
                  <text:p text:style-name="P94">Model Name/Number</text:p>
                </text:list-item>
                <text:list-item>
                  <text:p text:style-name="P94">Serial Number</text:p>
                </text:list-item>
                <text:list-item>
                  <text:p text:style-name="P94">Channel 1</text:p>
                  <text:list>
                    <text:list-item>
                      <text:p text:style-name="P95">Step size / resolution </text:p>
                    </text:list-item>
                    <text:list-item>
                      <text:p text:style-name="P95">Motor Position</text:p>
                    </text:list-item>
                    <text:list-item>
                      <text:p text:style-name="P95">Current / Voltage</text:p>
                    </text:list-item>
                    <text:list-item>
                      <text:p text:style-name="P95">Frequency </text:p>
                    </text:list-item>
                  </text:list>
                </text:list-item>
                <text:list-item>
                  <text:p text:style-name="P94">Channel 2</text:p>
                  <text:list>
                    <text:list-item>
                      <text:p text:style-name="P95">Step size / resolution </text:p>
                    </text:list-item>
                    <text:list-item>
                      <text:p text:style-name="P95">Motor Position</text:p>
                    </text:list-item>
                    <text:list-item>
                      <text:p text:style-name="P95">Current / Voltage</text:p>
                    </text:list-item>
                    <text:list-item>
                      <text:p text:style-name="P95">Frequency </text:p>
                    </text:list-item>
                  </text:list>
                </text:list-item>
                <text:list-item>
                  <text:p text:style-name="P94">Channel 3</text:p>
                  <text:list>
                    <text:list-item>
                      <text:p text:style-name="P95">Step size / resolution </text:p>
                    </text:list-item>
                    <text:list-item>
                      <text:p text:style-name="P95">Motor Position</text:p>
                    </text:list-item>
                    <text:list-item>
                      <text:p text:style-name="P95">Current / Voltage</text:p>
                    </text:list-item>
                    <text:list-item>
                      <text:p text:style-name="P95">Frequency </text:p>
                    </text:list-item>
                  </text:list>
                </text:list-item>
              </text:list>
            </text:list-item>
            <text:list-item>
              <text:p text:style-name="P93">Optical Setup and Focusing</text:p>
              <text:list>
                <text:list-item>
                  <text:p text:style-name="P94">F-number</text:p>
                </text:list-item>
                <text:list-item>
                  <text:p text:style-name="P94">Setup </text:p>
                </text:list-item>
                <text:list-item>
                  <text:p text:style-name="P94">Optic Specification</text:p>
                </text:list-item>
              </text:list>
            </text:list-item>
            <text:list-item>
              <text:p text:style-name="P93">Vacuum Conditions</text:p>
              <text:list>
                <text:list-item>
                  <text:p text:style-name="P94">Setup</text:p>
                </text:list-item>
                <text:list-item>
                  <text:p text:style-name="P94">Pressure</text:p>
                </text:list-item>
                <text:list-item>
                  <text:p text:style-name="P94">Windows</text:p>
                </text:list-item>
              </text:list>
            </text:list-item>
          </text:list>
        </text:list-item>
        <text:list-item>
          <text:p text:style-name="P92">Access/Security Metadata (changed based on experiment)</text:p>
        </text:list-item>
        <text:list-item>
          <text:p text:style-name="P92">Data</text:p>
          <text:list>
            <text:list-item>
              <text:p text:style-name="P93">Maybe link to NF/FF images before and after spatial filter</text:p>
            </text:list-item>
          </text:list>
        </text:list-item>
      </text:list>
      <text:h text:style-name="P13" text:outline-level="2" loext:marker-style-name="T2"><text:bookmark-start text:name="_Toc153377133"/><text:span text:style-name="T2">Spectral Filter (only template)</text:span><text:span text:style-name="T2"/></text:h>
      <text:list text:style-name="WWNum45">
        <text:list-item>
          <text:p text:style-name="P96">Technical Metadata</text:p>
          <text:list>
            <text:list-item>
              <text:p text:style-name="P97">Manufacturer</text:p>
            </text:list-item>
            <text:list-item>
              <text:p text:style-name="P97">Model name/number</text:p>
            </text:list-item>
            <text:list-item>
              <text:p text:style-name="P97">Serial number</text:p>
            </text:list-item>
            <text:list-item>
              <text:p text:style-name="P97">Calibration data</text:p>
            </text:list-item>
            <text:list-item>
              <text:p text:style-name="P97">Last Calibration date</text:p>
            </text:list-item>
            <text:list-item>
              <text:p text:style-name="P9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6">Procedural Metadata</text:p>
          <text:list>
            <text:list-item>
              <text:p text:style-name="P97">Location of filter as used in experiment</text:p>
            </text:list-item>
          </text:list>
        </text:list-item>
        <text:list-item>
          <text:p text:style-name="P96">Access/Security Metadata</text:p>
        </text:list-item>
        <text:list-item>
          <text:p text:style-name="P96">Data</text:p>
        </text:list-item>
      </text:list>
      <text:h text:style-name="P13" text:outline-level="2" loext:marker-style-name="T2"><text:bookmark-start text:name="_Toc153377134"/><text:soft-page-break/><text:span text:style-name="T2">Amplitude Filter (only template)</text:span><text:span text:style-name="T2"/></text:h>
      <text:list text:style-name="WWNum46">
        <text:list-item>
          <text:p text:style-name="P98">Technical Metadata</text:p>
          <text:list>
            <text:list-item>
              <text:p text:style-name="P99">Manufacturer</text:p>
            </text:list-item>
            <text:list-item>
              <text:p text:style-name="P99">Model name/number</text:p>
            </text:list-item>
            <text:list-item>
              <text:p text:style-name="P99">Serial number</text:p>
            </text:list-item>
            <text:list-item>
              <text:p text:style-name="P99">Calibration data</text:p>
            </text:list-item>
            <text:list-item>
              <text:p text:style-name="P99">Last Calibration date</text:p>
            </text:list-item>
            <text:list-item>
              <text:p text:style-name="P99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98">Procedural Metadata</text:p>
          <text:list>
            <text:list-item>
              <text:p text:style-name="P99">Location of filter as used in experiment</text:p>
            </text:list-item>
          </text:list>
        </text:list-item>
        <text:list-item>
          <text:p text:style-name="P98">Access/Security Metadata</text:p>
        </text:list-item>
        <text:list-item>
          <text:p text:style-name="P98">Data</text:p>
        </text:list-item>
      </text:list>
      <text:h text:style-name="P13" text:outline-level="2" loext:marker-style-name="T2"><text:bookmark-start text:name="_Toc153377135"/><text:span text:style-name="T2">Polarizer Filter</text:span><text:span text:style-name="T2"/></text:h>
      <text:list text:style-name="WWNum40">
        <text:list-item>
          <text:p text:style-name="P100">Technical Metadata</text:p>
          <text:list>
            <text:list-item>
              <text:p text:style-name="P101">Type: Linear polarizer, Half-waveplate, Quarter-waveplate, other</text:p>
            </text:list-item>
            <text:list-item>
              <text:p text:style-name="P101">Manufacturer</text:p>
            </text:list-item>
            <text:list-item>
              <text:p text:style-name="P101">Model name/number</text:p>
            </text:list-item>
            <text:list-item>
              <text:p text:style-name="P101">Serial number</text:p>
            </text:list-item>
            <text:list-item>
              <text:p text:style-name="P101">Material type</text:p>
            </text:list-item>
            <text:list-item>
              <text:p text:style-name="P101">Spectral bandwidth</text:p>
            </text:list-item>
            <text:list-item>
              <text:p text:style-name="P101">Extinction ratio (for linear polarizers)</text:p>
            </text:list-item>
            <text:list-item>
              <text:p text:style-name="P101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00">Procedural Metadata</text:p>
          <text:list>
            <text:list-item>
              <text:p text:style-name="P101">Location of filter as used in experiment</text:p>
            </text:list-item>
            <text:list-item>
              <text:p text:style-name="P101">Orientation in experiment</text:p>
            </text:list-item>
            <text:list-item>
              <text:p text:style-name="P101">FWHM Beam size into filter</text:p>
            </text:list-item>
            <text:list-item>
              <text:p text:style-name="P101">Beam collimated, diverging, converging</text:p>
            </text:list-item>
          </text:list>
        </text:list-item>
        <text:list-item>
          <text:p text:style-name="P100">Access/Security Metadata</text:p>
        </text:list-item>
        <text:list-item>
          <text:p text:style-name="P100">Data</text:p>
        </text:list-item>
      </text:list>
      <text:h text:style-name="P13" text:outline-level="2" loext:marker-style-name="T2"><text:bookmark-start text:name="_Toc153377136"/><text:span text:style-name="T2">Beam Splitter (only template)</text:span><text:span text:style-name="T2"/></text:h>
      <text:list text:style-name="WWNum50">
        <text:list-item>
          <text:p text:style-name="P102">Technical Metadata</text:p>
          <text:list>
            <text:list-item>
              <text:p text:style-name="P103">Manufacturer</text:p>
            </text:list-item>
            <text:list-item>
              <text:p text:style-name="P103">Model name/number</text:p>
            </text:list-item>
            <text:list-item>
              <text:p text:style-name="P103">Serial number</text:p>
            </text:list-item>
            <text:list-item>
              <text:p text:style-name="P103">Calibration data (e.g., transmission and reflection curves per polarization)</text:p>
            </text:list-item>
            <text:list-item>
              <text:p text:style-name="P103">Last Calibration date</text:p>
            </text:list-item>
            <text:list-item>
              <text:p text:style-name="P103">Coating specifications</text:p>
              <text:list>
                <text:list-item>
                  <text:p text:style-name="P104">Front surface</text:p>
                </text:list-item>
                <text:list-item>
                  <text:p text:style-name="P104">Rear surface</text:p>
                </text:list-item>
              </text:list>
            </text:list-item>
            <text:list-item>
              <text:p text:style-name="P103" loext:marker-style-name="T10"><text:span text:style-name="T10">Technical drawing/file of device/setup</text:span><text:span text:style-name="T10"/></text:p>
              <text:list>
                <text:list-item>
                  <text:p text:style-name="P104" loext:marker-style-name="T10"><text:soft-page-break/><text:span text:style-name="T10">Diameter, thickness, substrate material</text:span><text:span text:style-name="T10"/></text:p>
                </text:list-item>
              </text:list>
            </text:list-item>
          </text:list>
        </text:list-item>
        <text:list-item>
          <text:p text:style-name="P102">Procedural Metadata</text:p>
          <text:list>
            <text:list-item>
              <text:p text:style-name="P103">Location of beam splitter as used in experiment</text:p>
            </text:list-item>
          </text:list>
        </text:list-item>
        <text:list-item>
          <text:p text:style-name="P102">Access/Security Metadata</text:p>
        </text:list-item>
        <text:list-item>
          <text:p text:style-name="P102">Data</text:p>
        </text:list-item>
      </text:list>
      <text:h text:style-name="P13" text:outline-level="2" loext:marker-style-name="T2"><text:bookmark-start text:name="_Toc153377137"/><text:span text:style-name="T2">Generic Optic (only template)</text:span><text:span text:style-name="T2"/></text:h>
      <text:p text:style-name="P1">Maybe needed if someone wants to put a glass wedge or window into a beamline for some purpose <text:span text:style-name="T22">(Does it also include generic elements like apodizers / apertures?)</text:span></text:p>
      <text:list text:style-name="WWNum51">
        <text:list-item>
          <text:p text:style-name="P105">Technical Metadata</text:p>
          <text:list>
            <text:list-item>
              <text:p text:style-name="P106">Manufacturer</text:p>
            </text:list-item>
            <text:list-item>
              <text:p text:style-name="P106">Model name/number</text:p>
            </text:list-item>
            <text:list-item>
              <text:p text:style-name="P106">Serial number</text:p>
            </text:list-item>
            <text:list-item>
              <text:p text:style-name="P106">Calibration data </text:p>
            </text:list-item>
            <text:list-item>
              <text:p text:style-name="P106">Last Calibration date</text:p>
            </text:list-item>
            <text:list-item>
              <text:p text:style-name="P106">Coating specifications per surface</text:p>
            </text:list-item>
            <text:list-item>
              <text:p text:style-name="P106" loext:marker-style-name="T10"><text:span text:style-name="T10">Technical drawing/file of device/setup</text:span><text:span text:style-name="T10"/></text:p>
              <text:list>
                <text:list-item>
                  <text:p text:style-name="P107" loext:marker-style-name="T10"><text:span text:style-name="T10">Diameter, thickness, substrate material</text:span><text:span text:style-name="T10"/></text:p>
                </text:list-item>
              </text:list>
            </text:list-item>
          </text:list>
        </text:list-item>
        <text:list-item>
          <text:p text:style-name="P105">Procedural Metadata</text:p>
          <text:list>
            <text:list-item>
              <text:p text:style-name="P106">Location of generic optic as used in experiment</text:p>
            </text:list-item>
          </text:list>
        </text:list-item>
        <text:list-item>
          <text:p text:style-name="P105">Access/Security Metadata</text:p>
        </text:list-item>
        <text:list-item>
          <text:p text:style-name="P105">Data</text:p>
        </text:list-item>
      </text:list>
      <text:p text:style-name="P1"/>
      <text:h text:style-name="P11" text:outline-level="1" loext:marker-style-name="T2"><text:bookmark-start text:name="_Toc153377138"/><text:span text:style-name="T2">Targets</text:span><text:span text:style-name="T2"/></text:h>
      <text:h text:style-name="P13" text:outline-level="2" loext:marker-style-name="T2"><text:bookmark-start text:name="_Toc153377139"/><text:span text:style-name="T2">Nozzle Target (Gas/Liquid/Cryogenic and Sheet/Filament/Droplet/Capillary)</text:span><text:span text:style-name="T2"/></text:h>
      <text:list text:style-name="WWNum41">
        <text:list-item>
          <text:p text:style-name="P108">Technical Metadata</text:p>
          <text:list>
            <text:list-item>
              <text:p text:style-name="P109">Technical drawing of Nozzle/Cell/etc. </text:p>
            </text:list-item>
            <text:list-item>
              <text:p text:style-name="P109">Nozzle’s Cone Angle</text:p>
            </text:list-item>
            <text:list-item>
              <text:p text:style-name="P109">Nozzle’s Cone Length</text:p>
            </text:list-item>
            <text:list-item>
              <text:p text:style-name="P109">Gas cell’s Exit Diameter</text:p>
            </text:list-item>
            <text:list-item>
              <text:p text:style-name="P109">Gas cell’s Entrance Diameter</text:p>
            </text:list-item>
            <text:list-item>
              <text:p text:style-name="P109">Surface Treatment</text:p>
            </text:list-item>
            <text:list-item>
              <text:p text:style-name="P109">Valve’s Specifications</text:p>
              <text:list>
                <text:list-item>
                  <text:p text:style-name="P110">Manufacturer</text:p>
                </text:list-item>
                <text:list-item>
                  <text:p text:style-name="P110">Model Name</text:p>
                </text:list-item>
                <text:list-item>
                  <text:p text:style-name="P110">Serial Number</text:p>
                </text:list-item>
                <text:list-item>
                  <text:p text:style-name="P110">Gas mass flow calibration</text:p>
                </text:list-item>
                <text:list-item>
                  <text:p text:style-name="P110">Date of calibration</text:p>
                </text:list-item>
              </text:list>
            </text:list-item>
            <text:list-item>
              <text:p text:style-name="P109">Valve + Nozzle Caibration data (neutral density map)</text:p>
            </text:list-item>
            <text:list-item>
              <text:p text:style-name="P109"><text:soft-page-break/>Method of calibration</text:p>
            </text:list-item>
            <text:list-item>
              <text:p text:style-name="P109">Date of last calibration</text:p>
            </text:list-item>
            <text:list-item>
              <text:p text:style-name="P109">Gas Controllers</text:p>
              <text:list>
                <text:list-item>
                  <text:p text:style-name="P110">Manufacturer</text:p>
                </text:list-item>
                <text:list-item>
                  <text:p text:style-name="P110">Model name/number</text:p>
                </text:list-item>
                <text:list-item>
                  <text:p text:style-name="P110">Serial number</text:p>
                </text:list-item>
                <text:list-item>
                  <text:p text:style-name="P110">Operating Software and Version number</text:p>
                </text:list-item>
              </text:list>
            </text:list-item>
          </text:list>
        </text:list-item>
        <text:list-item>
          <text:p text:style-name="P108">Procedural Metadata</text:p>
          <text:list>
            <text:list-item>
              <text:p text:style-name="P109">Name of target as used in experiment</text:p>
            </text:list-item>
            <text:list-item>
              <text:p text:style-name="P109">Location of target used in experiment</text:p>
            </text:list-item>
            <text:list-item>
              <text:p text:style-name="P109">Valve Timing values</text:p>
              <text:list>
                <text:list-item>
                  <text:p text:style-name="P110">Trigger time (relative to laser trigger)</text:p>
                </text:list-item>
                <text:list-item>
                  <text:p text:style-name="P110">Opening time</text:p>
                </text:list-item>
              </text:list>
            </text:list-item>
            <text:list-item>
              <text:p text:style-name="P109">Position of Laser focus relative to a reference on the Nozzle Target</text:p>
            </text:list-item>
            <text:list-item>
              <text:p text:style-name="P109">Material Used (gas type, liquid type)</text:p>
            </text:list-item>
            <text:list-item>
              <text:p text:style-name="P109">Backing pressure</text:p>
            </text:list-item>
          </text:list>
        </text:list-item>
        <text:list-item>
          <text:p text:style-name="P108">Access/Security Metadata</text:p>
        </text:list-item>
        <text:list-item>
          <text:p text:style-name="P108">Data</text:p>
          <text:list>
            <text:list-item>
              <text:p text:style-name="P109">Probably something from the Procedural Metadata like backing pressure and timings mapped to target density</text:p>
            </text:list-item>
            <text:list-item>
              <text:p text:style-name="P109">Gas type</text:p>
            </text:list-item>
          </text:list>
        </text:list-item>
      </text:list>
      <text:p text:style-name="P1"/>
      <text:h text:style-name="P13" text:outline-level="2" loext:marker-style-name="T2"><text:bookmark-start text:name="_Toc153377140"/><text:span text:style-name="T2">Foil (Metal, Plastic, etc.)</text:span></text:h>
      <text:list text:style-name="WWNum8">
        <text:list-item>
          <text:p text:style-name="P111" loext:marker-style-name="T10"><text:span text:style-name="T10">Technical Metadata</text:span><text:span text:style-name="T10"/></text:p>
          <text:list>
            <text:list-item>
              <text:p text:style-name="P147" loext:marker-style-name="T10"/>
            </text:list-item>
          </text:list>
        </text:list-item>
        <text:list-item>
          <text:p text:style-name="P111">Procedural Metadata</text:p>
          <text:list>
            <text:list-item>
              <text:p text:style-name="P112"/>
            </text:list-item>
          </text:list>
        </text:list-item>
        <text:list-item>
          <text:p text:style-name="P111">Access/Security Metadata</text:p>
        </text:list-item>
        <text:list-item>
          <text:p text:style-name="P111">Data<text:tab/></text:p>
        </text:list-item>
      </text:list>
      <text:h text:style-name="P12" text:outline-level="1" loext:marker-style-name="T2"><text:span text:style-name="T21">Wire</text:span> (Metal, Plastic, etc.)</text:h>
      <text:list text:style-name="L1">
        <text:list-item>
          <text:p text:style-name="P164" loext:marker-style-name="T2"><text:span text:style-name="T13">Technical Metadata</text:span></text:p>
        </text:list-item>
        <text:list-item>
          <text:p text:style-name="P164" loext:marker-style-name="T2"><text:span text:style-name="T13">Procedural Metadata</text:span></text:p>
        </text:list-item>
        <text:list-item>
          <text:p text:style-name="P164" loext:marker-style-name="T2"><text:span text:style-name="T13">Access/Security Metadata</text:span></text:p>
        </text:list-item>
        <text:list-item>
          <text:p text:style-name="P164" loext:marker-style-name="T2"><text:span text:style-name="T13">Data</text:span></text:p>
        </text:list-item>
      </text:list>
      <text:h text:style-name="P11" text:outline-level="1" loext:marker-style-name="T2"><text:bookmark-start text:name="_Toc153377141"/><text:soft-page-break/><text:span text:style-name="T2">Laser</text:span><text:span text:style-name="T2"/></text:h>
      <text:h text:style-name="P13" text:outline-level="2" loext:marker-style-name="T2"><text:bookmark-start text:name="_Toc153377142"/><text:span text:style-name="T2">Laser Oscillator</text:span><text:span text:style-name="T2"/></text:h>
      <text:list text:style-name="WWNum47">
        <text:list-item>
          <text:p text:style-name="P113">Technical Metadata</text:p>
          <text:list>
            <text:list-item>
              <text:p text:style-name="P114">Manufacturer</text:p>
            </text:list-item>
            <text:list-item>
              <text:p text:style-name="P114">Model name/number</text:p>
            </text:list-item>
            <text:list-item>
              <text:p text:style-name="P114">Serial number</text:p>
            </text:list-item>
            <text:list-item>
              <text:p text:style-name="P114">Calibration data</text:p>
            </text:list-item>
            <text:list-item>
              <text:p text:style-name="P114">Last Calibration date</text:p>
            </text:list-item>
            <text:list-item>
              <text:p text:style-name="P114">Pump energy/current vs. time</text:p>
            </text:list-item>
            <text:list-item>
              <text:p text:style-name="P114">Continuous Wave power</text:p>
            </text:list-item>
            <text:list-item>
              <text:p text:style-name="P114">Mode-locked power</text:p>
            </text:list-item>
            <text:list-item>
              <text:p text:style-name="P114">Manual or similar documentation</text:p>
            </text:list-item>
            <text:list-item>
              <text:p text:style-name="P114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13">Procedural Metadata</text:p>
          <text:list>
            <text:list-item>
              <text:p text:style-name="P114"/>
            </text:list-item>
          </text:list>
        </text:list-item>
        <text:list-item>
          <text:p text:style-name="P113">Access/Security Metadata</text:p>
        </text:list-item>
        <text:list-item>
          <text:p text:style-name="P113">Data</text:p>
          <text:list>
            <text:list-item>
              <text:p text:style-name="P114">Output Power vs. time</text:p>
            </text:list-item>
            <text:list-item>
              <text:p text:style-name="P114">Measured Spectrum (.txt, .csv)</text:p>
              <text:list>
                <text:list-item>
                  <text:p text:style-name="P115">FWHM spectrum</text:p>
                </text:list-item>
                <text:list-item>
                  <text:p text:style-name="P115">Central wavelength</text:p>
                </text:list-item>
              </text:list>
            </text:list-item>
            <text:list-item>
              <text:p text:style-name="P114">Transverse Near-field profile (output)</text:p>
              <text:list>
                <text:list-item>
                  <text:p text:style-name="P115">Location measured</text:p>
                </text:list-item>
                <text:list-item>
                  <text:p text:style-name="P115">FWHM in horizontal and vertical directions</text:p>
                </text:list-item>
                <text:list-item>
                  <text:p text:style-name="P115">2D array of pixel values</text:p>
                </text:list-item>
                <text:list-item>
                  <text:p text:style-name="P115">Calibration of µm/pixel</text:p>
                </text:list-item>
              </text:list>
            </text:list-item>
          </text:list>
        </text:list-item>
      </text:list>
      <text:h text:style-name="P13" text:outline-level="2" loext:marker-style-name="T2"><text:bookmark-start text:name="_Toc153377143"/><text:span text:style-name="T2">Regenerative Amplifier</text:span><text:span text:style-name="T2"/></text:h>
      <text:list text:style-name="WWNum48">
        <text:list-item>
          <text:p text:style-name="P116">Technical Metadata</text:p>
          <text:list>
            <text:list-item>
              <text:p text:style-name="P117">Manufacturer</text:p>
            </text:list-item>
            <text:list-item>
              <text:p text:style-name="P117">Model name/number</text:p>
            </text:list-item>
            <text:list-item>
              <text:p text:style-name="P117">Serial number</text:p>
            </text:list-item>
            <text:list-item>
              <text:p text:style-name="P117">Calibration data</text:p>
            </text:list-item>
            <text:list-item>
              <text:p text:style-name="P117">Last Calibration date</text:p>
            </text:list-item>
            <text:list-item>
              <text:p text:style-name="P117">Active Medium</text:p>
              <text:list>
                <text:list-item>
                  <text:p text:style-name="P118">Manufacturer</text:p>
                </text:list-item>
                <text:list-item>
                  <text:p text:style-name="P118">Date of installation</text:p>
                </text:list-item>
                <text:list-item>
                  <text:p text:style-name="P118">Surface coating specifications</text:p>
                </text:list-item>
                <text:list-item>
                  <text:p text:style-name="P118">Material Type</text:p>
                </text:list-item>
                <text:list-item>
                  <text:p text:style-name="P118">Length</text:p>
                </text:list-item>
                <text:list-item>
                  <text:p text:style-name="P118">Parallel or wedged entrance/exit surfaces</text:p>
                </text:list-item>
              </text:list>
            </text:list-item>
            <text:list-item>
              <text:p text:style-name="P117"><text:soft-page-break/>Description of cooling system</text:p>
            </text:list-item>
            <text:list-item>
              <text:p text:style-name="P117">Pump laser or Flashlamp Information</text:p>
              <text:list>
                <text:list-item>
                  <text:p text:style-name="P118">Manufacturer</text:p>
                </text:list-item>
                <text:list-item>
                  <text:p text:style-name="P118">Model name/number</text:p>
                </text:list-item>
                <text:list-item>
                  <text:p text:style-name="P118">Wavelength</text:p>
                </text:list-item>
                <text:list-item>
                  <text:p text:style-name="P118">Pulse duration</text:p>
                </text:list-item>
              </text:list>
            </text:list-item>
            <text:list-item>
              <text:p text:style-name="P117">Pump energy/current vs. time</text:p>
            </text:list-item>
            <text:list-item>
              <text:p text:style-name="P117" loext:marker-style-name="T10"><text:span text:style-name="T10">Pump timings</text:span><text:span text:style-name="T10"/></text:p>
            </text:list-item>
            <text:list-item>
              <text:p text:style-name="P117">Pockels cell timings for seeded operation and Q-switch operation</text:p>
            </text:list-item>
            <text:list-item>
              <text:p text:style-name="P117" loext:marker-style-name="T10"><text:span text:style-name="T10">Roundtrip time of cavity</text:span><text:span text:style-name="T10"/></text:p>
            </text:list-item>
            <text:list-item>
              <text:p text:style-name="P117" loext:marker-style-name="T10"><text:span text:style-name="T10">Number of roundtrips</text:span><text:span text:style-name="T10"/></text:p>
            </text:list-item>
            <text:list-item>
              <text:p text:style-name="P117">Manual or similar documentation</text:p>
            </text:list-item>
            <text:list-item>
              <text:p text:style-name="P117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16">Procedural Metadata</text:p>
          <text:list>
            <text:list-item>
              <text:p text:style-name="P117">Name of regenerative amplifier as used in laser</text:p>
            </text:list-item>
            <text:list-item>
              <text:p text:style-name="P117">Location of regenerative amplifier as used in laser</text:p>
            </text:list-item>
            <text:list-item>
              <text:p text:style-name="P117">Input parameters</text:p>
              <text:list>
                <text:list-item>
                  <text:p text:style-name="P118">Polarization </text:p>
                </text:list-item>
                <text:list-item>
                  <text:p text:style-name="P118">Pulse energy </text:p>
                </text:list-item>
                <text:list-item>
                  <text:p text:style-name="P118">Pulse duration </text:p>
                </text:list-item>
                <text:list-item>
                  <text:p text:style-name="P118">Transverse Near-field profile </text:p>
                  <text:list>
                    <text:list-item>
                      <text:p text:style-name="P119">Location measured</text:p>
                    </text:list-item>
                    <text:list-item>
                      <text:p text:style-name="P119">FWHM in horizontal and vertical directions</text:p>
                    </text:list-item>
                    <text:list-item>
                      <text:p text:style-name="P119">2D array of pixel values</text:p>
                    </text:list-item>
                    <text:list-item>
                      <text:p text:style-name="P119">Calibration of µm/pixel</text:p>
                    </text:list-item>
                  </text:list>
                </text:list-item>
                <text:list-item>
                  <text:p text:style-name="P118">Far-field profile (if not in separate pointing diagnostic)</text:p>
                </text:list-item>
                <text:list-item>
                  <text:p text:style-name="P118">Measured spectrum </text:p>
                  <text:list>
                    <text:list-item>
                      <text:p text:style-name="P119">FWHM Spectrum</text:p>
                    </text:list-item>
                    <text:list-item>
                      <text:p text:style-name="P119">Central Waveleng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Access/Security Metadata</text:p>
        </text:list-item>
        <text:list-item>
          <text:p text:style-name="P116">Data</text:p>
          <text:list>
            <text:list-item>
              <text:p text:style-name="P117">Output parameters</text:p>
              <text:list>
                <text:list-item>
                  <text:p text:style-name="P118">Polarization </text:p>
                </text:list-item>
                <text:list-item>
                  <text:p text:style-name="P118">Pulse energy </text:p>
                </text:list-item>
                <text:list-item>
                  <text:p text:style-name="P118">Pulse duration </text:p>
                </text:list-item>
                <text:list-item>
                  <text:p text:style-name="P118">Transverse Near-field profile </text:p>
                  <text:list>
                    <text:list-item>
                      <text:p text:style-name="P119">Location measured</text:p>
                    </text:list-item>
                    <text:list-item>
                      <text:p text:style-name="P119">FWHM in horizontal and vertical directions</text:p>
                    </text:list-item>
                    <text:list-item>
                      <text:p text:style-name="P119">2D array of pixel values</text:p>
                    </text:list-item>
                    <text:list-item>
                      <text:p text:style-name="P119">Calibration of µm/pixel</text:p>
                    </text:list-item>
                  </text:list>
                </text:list-item>
                <text:list-item>
                  <text:p text:style-name="P118">Far-field profile (if not in separate pointing diagnostic)</text:p>
                </text:list-item>
                <text:list-item>
                  <text:p text:style-name="P118">Measured Spectrum (.txt, .csv)</text:p>
                  <text:list>
                    <text:list-item>
                      <text:p text:style-name="P119">FWHM spectrum</text:p>
                    </text:list-item>
                    <text:list-item>
                      <text:p text:style-name="P119">Central wavelength</text:p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2" loext:marker-style-name="T2"><text:bookmark-start text:name="_Toc153377144"/><text:soft-page-break/><text:span text:style-name="T2">Multi-pass Amplifier (pretty much same as regenerative amplifier)</text:span><text:span text:style-name="T2"/></text:h>
      <text:list text:style-name="WWNum49">
        <text:list-item>
          <text:p text:style-name="P120">Technical Metadata</text:p>
          <text:list>
            <text:list-item>
              <text:p text:style-name="P121">Manufacturer</text:p>
            </text:list-item>
            <text:list-item>
              <text:p text:style-name="P121">Model name/number</text:p>
            </text:list-item>
            <text:list-item>
              <text:p text:style-name="P121">Serial number</text:p>
            </text:list-item>
            <text:list-item>
              <text:p text:style-name="P121">Calibration data</text:p>
            </text:list-item>
            <text:list-item>
              <text:p text:style-name="P121">Last Calibration date</text:p>
            </text:list-item>
            <text:list-item>
              <text:p text:style-name="P121">Active Medium</text:p>
              <text:list>
                <text:list-item>
                  <text:p text:style-name="P122">Manufacturer</text:p>
                </text:list-item>
                <text:list-item>
                  <text:p text:style-name="P122">Date of installation</text:p>
                </text:list-item>
                <text:list-item>
                  <text:p text:style-name="P122">Surface coating specifications</text:p>
                </text:list-item>
                <text:list-item>
                  <text:p text:style-name="P122">Material Type</text:p>
                </text:list-item>
                <text:list-item>
                  <text:p text:style-name="P122">Length</text:p>
                </text:list-item>
                <text:list-item>
                  <text:p text:style-name="P122">Parallel or wedged entrance/exit surfaces</text:p>
                </text:list-item>
              </text:list>
            </text:list-item>
            <text:list-item>
              <text:p text:style-name="P121">Description of cooling system</text:p>
            </text:list-item>
            <text:list-item>
              <text:p text:style-name="P121">Pump laser or Flashlamp Information</text:p>
              <text:list>
                <text:list-item>
                  <text:p text:style-name="P122">Manufacturer</text:p>
                </text:list-item>
                <text:list-item>
                  <text:p text:style-name="P122">Model name/number</text:p>
                </text:list-item>
                <text:list-item>
                  <text:p text:style-name="P122">Wavelength</text:p>
                </text:list-item>
                <text:list-item>
                  <text:p text:style-name="P122">Pulse duration</text:p>
                </text:list-item>
              </text:list>
            </text:list-item>
            <text:list-item>
              <text:p text:style-name="P121">Pump energy/current vs. time</text:p>
            </text:list-item>
            <text:list-item>
              <text:p text:style-name="P121" loext:marker-style-name="T10"><text:span text:style-name="T10">Pump timings</text:span><text:span text:style-name="T10"/></text:p>
            </text:list-item>
            <text:list-item>
              <text:p text:style-name="P121">Pockels cell timings for seeded operation and Q-switch operation</text:p>
            </text:list-item>
            <text:list-item>
              <text:p text:style-name="P121" loext:marker-style-name="T10"><text:span text:style-name="T10">Traversal time of cavity</text:span><text:span text:style-name="T10"/></text:p>
            </text:list-item>
            <text:list-item>
              <text:p text:style-name="P121" loext:marker-style-name="T10"><text:span text:style-name="T10">Number of passes through active medium</text:span><text:span text:style-name="T10"/></text:p>
            </text:list-item>
            <text:list-item>
              <text:p text:style-name="P121">Manual or similar documentation</text:p>
            </text:list-item>
            <text:list-item>
              <text:p text:style-name="P121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20">Procedural Metadata</text:p>
          <text:list>
            <text:list-item>
              <text:p text:style-name="P121">Name of multi-pass amplifier as used in laser</text:p>
            </text:list-item>
            <text:list-item>
              <text:p text:style-name="P121">Location of multi-pass amplifier as used in laser</text:p>
            </text:list-item>
            <text:list-item>
              <text:p text:style-name="P121">Input parameters</text:p>
              <text:list>
                <text:list-item>
                  <text:p text:style-name="P122">Polarization </text:p>
                </text:list-item>
                <text:list-item>
                  <text:p text:style-name="P122">Pulse energy </text:p>
                </text:list-item>
                <text:list-item>
                  <text:p text:style-name="P122">Pulse duration </text:p>
                </text:list-item>
                <text:list-item>
                  <text:p text:style-name="P122">Transverse Near-field profile </text:p>
                  <text:list>
                    <text:list-item>
                      <text:p text:style-name="P123">Location measured</text:p>
                    </text:list-item>
                    <text:list-item>
                      <text:p text:style-name="P123">FWHM in horizontal and vertical directions</text:p>
                    </text:list-item>
                    <text:list-item>
                      <text:p text:style-name="P123">2D array of pixel values</text:p>
                    </text:list-item>
                    <text:list-item>
                      <text:p text:style-name="P123">Calibration of µm/pixel</text:p>
                    </text:list-item>
                  </text:list>
                </text:list-item>
                <text:list-item>
                  <text:p text:style-name="P122">Far-field profile (if not in separate pointing diagnostic)</text:p>
                </text:list-item>
                <text:list-item>
                  <text:p text:style-name="P122">Measured spectrum </text:p>
                  <text:list>
                    <text:list-item>
                      <text:p text:style-name="P123">FWHM Spectrum</text:p>
                    </text:list-item>
                    <text:list-item>
                      <text:p text:style-name="P123">Central Waveleng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<text:soft-page-break/>Access/Security Metadata</text:p>
        </text:list-item>
        <text:list-item>
          <text:p text:style-name="P120">Data</text:p>
          <text:list>
            <text:list-item>
              <text:p text:style-name="P121">Output parameters</text:p>
              <text:list>
                <text:list-item>
                  <text:p text:style-name="P122">Polarization </text:p>
                </text:list-item>
                <text:list-item>
                  <text:p text:style-name="P122">Pulse energy </text:p>
                </text:list-item>
                <text:list-item>
                  <text:p text:style-name="P122">Pulse duration </text:p>
                </text:list-item>
                <text:list-item>
                  <text:p text:style-name="P122">Transverse Near-field profile </text:p>
                  <text:list>
                    <text:list-item>
                      <text:p text:style-name="P123">Location measured</text:p>
                    </text:list-item>
                    <text:list-item>
                      <text:p text:style-name="P123">FWHM in horizontal and vertical directions</text:p>
                    </text:list-item>
                    <text:list-item>
                      <text:p text:style-name="P123">2D array of pixel values</text:p>
                    </text:list-item>
                    <text:list-item>
                      <text:p text:style-name="P123">Calibration of µm/pixel</text:p>
                    </text:list-item>
                  </text:list>
                </text:list-item>
                <text:list-item>
                  <text:p text:style-name="P122">Far-field profile (if not in separate pointing diagnostic)</text:p>
                </text:list-item>
                <text:list-item>
                  <text:p text:style-name="P122">Measured Spectrum (.txt, .csv)</text:p>
                  <text:list>
                    <text:list-item>
                      <text:p text:style-name="P123">FWHM spectrum</text:p>
                    </text:list-item>
                    <text:list-item>
                      <text:p text:style-name="P123">Central wavelength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h text:style-name="P15" text:outline-level="2" loext:marker-style-name="T2">OPA (OP-CPA) – sub-sume in MPA? Timings are highly critical, often single-pass</text:h>
      <text:h text:style-name="P13" text:outline-level="2" loext:marker-style-name="T2"><text:bookmark-start text:name="_Toc153377145"/><text:span text:style-name="T2">Stretcher</text:span><text:span text:style-name="T2"/></text:h>
      <text:list text:style-name="WWNum23">
        <text:list-item>
          <text:p text:style-name="P124">Technical Metadata</text:p>
          <text:list>
            <text:list-item>
              <text:p text:style-name="P125">Manufacturer</text:p>
            </text:list-item>
            <text:list-item>
              <text:p text:style-name="P125">Model name/number</text:p>
            </text:list-item>
            <text:list-item>
              <text:p text:style-name="P125">Serial number</text:p>
            </text:list-item>
            <text:list-item>
              <text:p text:style-name="P125">Operating Software and version number</text:p>
            </text:list-item>
            <text:list-item>
              <text:p text:style-name="P125">Center Wavelength</text:p>
            </text:list-item>
            <text:list-item>
              <text:p text:style-name="P125">Start Wavelength of spectral transmission </text:p>
            </text:list-item>
            <text:list-item>
              <text:p text:style-name="P125">End wavelength of spectral transmission</text:p>
            </text:list-item>
            <text:list-item>
              <text:p text:style-name="P125">Angle of Incidence</text:p>
            </text:list-item>
            <text:list-item>
              <text:p text:style-name="P125">Grating Separation distance from Center of Curvature (on optical axis for central wavelength) </text:p>
            </text:list-item>
            <text:list-item>
              <text:p text:style-name="P125">Stretching ratio </text:p>
            </text:list-item>
            <text:list-item>
              <text:p text:style-name="P125">Grating line density (type of grating, manufacturer, model number, etc.)</text:p>
            </text:list-item>
            <text:list-item>
              <text:p text:style-name="P125">Clear Aperture Size</text:p>
            </text:list-item>
            <text:list-item>
              <text:p text:style-name="P125">Clear Aperture Shape</text:p>
            </text:list-item>
            <text:list-item>
              <text:p text:style-name="P125">Manual or similar documentation</text:p>
            </text:list-item>
            <text:list-item>
              <text:p text:style-name="P125" loext:marker-style-name="T10"><text:span text:style-name="T10">Technical drawing/file of device/setup</text:span><text:span text:style-name="T10"/></text:p>
            </text:list-item>
            <text:list-item>
              <text:p text:style-name="P125">Characterization/Measurements </text:p>
            </text:list-item>
            <text:list-item>
              <text:p text:style-name="P125">Simulations</text:p>
            </text:list-item>
          </text:list>
        </text:list-item>
        <text:list-item>
          <text:p text:style-name="P124">Procedural Metadata</text:p>
          <text:list>
            <text:list-item>
              <text:p text:style-name="P125">Name of stretcher as used in laser</text:p>
            </text:list-item>
            <text:list-item>
              <text:p text:style-name="P125">Location of stretcher as used in laser</text:p>
            </text:list-item>
            <text:list-item>
              <text:p text:style-name="P125"><text:soft-page-break/>Schematic of device’s setup</text:p>
              <text:list>
                <text:list-item>
                  <text:p text:style-name="P126">Geometrical Description</text:p>
                </text:list-item>
                <text:list-item>
                  <text:p text:style-name="P126">Optics Specification <text:s/></text:p>
                </text:list-item>
              </text:list>
            </text:list-item>
            <text:list-item>
              <text:p text:style-name="P125">Motion Control</text:p>
              <text:list>
                <text:list-item>
                  <text:p text:style-name="P126">Manufacturer</text:p>
                </text:list-item>
                <text:list-item>
                  <text:p text:style-name="P126">Model Name/Number</text:p>
                </text:list-item>
                <text:list-item>
                  <text:p text:style-name="P126">Serial Number</text:p>
                </text:list-item>
                <text:list-item>
                  <text:p text:style-name="P126">Channel 1…N</text:p>
                  <text:list>
                    <text:list-item>
                      <text:p text:style-name="P127">Description</text:p>
                    </text:list-item>
                    <text:list-item>
                      <text:p text:style-name="P127">Step size / resolution </text:p>
                    </text:list-item>
                    <text:list-item>
                      <text:p text:style-name="P127">Motor Position</text:p>
                    </text:list-item>
                    <text:list-item>
                      <text:p text:style-name="P127">Current / Voltage</text:p>
                    </text:list-item>
                    <text:list-item>
                      <text:p text:style-name="P127">Frequency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Access/Security Metadata</text:p>
        </text:list-item>
        <text:list-item>
          <text:p text:style-name="P124">Data</text:p>
          <text:list>
            <text:list-item>
              <text:p text:style-name="P125">?</text:p>
            </text:list-item>
          </text:list>
        </text:list-item>
      </text:list>
      <text:h text:style-name="P13" text:outline-level="2" loext:marker-style-name="T2"><text:bookmark-start text:name="_Toc153377146"/><text:span text:style-name="T2">Compressor</text:span><text:span text:style-name="T2"/></text:h>
      <text:list text:style-name="WWNum24">
        <text:list-item>
          <text:p text:style-name="P128">Technical Metadata</text:p>
          <text:list>
            <text:list-item>
              <text:p text:style-name="P129">Manufacturer</text:p>
            </text:list-item>
            <text:list-item>
              <text:p text:style-name="P129">Model name/number</text:p>
            </text:list-item>
            <text:list-item>
              <text:p text:style-name="P129">Serial number</text:p>
            </text:list-item>
            <text:list-item>
              <text:p text:style-name="P129">Operating Software and version number</text:p>
            </text:list-item>
            <text:list-item>
              <text:p text:style-name="P129">Center Wavelength</text:p>
            </text:list-item>
            <text:list-item>
              <text:p text:style-name="P129">Start Wavelength of spectral transmission </text:p>
            </text:list-item>
            <text:list-item>
              <text:p text:style-name="P129">End wavelength of spectral transmission</text:p>
            </text:list-item>
            <text:list-item>
              <text:p text:style-name="P129">Grating Separation distance for central wavelength <text:s/></text:p>
            </text:list-item>
            <text:list-item>
              <text:p text:style-name="P129">Compression ratio </text:p>
            </text:list-item>
            <text:list-item>
              <text:p text:style-name="P129">Grating line density</text:p>
            </text:list-item>
            <text:list-item>
              <text:p text:style-name="P129">Clear Aperture Size</text:p>
            </text:list-item>
            <text:list-item>
              <text:p text:style-name="P129">Clear Aperture Shape</text:p>
            </text:list-item>
            <text:list-item>
              <text:p text:style-name="P129">Manual or similar documentation</text:p>
            </text:list-item>
            <text:list-item>
              <text:p text:style-name="P129" loext:marker-style-name="T10"><text:span text:style-name="T10">Technical drawing/file of device/setup</text:span><text:span text:style-name="T10"/></text:p>
            </text:list-item>
            <text:list-item>
              <text:p text:style-name="P129">Characterization/Measurements </text:p>
            </text:list-item>
            <text:list-item>
              <text:p text:style-name="P129">Simulations</text:p>
            </text:list-item>
          </text:list>
        </text:list-item>
        <text:list-item>
          <text:p text:style-name="P128">Procedural Metadata</text:p>
          <text:list>
            <text:list-item>
              <text:p text:style-name="P129">Name of stretcher as used in laser</text:p>
            </text:list-item>
            <text:list-item>
              <text:p text:style-name="P129">Location of stretcher as used in laser</text:p>
            </text:list-item>
            <text:list-item>
              <text:p text:style-name="P129">Schematic of device’s setup</text:p>
              <text:list>
                <text:list-item>
                  <text:p text:style-name="P130">Geometrical Description</text:p>
                </text:list-item>
                <text:list-item>
                  <text:p text:style-name="P130">Optics Specification <text:s/></text:p>
                </text:list-item>
              </text:list>
            </text:list-item>
            <text:list-item>
              <text:p text:style-name="P129">Motion Control</text:p>
              <text:list>
                <text:list-item>
                  <text:p text:style-name="P130">Manufacturer</text:p>
                </text:list-item>
                <text:list-item>
                  <text:p text:style-name="P130"><text:soft-page-break/>Model Name/Number</text:p>
                </text:list-item>
                <text:list-item>
                  <text:p text:style-name="P130">Serial Number</text:p>
                </text:list-item>
                <text:list-item>
                  <text:p text:style-name="P130">Channel 1…N</text:p>
                  <text:list>
                    <text:list-item>
                      <text:p text:style-name="P131">Description</text:p>
                    </text:list-item>
                    <text:list-item>
                      <text:p text:style-name="P131">Step size / resolution </text:p>
                    </text:list-item>
                    <text:list-item>
                      <text:p text:style-name="P131">Motor Position</text:p>
                    </text:list-item>
                    <text:list-item>
                      <text:p text:style-name="P131">Current / Voltage</text:p>
                    </text:list-item>
                    <text:list-item>
                      <text:p text:style-name="P131">Frequency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Access/Security Metadata</text:p>
        </text:list-item>
        <text:list-item>
          <text:p text:style-name="P128">Data</text:p>
          <text:list>
            <text:list-item>
              <text:p text:style-name="P129">?</text:p>
            </text:list-item>
          </text:list>
        </text:list-item>
      </text:list>
      <text:h text:style-name="P13" text:outline-level="2" loext:marker-style-name="T2"><text:bookmark-start text:name="_Toc153377147"/><text:span text:style-name="T2">XPW System</text:span><text:span text:style-name="T2"/></text:h>
      <text:list text:style-name="WWNum6">
        <text:list-item>
          <text:p text:style-name="P132">Technical Metadata</text:p>
          <text:list>
            <text:list-item>
              <text:p text:style-name="P133">Manufacturer</text:p>
            </text:list-item>
            <text:list-item>
              <text:p text:style-name="P133">Model name/number</text:p>
            </text:list-item>
            <text:list-item>
              <text:p text:style-name="P133">Serial number</text:p>
            </text:list-item>
            <text:list-item>
              <text:p text:style-name="P133">Calibration data</text:p>
            </text:list-item>
            <text:list-item>
              <text:p text:style-name="P133">Last Calibration date</text:p>
            </text:list-item>
            <text:list-item>
              <text:p text:style-name="P133">Nonlinear Crystal</text:p>
              <text:list>
                <text:list-item>
                  <text:p text:style-name="P134">Manufacturer</text:p>
                </text:list-item>
                <text:list-item>
                  <text:p text:style-name="P134">Date of installation</text:p>
                </text:list-item>
                <text:list-item>
                  <text:p text:style-name="P134">Surface coating specifications</text:p>
                </text:list-item>
                <text:list-item>
                  <text:p text:style-name="P134">Material Type</text:p>
                </text:list-item>
                <text:list-item>
                  <text:p text:style-name="P134">Length</text:p>
                </text:list-item>
                <text:list-item>
                  <text:p text:style-name="P134">Parallel or wedged entrance/exit surfaces</text:p>
                </text:list-item>
              </text:list>
            </text:list-item>
            <text:list-item>
              <text:p text:style-name="P133" loext:marker-style-name="T10"><text:span text:style-name="T10">Focusing optic</text:span><text:span text:style-name="T10"/></text:p>
            </text:list-item>
            <text:list-item>
              <text:p text:style-name="P133" loext:marker-style-name="T10"><text:span text:style-name="T10">Location of nonlinear crystal relative to focus of focusing optic</text:span><text:span text:style-name="T10"/></text:p>
            </text:list-item>
            <text:list-item>
              <text:p text:style-name="P133" loext:marker-style-name="T10"><text:span text:style-name="T10">Collimating optic</text:span><text:span text:style-name="T10"/></text:p>
            </text:list-item>
            <text:list-item>
              <text:p text:style-name="P133" loext:marker-style-name="T10"><text:span text:style-name="T10">Vacuum pressure</text:span><text:span text:style-name="T10"/></text:p>
            </text:list-item>
            <text:list-item>
              <text:p text:style-name="P133">Manual or similar documentation</text:p>
            </text:list-item>
            <text:list-item>
              <text:p text:style-name="P133" loext:marker-style-name="T10"><text:span text:style-name="T10">Technical drawing/file of device/setup</text:span><text:span text:style-name="T10"/></text:p>
            </text:list-item>
          </text:list>
        </text:list-item>
        <text:list-item>
          <text:p text:style-name="P132">Procedural Metadata</text:p>
          <text:list>
            <text:list-item>
              <text:p text:style-name="P133">Name of the XPW stage as used in laser</text:p>
            </text:list-item>
            <text:list-item>
              <text:p text:style-name="P133">Location of the XPW stage as used in laser</text:p>
            </text:list-item>
            <text:list-item>
              <text:p text:style-name="P133">Input parameters</text:p>
              <text:list>
                <text:list-item>
                  <text:p text:style-name="P134">Polarization </text:p>
                </text:list-item>
                <text:list-item>
                  <text:p text:style-name="P134">Pulse energy </text:p>
                </text:list-item>
                <text:list-item>
                  <text:p text:style-name="P134">Pulse duration </text:p>
                </text:list-item>
                <text:list-item>
                  <text:p text:style-name="P134">Transverse Near-field profile </text:p>
                  <text:list>
                    <text:list-item>
                      <text:p text:style-name="P135">Location measured</text:p>
                    </text:list-item>
                    <text:list-item>
                      <text:p text:style-name="P135">FWHM in horizontal and vertical directions</text:p>
                    </text:list-item>
                    <text:list-item>
                      <text:p text:style-name="P135">2D array of pixel values</text:p>
                    </text:list-item>
                    <text:list-item>
                      <text:p text:style-name="P135"><text:soft-page-break/>Calibration of µm/pixel</text:p>
                    </text:list-item>
                  </text:list>
                </text:list-item>
                <text:list-item>
                  <text:p text:style-name="P134">Far-field profile (if not in separate pointing diagnostic)</text:p>
                </text:list-item>
                <text:list-item>
                  <text:p text:style-name="P134">Measured spectrum </text:p>
                  <text:list>
                    <text:list-item>
                      <text:p text:style-name="P135">FWHM Spectrum</text:p>
                    </text:list-item>
                    <text:list-item>
                      <text:p text:style-name="P135">Central Waveleng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Access/Security Metadata</text:p>
        </text:list-item>
        <text:list-item>
          <text:p text:style-name="P132">Data</text:p>
          <text:list>
            <text:list-item>
              <text:p text:style-name="P133">Output parameters</text:p>
              <text:list>
                <text:list-item>
                  <text:p text:style-name="P134">Polarization </text:p>
                </text:list-item>
                <text:list-item>
                  <text:p text:style-name="P134">Pulse energy </text:p>
                </text:list-item>
                <text:list-item>
                  <text:p text:style-name="P134">Pulse duration </text:p>
                </text:list-item>
                <text:list-item>
                  <text:p text:style-name="P134">Transverse Near-field profile </text:p>
                  <text:list>
                    <text:list-item>
                      <text:p text:style-name="P135">Location measured</text:p>
                    </text:list-item>
                    <text:list-item>
                      <text:p text:style-name="P135">FWHM in horizontal and vertical directions</text:p>
                    </text:list-item>
                    <text:list-item>
                      <text:p text:style-name="P135">2D array of pixel values</text:p>
                    </text:list-item>
                    <text:list-item>
                      <text:p text:style-name="P135">Calibration of µm/pixel</text:p>
                    </text:list-item>
                  </text:list>
                </text:list-item>
                <text:list-item>
                  <text:p text:style-name="P134">Far-field profile (if not in separate pointing diagnostic)</text:p>
                </text:list-item>
                <text:list-item>
                  <text:p text:style-name="P134">Measured Spectrum (.txt, .csv)</text:p>
                  <text:list>
                    <text:list-item>
                      <text:p text:style-name="P135">FWHM spectrum</text:p>
                    </text:list-item>
                    <text:list-item>
                      <text:p text:style-name="P135">Central wavelength</text:p>
                    </text:list-item>
                  </text:list>
                </text:list-item>
              </text:list>
            </text:list-item>
          </text:list>
        </text:list-item>
      </text:list>
      <text:h text:style-name="P11" text:outline-level="1" loext:marker-style-name="T2"><text:bookmark-start text:name="_Toc153377148"/><text:span text:style-name="T2">Probe</text:span><text:span text:style-name="T2"/></text:h>
      <text:h text:style-name="P13" text:outline-level="2" loext:marker-style-name="T2"><text:bookmark-start text:name="_Toc153377149"/><text:span text:style-name="T2">Optical Probe Beam</text:span><text:span text:style-name="T2"/></text:h>
      <text:list text:style-name="WWNum42">
        <text:list-item>
          <text:p text:style-name="P136">Technical Metadata</text:p>
          <text:list>
            <text:list-item>
              <text:p text:style-name="P148">Manufacturer or in-house design</text:p>
            </text:list-item>
            <text:list-item>
              <text:p text:style-name="P148">Model name/number</text:p>
            </text:list-item>
            <text:list-item>
              <text:p text:style-name="P148">Serial number</text:p>
            </text:list-item>
            <text:list-item>
              <text:p text:style-name="P148">Operating software and version number</text:p>
            </text:list-item>
            <text:list-item>
              <text:p text:style-name="P148">Calibration data</text:p>
            </text:list-item>
            <text:list-item>
              <text:p text:style-name="P148">Last calibration date</text:p>
            </text:list-item>
            <text:list-item>
              <text:p text:style-name="P148">Technical drawing/file of device/setup</text:p>
            </text:list-item>
            <text:list-item>
              <text:p text:style-name="P137">Example of a Hollow-Core Fiber (HCF) system</text:p>
              <text:list>
                <text:list-item>
                  <text:p text:style-name="P138">Collimated FWHM Beam size before HCF</text:p>
                </text:list-item>
                <text:list-item>
                  <text:p text:style-name="P138">Focusing Length into HCF</text:p>
                </text:list-item>
                <text:list-item>
                  <text:p text:style-name="P138">Energy input into HCF</text:p>
                </text:list-item>
                <text:list-item>
                  <text:p text:style-name="P138">Energy output from HCF</text:p>
                </text:list-item>
                <text:list-item>
                  <text:p text:style-name="P138">Gas type in HCF</text:p>
                </text:list-item>
                <text:list-item>
                  <text:p text:style-name="P138">Gas pressure in HCF</text:p>
                </text:list-item>
                <text:list-item>
                  <text:p text:style-name="P138">Collimated FWHM beam size after HCF</text:p>
                </text:list-item>
                <text:list-item>
                  <text:p text:style-name="P138">Spectrum input to HCF</text:p>
                </text:list-item>
                <text:list-item>
                  <text:p text:style-name="P138">Spectrum output from HCF</text:p>
                </text:list-item>
                <text:list-item>
                  <text:p text:style-name="P138">HCF length</text:p>
                </text:list-item>
                <text:list-item>
                  <text:p text:style-name="P138"><text:soft-page-break/>HCF inner diameter</text:p>
                </text:list-item>
                <text:list-item>
                  <text:p text:style-name="P138">HCF outer diameter</text:p>
                </text:list-item>
                <text:list-item>
                  <text:p text:style-name="P138">HCF material</text:p>
                </text:list-item>
                <text:list-item>
                  <text:p text:style-name="P138">Chirped Mirror Specifications</text:p>
                </text:list-item>
              </text:list>
            </text:list-item>
            <text:list-item>
              <text:p text:style-name="P137"/>
            </text:list-item>
          </text:list>
        </text:list-item>
        <text:list-item>
          <text:p text:style-name="P136">Procedural Metadata</text:p>
          <text:list>
            <text:list-item>
              <text:p text:style-name="P137">Name of probe beam system as used in experiment</text:p>
            </text:list-item>
            <text:list-item>
              <text:p text:style-name="P137">Location of probe beam system as used in experiment</text:p>
            </text:list-item>
            <text:list-item>
              <text:p text:style-name="P137">Polarization at Target</text:p>
            </text:list-item>
            <text:list-item>
              <text:p text:style-name="P137">FWHM pulse duration at Target</text:p>
            </text:list-item>
            <text:list-item>
              <text:p text:style-name="P137">Pulse energy at Target</text:p>
            </text:list-item>
            <text:list-item>
              <text:p text:style-name="P137">FWHM beam size at Target</text:p>
            </text:list-item>
            <text:list-item>
              <text:p text:style-name="P137">Collimated, diverging or converging at Target</text:p>
            </text:list-item>
            <text:list-item>
              <text:p text:style-name="P137">Spectrum at Target (if different than output from probe system)</text:p>
            </text:list-item>
            <text:list-item>
              <text:p text:style-name="P137">Fourier Transformed or temporally chirped at target</text:p>
            </text:list-item>
          </text:list>
        </text:list-item>
        <text:list-item>
          <text:p text:style-name="P136">Access/Security Metadata</text:p>
        </text:list-item>
        <text:list-item>
          <text:p text:style-name="P136">Data</text:p>
          <text:list>
            <text:list-item>
              <text:p text:style-name="P137">Depends on use of probe system in experiment</text:p>
              <text:list>
                <text:list-item>
                  <text:p text:style-name="P138">Camera image</text:p>
                </text:list-item>
                <text:list-item>
                  <text:p text:style-name="P138">Measured spectrum</text:p>
                </text:list-item>
              </text:list>
            </text:list-item>
          </text:list>
        </text:list-item>
      </text:list>
      <text:h text:style-name="P13" text:outline-level="2" loext:marker-style-name="T2"><text:bookmark-start text:name="_Toc153377150"/><text:span text:style-name="T2">Particle Probe Beam</text:span><text:span text:style-name="T2"/></text:h>
      <text:list text:style-name="WWNum7">
        <text:list-item>
          <text:p text:style-name="P139" loext:marker-style-name="T10"><text:span text:style-name="T10">Technical Metadata</text:span><text:span text:style-name="T10"/></text:p>
          <text:list>
            <text:list-item>
              <text:p text:style-name="P149">Manufacturer or in-house design</text:p>
            </text:list-item>
            <text:list-item>
              <text:p text:style-name="P149">Model name/number</text:p>
            </text:list-item>
            <text:list-item>
              <text:p text:style-name="P149">Serial number</text:p>
            </text:list-item>
            <text:list-item>
              <text:p text:style-name="P149">Operating software and version number</text:p>
            </text:list-item>
            <text:list-item>
              <text:p text:style-name="P149">Calibration data</text:p>
            </text:list-item>
            <text:list-item>
              <text:p text:style-name="P149">Last calibration date</text:p>
            </text:list-item>
            <text:list-item>
              <text:p text:style-name="P140" loext:marker-style-name="T10"><text:span text:style-name="T10">Type of particles</text:span><text:span text:style-name="T10"/></text:p>
            </text:list-item>
            <text:list-item>
              <text:p text:style-name="P140" loext:marker-style-name="T10"><text:span text:style-name="T10">Energy spectrum of particles</text:span><text:span text:style-name="T10"/></text:p>
            </text:list-item>
            <text:list-item>
              <text:p text:style-name="P140" loext:marker-style-name="T10"><text:span text:style-name="T10">FWHM pulse duration of particle beam</text:span><text:span text:style-name="T10"/></text:p>
            </text:list-item>
          </text:list>
        </text:list-item>
        <text:list-item>
          <text:p text:style-name="P139">Procedural Metadata</text:p>
          <text:list>
            <text:list-item>
              <text:p text:style-name="P149">Name of particle probe beam as used in experiment</text:p>
            </text:list-item>
            <text:list-item>
              <text:p text:style-name="P149">Location of particle probe beam as used in experiment</text:p>
            </text:list-item>
            <text:list-item>
              <text:p text:style-name="P149" loext:marker-style-name="T6">Schematic of particle probe beam’s setup in experiment<text:span text:style-name="T6"/></text:p>
            </text:list-item>
            <text:list-item>
              <text:p text:style-name="P140">Mediator target used?</text:p>
              <text:list>
                <text:list-item>
                  <text:p text:style-name="P141">Material</text:p>
                </text:list-item>
                <text:list-item>
                  <text:p text:style-name="P141">Thickness</text:p>
                </text:list-item>
                <text:list-item>
                  <text:p text:style-name="P141">Parameters of secondary beam</text:p>
                </text:list-item>
              </text:list>
            </text:list-item>
          </text:list>
        </text:list-item>
        <text:list-item>
          <text:p text:style-name="P139">Access/Security Metadata</text:p>
        </text:list-item>
        <text:list-item>
          <text:p text:style-name="P139">Data<text:tab/></text:p>
          <text:list>
            <text:list-item>
              <text:p text:style-name="P140">Probably linked to a detector entity with an output image</text:p>
            </text:list-item>
          </text:list>
        </text:list-item>
      </text:list>
      <text:p text:style-name="P1"><text:soft-page-break/></text:p>
      <text:p text:style-name="P2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bookmark-end text:name="_Toc153377101"/><text:bookmark-end text:name="_Toc153377102"/><text:bookmark-end text:name="_Toc153377103"/><text:bookmark-end text:name="_Toc153377104"/><text:bookmark-end text:name="_Toc153377105"/><text:bookmark-end text:name="_Toc153377106"/><text:bookmark-end text:name="_Toc153377107"/><text:bookmark-end text:name="_Toc153377108"/><text:bookmark-end text:name="_Toc153377109"/><text:bookmark-end text:name="_Toc153377110"/><text:bookmark-end text:name="_Toc153377111"/><text:bookmark-end text:name="_Toc153377112"/><text:bookmark-end text:name="_Toc153377113"/><text:bookmark-end text:name="_Toc153377114"/><text:bookmark-end text:name="_Toc153377115"/><text:bookmark-end text:name="_Toc153377116"/><text:bookmark-end text:name="_Toc153377117"/><text:bookmark-end text:name="_Toc153377118"/><text:bookmark-end text:name="_Toc153377119"/><text:bookmark-end text:name="_Toc153377120"/><text:bookmark-end text:name="_Toc153377121"/><text:bookmark-end text:name="_Toc153377122"/><text:bookmark-end text:name="_Toc153377123"/><text:bookmark-end text:name="_Toc153377124"/><text:bookmark-end text:name="_Toc153377125"/><text:bookmark-end text:name="_Toc153377126"/><text:bookmark-end text:name="_Toc153377127"/><text:bookmark-end text:name="_Toc153377128"/><text:bookmark-end text:name="_Toc153377129"/><text:bookmark-end text:name="_Toc153377130"/><text:bookmark-end text:name="_Toc153377131"/><text:bookmark-end text:name="_Toc153377132"/><text:bookmark-end text:name="_Toc153377133"/><text:bookmark-end text:name="_Toc153377134"/><text:bookmark-end text:name="_Toc153377135"/><text:bookmark-end text:name="_Toc153377136"/><text:bookmark-end text:name="_Toc153377137"/><text:bookmark-end text:name="_Toc153377138"/><text:bookmark-end text:name="_Toc153377139"/><text:bookmark-end text:name="_Toc153377140"/><text:bookmark-end text:name="_Toc153377141"/><text:bookmark-end text:name="_Toc153377142"/><text:bookmark-end text:name="_Toc153377143"/><text:bookmark-end text:name="_Toc153377144"/><text:bookmark-end text:name="_Toc153377145"/><text:bookmark-end text:name="_Toc153377146"/><text:bookmark-end text:name="_Toc153377147"/><text:bookmark-end text:name="_Toc153377148"/><text:bookmark-end text:name="_Toc153377149"/><text:bookmark-end text:name="_Toc153377150"/></text:p>
        </text:index-body>
      </text:table-of-conten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Table_20__28_WW_29_" style:display-name="Normal Table (WW)" style:family="paragraph">
      <style:paragraph-properties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0.487cm" fo:text-indent="0cm" style:auto-text-indent="false"/>
      <style:text-properties style:font-name-asian="Times New Roman1" style:font-family-asian="'Times New Roman'" style:font-family-generic-asian="system" style:font-pitch-asian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size-complex="16pt"/>
    </style:style>
    <style:style style:name="Heading_20_2_20_Char" style:display-name="Heading 2 Ch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size-complex="13pt"/>
    </style:style>
    <style:style style:name="Balloon_20_Text_20_Char" style:display-name="Balloon Text Char" style:family="text" style:parent-style-name="Default_20_Paragraph_20_Font_20__28_WW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0" style:display-name="ListLabel 3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1" style:display-name="ListLabel 3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2" style:display-name="ListLabel 3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3" style:display-name="ListLabel 3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4" style:display-name="ListLabel 3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5" style:display-name="ListLabel 3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6" style:display-name="ListLabel 3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7" style:display-name="ListLabel 3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8" style:display-name="ListLabel 3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9" style:display-name="ListLabel 3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0" style:display-name="ListLabel 3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1" style:display-name="ListLabel 3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2" style:display-name="ListLabel 3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3" style:display-name="ListLabel 3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4" style:display-name="ListLabel 3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5" style:display-name="ListLabel 3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6" style:display-name="ListLabel 3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7" style:display-name="ListLabel 3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8" style:display-name="ListLabel 3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9" style:display-name="ListLabel 3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0" style:display-name="ListLabel 3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1" style:display-name="ListLabel 3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2" style:display-name="ListLabel 3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3" style:display-name="ListLabel 3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4" style:display-name="ListLabel 3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5" style:display-name="ListLabel 3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6" style:display-name="ListLabel 3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7" style:display-name="ListLabel 3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8" style:display-name="ListLabel 3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9" style:display-name="ListLabel 3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0" style:display-name="ListLabel 3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1" style:display-name="ListLabel 3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2" style:display-name="ListLabel 3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3" style:display-name="ListLabel 3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4" style:display-name="ListLabel 3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5" style:display-name="ListLabel 3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6" style:display-name="ListLabel 3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7" style:display-name="ListLabel 3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8" style:display-name="ListLabel 3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9" style:display-name="ListLabel 3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0" style:display-name="ListLabel 3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1" style:display-name="ListLabel 3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2" style:display-name="ListLabel 3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3" style:display-name="ListLabel 3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4" style:display-name="ListLabel 3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5" style:display-name="ListLabel 3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6" style:display-name="ListLabel 3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7" style:display-name="ListLabel 3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8" style:display-name="ListLabel 3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9" style:display-name="ListLabel 3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0" style:display-name="ListLabel 3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1" style:display-name="ListLabel 3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2" style:display-name="ListLabel 3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3" style:display-name="ListLabel 3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4" style:display-name="ListLabel 3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5" style:display-name="ListLabel 3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6" style:display-name="ListLabel 3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7" style:display-name="ListLabel 3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8" style:display-name="ListLabel 3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9" style:display-name="ListLabel 3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0" style:display-name="ListLabel 3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1" style:display-name="ListLabel 3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2" style:display-name="ListLabel 3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3" style:display-name="ListLabel 3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4" style:display-name="ListLabel 3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5" style:display-name="ListLabel 3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6" style:display-name="ListLabel 3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7" style:display-name="ListLabel 3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8" style:display-name="ListLabel 3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9" style:display-name="ListLabel 3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0" style:display-name="ListLabel 3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1" style:display-name="ListLabel 3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2" style:display-name="ListLabel 3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3" style:display-name="ListLabel 3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4" style:display-name="ListLabel 3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5" style:display-name="ListLabel 3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6" style:display-name="ListLabel 3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7" style:display-name="ListLabel 3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8" style:display-name="ListLabel 3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9" style:display-name="ListLabel 3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0" style:display-name="ListLabel 3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1" style:display-name="ListLabel 3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2" style:display-name="ListLabel 3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3" style:display-name="ListLabel 3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4" style:display-name="ListLabel 3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5" style:display-name="ListLabel 3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6" style:display-name="ListLabel 3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7" style:display-name="ListLabel 3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8" style:display-name="ListLabel 3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9" style:display-name="ListLabel 3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0" style:display-name="ListLabel 4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1" style:display-name="ListLabel 4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2" style:display-name="ListLabel 4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3" style:display-name="ListLabel 4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4" style:display-name="ListLabel 4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5" style:display-name="ListLabel 4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6" style:display-name="ListLabel 4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7" style:display-name="ListLabel 4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8" style:display-name="ListLabel 4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9" style:display-name="ListLabel 4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0" style:display-name="ListLabel 4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1" style:display-name="ListLabel 4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2" style:display-name="ListLabel 4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3" style:display-name="ListLabel 4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4" style:display-name="ListLabel 4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5" style:display-name="ListLabel 4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6" style:display-name="ListLabel 4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7" style:display-name="ListLabel 4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8" style:display-name="ListLabel 4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9" style:display-name="ListLabel 4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0" style:display-name="ListLabel 4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1" style:display-name="ListLabel 4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2" style:display-name="ListLabel 4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3" style:display-name="ListLabel 4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4" style:display-name="ListLabel 4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5" style:display-name="ListLabel 4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6" style:display-name="ListLabel 4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7" style:display-name="ListLabel 4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8" style:display-name="ListLabel 4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9" style:display-name="ListLabel 4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0" style:display-name="ListLabel 4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1" style:display-name="ListLabel 4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2" style:display-name="ListLabel 4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3" style:display-name="ListLabel 4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4" style:display-name="ListLabel 4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5" style:display-name="ListLabel 4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6" style:display-name="ListLabel 4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7" style:display-name="ListLabel 4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8" style:display-name="ListLabel 4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9" style:display-name="ListLabel 4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0" style:display-name="ListLabel 4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1" style:display-name="ListLabel 4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2" style:display-name="ListLabel 4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3" style:display-name="ListLabel 4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4" style:display-name="ListLabel 4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5" style:display-name="ListLabel 4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6" style:display-name="ListLabel 4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7" style:display-name="ListLabel 4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8" style:display-name="ListLabel 4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9" style:display-name="ListLabel 4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0" style:display-name="ListLabel 4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1" style:display-name="ListLabel 4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2" style:display-name="ListLabel 4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3" style:display-name="ListLabel 4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4" style:display-name="ListLabel 4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5" style:display-name="ListLabel 4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6" style:display-name="ListLabel 4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7" style:display-name="ListLabel 4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8" style:display-name="ListLabel 4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9" style:display-name="ListLabel 4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0" style:display-name="ListLabel 4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1" style:display-name="ListLabel 4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2" style:display-name="ListLabel 4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3" style:display-name="ListLabel 4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4" style:display-name="ListLabel 4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5" style:display-name="ListLabel 4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6" style:display-name="ListLabel 4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7" style:display-name="ListLabel 4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8" style:display-name="ListLabel 468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469" style:display-name="ListLabel 4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0" style:display-name="ListLabel 4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1" style:display-name="ListLabel 4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2" style:display-name="ListLabel 4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3" style:display-name="ListLabel 4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4" style:display-name="ListLabel 4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5" style:display-name="ListLabel 4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6" style:display-name="ListLabel 4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7" style:display-name="ListLabel 4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8" style:display-name="ListLabel 4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9" style:display-name="ListLabel 4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0" style:display-name="ListLabel 4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1" style:display-name="ListLabel 4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2" style:display-name="ListLabel 4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3" style:display-name="ListLabel 4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4" style:display-name="ListLabel 4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5" style:display-name="ListLabel 4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6" style:display-name="ListLabel 4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7" style:display-name="ListLabel 4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8" style:display-name="ListLabel 4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9" style:display-name="ListLabel 4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0" style:display-name="ListLabel 4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1" style:display-name="ListLabel 4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2" style:display-name="ListLabel 4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3" style:display-name="ListLabel 4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4" style:display-name="ListLabel 4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5" style:display-name="ListLabel 4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6" style:display-name="ListLabel 4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7" style:display-name="ListLabel 4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8" style:display-name="ListLabel 4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9" style:display-name="ListLabel 4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0" style:display-name="ListLabel 5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1" style:display-name="ListLabel 5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2" style:display-name="ListLabel 5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3" style:display-name="ListLabel 5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4" style:display-name="ListLabel 50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13:35:17.909142233</meta:creation-date>
    <meta:generator>Collabora_Office/23.05.5.3$Linux_X86_64 LibreOffice_project/e7921fedb8b5615b0dc7cd3ec8b91c9b4e06d002</meta:generator>
    <dc:date>2024-02-15T10:54:55.408337044</dc:date>
    <meta:editing-duration>PT1H47M23S</meta:editing-duration>
    <meta:editing-cycles>19</meta:editing-cycles>
    <meta:document-statistic meta:table-count="0" meta:image-count="0" meta:object-count="0" meta:page-count="35" meta:paragraph-count="1307" meta:word-count="5896" meta:character-count="36640" meta:non-whitespace-character-count="33127"/>
  </office:meta>
</office:document-meta>
</file>